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41.86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69.0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100.89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26.33mm"/>
    </style:style>
    <style:style style:name="co12" style:family="table-column">
      <style:table-column-properties fo:break-before="auto" style:column-width="28.54mm"/>
    </style:style>
    <style:style style:name="co13" style:family="table-column">
      <style:table-column-properties fo:break-before="auto" style:column-width="52.11mm"/>
    </style:style>
    <style:style style:name="co14" style:family="table-column">
      <style:table-column-properties fo:break-before="auto" style:column-width="19.95mm"/>
    </style:style>
    <style:style style:name="co15" style:family="table-column">
      <style:table-column-properties fo:break-before="auto" style:column-width="38.52mm"/>
    </style:style>
    <style:style style:name="co16" style:family="table-column">
      <style:table-column-properties fo:break-before="auto" style:column-width="26.05mm"/>
    </style:style>
    <style:style style:name="co17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PageStyle_5f_Nebytové_5f_prostory_5f_2014_5f_10_5f_02_5f_Bá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ebytové_prostory_2014_10_02_Bá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ce6"/>
        <table:table-column table:style-name="co1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3"/>
        <table:table-column table:style-name="co16" table:default-cell-style-name="ce3"/>
        <table:table-column table:style-name="co17" table:number-columns-repeated="241" table:default-cell-style-name="ce6"/>
        <table:table-column table:style-name="co17" table:number-columns-repeated="767" table:default-cell-style-name="Default"/>
        <table:table-row table:style-name="ro1">
          <table:table-cell table:style-name="ce1" office:value-type="string" calcext:value-type="string">
            <text:p>SPRAVCE</text:p>
          </table:table-cell>
          <table:table-cell table:style-name="ce1" office:value-type="string" calcext:value-type="string">
            <text:p>PORAD_CISLO</text:p>
          </table:table-cell>
          <table:table-cell table:style-name="ce4" office:value-type="string" calcext:value-type="string">
            <text:p>ULICE</text:p>
          </table:table-cell>
          <table:table-cell table:style-name="ce1" office:value-type="string" calcext:value-type="string">
            <text:p>CP_CO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PARCELY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KU</text:p>
          </table:table-cell>
          <table:table-cell table:style-name="ce4" office:value-type="string" calcext:value-type="string">
            <text:p>NAJEMCE</text:p>
          </table:table-cell>
          <table:table-cell table:style-name="ce1" office:value-type="string" calcext:value-type="string">
            <text:p>TYP_PROSTORU</text:p>
          </table:table-cell>
          <table:table-cell table:style-name="ce4" office:value-type="string" calcext:value-type="string">
            <text:p>NAJEM_M2_ROK</text:p>
          </table:table-cell>
          <table:table-cell table:style-name="ce4" office:value-type="string" calcext:value-type="string">
            <text:p>PLOCHA_CELKEM</text:p>
          </table:table-cell>
          <table:table-cell table:style-name="ce1" office:value-type="string" calcext:value-type="string">
            <text:p>DOBA_NAJMU</text:p>
          </table:table-cell>
          <table:table-cell table:style-name="ce4" office:value-type="string" calcext:value-type="string">
            <text:p>NAJEM_ROK</text:p>
          </table:table-cell>
          <table:table-cell table:style-name="ce1" office:value-type="string" calcext:value-type="string">
            <text:p>POZNAMKA</text:p>
          </table:table-cell>
          <table:table-cell table:style-name="ce1" office:value-type="string" calcext:value-type="string">
            <text:p>VYBER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Ďáblická</text:p>
          </table:table-cell>
          <table:table-cell table:style-name="ce2" office:value-type="string" calcext:value-type="string">
            <text:p>736/48a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string" calcext:value-type="string">
            <text:p>194/37 255/2, 256/8. 257/2,3 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JARA PRAHA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0.25" calcext:value-type="float">
            <text:p>110,2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HASA GROUP S R 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obronická</text:p>
          </table:table-cell>
          <table:table-cell table:number-columns-repeated="2"/>
          <table:table-cell table:style-name="ce2" office:value-type="string" calcext:value-type="string">
            <text:p>428/5.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Libuš</text:p>
          </table:table-cell>
          <table:table-cell table:style-name="ce5" office:value-type="string" calcext:value-type="string">
            <text:p>TO MAS KEJMAR KETO.S R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35" calcext:value-type="float">
            <text:p>73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lavni</text:p>
          </table:table-cell>
          <table:table-cell table:style-name="ce2" office:value-type="string" calcext:value-type="string">
            <text:p>22</text:p>
          </table:table-cell>
          <table:table-cell/>
          <table:table-cell table:style-name="ce2" office:value-type="string" calcext:value-type="string">
            <text:p>750</text:p>
          </table:table-cell>
          <table:table-cell table:number-columns-repeated="2" table:style-name="ce2" office:value-type="string" calcext:value-type="string">
            <text:p>Káraný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6.4" calcext:value-type="float">
            <text:p>456,4</text:p>
          </table:table-cell>
          <table:table-cell table:style-name="ce5" office:value-type="float" office:value="272.3" calcext:value-type="float">
            <text:p>272,3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řenská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1027/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ELEFONICA 02 CR AS.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é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 Letňanům</text:p>
          </table:table-cell>
          <table:table-cell table:style-name="ce2" office:value-type="string" calcext:value-type="string">
            <text:p>816/2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1729/25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THI THANH THUY NG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126.99" calcext:value-type="float">
            <text:p>126,9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77/1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2442/1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AREL POKOR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78.25" calcext:value-type="float">
            <text:p>1578,25</text:p>
          </table:table-cell>
          <table:table-cell table:style-name="ce5" office:value-type="float" office:value="42.62" calcext:value-type="float">
            <text:p>42,6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315.07" calcext:value-type="float">
            <text:p>315,07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78/3</text:p>
          </table:table-cell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2442/19 2442/2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HE LIBERTY PRIVATE INVESTEMENT A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66" calcext:value-type="float">
            <text:p>29,6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286/7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string" calcext:value-type="string">
            <text:p>2442/2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 &amp; K COMPANY S R 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7.46" calcext:value-type="float">
            <text:p>27,46</text:p>
          </table:table-cell>
          <table:table-cell table:style-name="ce2" office:value-type="string" calcext:value-type="string">
            <text:p>doba neurčité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ria Hlaváčka</text:p>
          </table:table-cell>
          <table:table-cell table:style-name="ce2" office:value-type="string" calcext:value-type="string">
            <text:p>2287/9</text:p>
          </table:table-cell>
          <table:table-cell table:style-name="ce2" office:value-type="float" office:value="2287" calcext:value-type="float">
            <text:p>2287</text:p>
          </table:table-cell>
          <table:table-cell table:style-name="ce2" office:value-type="string" calcext:value-type="string">
            <text:p>2442/22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HA VAN D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7.58" calcext:value-type="float">
            <text:p>27,58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-41/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 office:value-type="string" calcext:value-type="string">
            <text:p>2442/28 3830/2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TOMÁŠ RIPCSíK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Karla Hlaváčka</text:p>
          </table:table-cell>
          <table:table-cell table:style-name="ce2" office:value-type="string" calcext:value-type="string">
            <text:p>2343/6</text:p>
          </table:table-cell>
          <table:table-cell table:style-name="ce2" office:value-type="float" office:value="2343" calcext:value-type="float">
            <text:p>2343</text:p>
          </table:table-cell>
          <table:table-cell table:style-name="ce2" office:value-type="string" calcext:value-type="string">
            <text:p>2442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ÁCLAV PETERKA DANA RAKOVANOV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20.9" calcext:value-type="float">
            <text:p>1120,9</text:p>
          </table:table-cell>
          <table:table-cell table:style-name="ce5" office:value-type="float" office:value="84.75" calcext:value-type="float">
            <text:p>84,7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MINISTERSTVO VNITR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808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podstř prostoru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186970" calcext:value-type="float">
            <text:p>18697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Korunní</text:p>
          </table:table-cell>
          <table:table-cell table:style-name="ce2" office:value-type="string" calcext:value-type="string">
            <text:p>725/66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03/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PRAŽSKÉ VODOVODY A KANALIZACE A S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DVEŘE CZ SR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Legionářů</text:p>
          </table:table-cell>
          <table:table-cell table:style-name="ce2" office:value-type="string" calcext:value-type="string">
            <text:p>735/23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203/5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ZDENĚK BAR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15" calcext:value-type="float">
            <text:p>27,1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MICHAL STEFANISKO -M M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64.5" calcext:value-type="float">
            <text:p>264,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Libeňský ostrov</text:p>
          </table:table-cell>
          <table:table-cell table:number-columns-repeated="2"/>
          <table:table-cell table:style-name="ce2" office:value-type="string" calcext:value-type="string">
            <text:p>4003/1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i areál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7/6</text:p>
          </table:table-cell>
          <table:table-cell table:style-name="ce2" office:value-type="float" office:value="1147" calcext:value-type="float">
            <text:p>1147</text:p>
          </table:table-cell>
          <table:table-cell table:style-name="ce2" office:value-type="string" calcext:value-type="string">
            <text:p>1293/159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JAROSLAV ZEM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3.11" calcext:value-type="float">
            <text:p>643,11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Makovského</text:p>
          </table:table-cell>
          <table:table-cell table:style-name="ce2" office:value-type="string" calcext:value-type="string">
            <text:p>1148/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string" calcext:value-type="string">
            <text:p>1293/160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Fittness centrum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dřanská</text:p>
          </table:table-cell>
          <table:table-cell table:number-columns-repeated="2"/>
          <table:table-cell table:style-name="ce2" office:value-type="string" calcext:value-type="string">
            <text:p>1978/1-5 1979/1-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ývalý areál vodárny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GOOD LUCK SP SRO</text:p>
          </table:table-cell>
          <table:table-cell table:style-name="ce2" office:value-type="string" calcext:value-type="string">
            <text:p>kotelna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50" calcext:value-type="float">
            <text:p>150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08/2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1210/3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PETR PŘÍHODA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doba neurčitá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Nad mlýnským potokem</text:p>
          </table:table-cell>
          <table:table-cell table:style-name="ce2" office:value-type="string" calcext:value-type="string">
            <text:p>510/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1208/2</text:p>
          </table:table-cell>
          <table:table-cell table:style-name="ce2" office:value-type="string" calcext:value-type="string">
            <text:p>Praha - Dubeč</text:p>
          </table:table-cell>
          <table:table-cell table:style-name="ce2" office:value-type="string" calcext:value-type="string">
            <text:p>Dubeč</text:p>
          </table:table-cell>
          <table:table-cell table:style-name="ce5" office:value-type="string" calcext:value-type="string">
            <text:p>LUDMILA FILIPOVÁ</text:p>
          </table:table-cell>
          <table:table-cell table:style-name="ce2" office:value-type="string" calcext:value-type="string">
            <text:p>část střechy (antény)</text:p>
          </table:table-cell>
          <table:table-cell table:number-columns-repeated="2"/>
          <table:table-cell table:style-name="ce2" office:value-type="string" calcext:value-type="string">
            <text:p>výpověd</text:p>
          </table:table-cell>
          <table:table-cell table:style-name="ce5" office:value-type="float" office:value="30450" calcext:value-type="float">
            <text:p>3045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8/60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1142/23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RADKA ZEMA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1.2" calcext:value-type="float">
            <text:p>61,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Nevanova</text:p>
          </table:table-cell>
          <table:table-cell table:style-name="ce2" office:value-type="string" calcext:value-type="string">
            <text:p>1029/58</text:p>
          </table:table-cell>
          <table:table-cell table:style-name="ce2" office:value-type="float" office:value="1029" calcext:value-type="float">
            <text:p>1029</text:p>
          </table:table-cell>
          <table:table-cell table:style-name="ce2" office:value-type="string" calcext:value-type="string">
            <text:p>1142/24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ACTON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0.26" calcext:value-type="float">
            <text:p>70,2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OCNl-DABLICE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4.6" calcext:value-type="float">
            <text:p>134,6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Osinalická</text:p>
          </table:table-cell>
          <table:table-cell table:style-name="ce2" office:value-type="string" calcext:value-type="string">
            <text:p>901/30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1226/3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Ďáblice</text:p>
          </table:table-cell>
          <table:table-cell table:style-name="ce5" office:value-type="string" calcext:value-type="string">
            <text:p>MČ PRAHA-ĎÁBLICE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3.67" calcext:value-type="float">
            <text:p>133,67</text:p>
          </table:table-cell>
          <table:table-cell table:style-name="ce2" office:value-type="string" calcext:value-type="string">
            <text:p>doba 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Podzámecká</text:p>
          </table:table-cell>
          <table:table-cell table:style-name="ce2" office:value-type="string" calcext:value-type="string">
            <text:p>211/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aha - Koloděje</text:p>
          </table:table-cell>
          <table:table-cell table:style-name="ce2" office:value-type="string" calcext:value-type="string">
            <text:p>Koloděje</text:p>
          </table:table-cell>
          <table:table-cell table:style-name="ce5" office:value-type="string" calcext:value-type="string">
            <text:p>VODAFONE CZECH REPUBLIC. A S</text:p>
          </table:table-cell>
          <table:table-cell table:style-name="ce2" office:value-type="string" calcext:value-type="string">
            <text:p>část podstř. prostoru (antény)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1900" calcext:value-type="float">
            <text:p>1019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45/9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string" calcext:value-type="string">
            <text:p>1521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ARHULiKOVÁ IVANA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3" calcext:value-type="float">
            <text:p>83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T-MOBILE CZECH REPUBLIC A S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5 let s automat, prodlužováním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8/9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string" calcext:value-type="string">
            <text:p>1149/26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kuteckého</text:p>
          </table:table-cell>
          <table:table-cell table:style-name="ce2" office:value-type="string" calcext:value-type="string">
            <text:p>1089/11</text:p>
          </table:table-cell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1149/2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LANIT PL AST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M immo, a s</text:p>
          </table:table-cell>
          <table:table-cell table:style-name="ce2" office:value-type="string" calcext:value-type="string">
            <text:p>kancelářské prostory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97.5" calcext:value-type="float">
            <text:p>697,5</text:p>
          </table:table-cell>
          <table:table-cell table:style-name="ce2" office:value-type="string" calcext:value-type="string">
            <text:p>5 let od kolaudac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608/10</text:p>
          </table:table-cell>
          <table:table-cell table:style-name="ce2" office:value-type="float" office:value="608" calcext:value-type="float">
            <text:p>608</text:p>
          </table:table-cell>
          <table:table-cell table:style-name="ce2" office:value-type="string" calcext:value-type="string">
            <text:p>76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WEBU Gmg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2" calcext:value-type="float">
            <text:p>4072</text:p>
          </table:table-cell>
          <table:table-cell table:style-name="ce5" office:value-type="float" office:value="413.89" calcext:value-type="float">
            <text:p>413,8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CR-KRAJSKE RP HL. M.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0.79" calcext:value-type="float">
            <text:p>930,79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 R 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PIAQUA S.R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154.84" calcext:value-type="float">
            <text:p>154,84</text:p>
          </table:table-cell>
          <table:table-cell table:style-name="ce2" office:value-type="string" calcext:value-type="string">
            <text:p>doba 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Strojírenská</text:p>
          </table:table-cell>
          <table:table-cell table:style-name="ce2" office:value-type="string" calcext:value-type="string">
            <text:p>386/1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453</text:p>
          </table:table-cell>
          <table:table-cell table:style-name="ce2" office:value-type="string" calcext:value-type="string">
            <text:p>Praha - Zličín</text:p>
          </table:table-cell>
          <table:table-cell table:style-name="ce2" office:value-type="string" calcext:value-type="string">
            <text:p>Zličín</text:p>
          </table:table-cell>
          <table:table-cell table:style-name="ce5" office:value-type="string" calcext:value-type="string">
            <text:p>T-MOBILE CZECH REPUBLIC A S.</text:p>
          </table:table-cell>
          <table:table-cell table:style-name="ce2" office:value-type="string" calcext:value-type="string">
            <text:p>část střechy (antény)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02000" calcext:value-type="float">
            <text:p>10200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Acton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Zahradníčkova</text:p>
          </table:table-cell>
          <table:table-cell table:number-columns-repeated="2"/>
          <table:table-cell table:style-name="ce2" office:value-type="string" calcext:value-type="string">
            <text:p>51/6.7,9,10 ,12,13,14,1 ,2,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Motol</text:p>
          </table:table-cell>
          <table:table-cell table:style-name="ce5" office:value-type="string" calcext:value-type="string">
            <text:p>MILAN KIRLIK</text:p>
          </table:table-cell>
          <table:table-cell table:style-name="ce2" office:value-type="string" calcext:value-type="string">
            <text:p>areál koupaliště Motol</text:p>
          </table:table-cell>
          <table:table-cell/>
          <table:table-cell table:style-name="ce5" office:value-type="float" office:value="1103" calcext:value-type="float">
            <text:p>1103</text:p>
          </table:table-cell>
          <table:table-cell table:style-name="ce2" office:value-type="string" calcext:value-type="string">
            <text:p>doba neurčitá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2" office:value-type="string" calcext:value-type="string">
            <text:p>areál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Acton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Zenklova</text:p>
          </table:table-cell>
          <table:table-cell table:style-name="ce2" office:value-type="string" calcext:value-type="string">
            <text:p>1513/115</text:p>
          </table:table-cell>
          <table:table-cell table:style-name="ce2" office:value-type="float" office:value="1513" calcext:value-type="float">
            <text:p>1513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STUPARICOVA Helen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1" calcext:value-type="float">
            <text:p>111</text:p>
          </table:table-cell>
          <table:table-cell table:style-name="ce2" office:value-type="string" calcext:value-type="string">
            <text:p>16.10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8/1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221/2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Pospíši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.3" calcext:value-type="float">
            <text:p>1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nderleho</text:p>
          </table:table-cell>
          <table:table-cell table:style-name="ce2" office:value-type="string" calcext:value-type="string">
            <text:p>859/3</text:p>
          </table:table-cell>
          <table:table-cell table:style-name="ce2" office:value-type="float" office:value="859" calcext:value-type="float">
            <text:p>859</text:p>
          </table:table-cell>
          <table:table-cell table:style-name="ce2" office:value-type="string" calcext:value-type="string">
            <text:p>221/2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schel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6" calcext:value-type="float">
            <text:p>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" calcext:value-type="float">
            <text:p>1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Prest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53.94" calcext:value-type="float">
            <text:p>953,94</text:p>
          </table:table-cell>
          <table:table-cell table:style-name="ce5" office:value-type="float" office:value="52.7" calcext:value-type="float">
            <text:p>5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ichal Kubá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34.4" calcext:value-type="float">
            <text:p>3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M&amp;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3.7" calcext:value-type="float">
            <text:p>113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54" calcext:value-type="float">
            <text:p>27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1/2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string" calcext:value-type="string">
            <text:p>1853/1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Jakub Pass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9.8" calcext:value-type="float">
            <text:p>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Eva Kotrbat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104.81" calcext:value-type="float">
            <text:p>1104,81</text:p>
          </table:table-cell>
          <table:table-cell table:style-name="ce5" office:value-type="float" office:value="34.6" calcext:value-type="float">
            <text:p>34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0.3" calcext:value-type="float">
            <text:p>60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. Martinů</text:p>
          </table:table-cell>
          <table:table-cell table:style-name="ce2" office:value-type="string" calcext:value-type="string">
            <text:p>1052/4</text:p>
          </table:table-cell>
          <table:table-cell table:style-name="ce2" office:value-type="float" office:value="1052" calcext:value-type="float">
            <text:p>1052</text:p>
          </table:table-cell>
          <table:table-cell table:style-name="ce2" office:value-type="string" calcext:value-type="string">
            <text:p>1853/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Podolí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Viet H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3.8" calcext:value-type="float">
            <text:p>4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go Thi Thuong Huy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44.5" calcext:value-type="float">
            <text:p>4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665/19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221/8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fmann foto Renat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.75" calcext:value-type="float">
            <text:p>1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1.4" calcext:value-type="float">
            <text:p>131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0/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32/77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03/3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21/7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Tvrdý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51.05" calcext:value-type="float">
            <text:p>51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8" calcext:value-type="float">
            <text:p>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loriá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31" calcext:value-type="float">
            <text:p>7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7/9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string" calcext:value-type="string">
            <text:p>232/57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Exnerové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24.36" calcext:value-type="float">
            <text:p>2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řetislav Nádvor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něžana Lužaič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abriela Hron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28.9" calcext:value-type="float">
            <text:p>2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55.9" calcext:value-type="float">
            <text:p>5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pa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35.9" calcext:value-type="float">
            <text:p>35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1" calcext:value-type="float">
            <text:p>14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8/11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string" calcext:value-type="string">
            <text:p>232/57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čková Lucie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19/13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232/57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1" calcext:value-type="float">
            <text:p>1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slav Novotn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.95" calcext:value-type="float">
            <text:p>15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18.4" calcext:value-type="float">
            <text:p>18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1/1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232/6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7.6" calcext:value-type="float">
            <text:p>10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dilizic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rátký Jaromí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26.2" calcext:value-type="float">
            <text:p>26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2/16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string" calcext:value-type="string">
            <text:p>232/6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el Šmidrk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1" calcext:value-type="float">
            <text:p>1031</text:p>
          </table:table-cell>
          <table:table-cell table:style-name="ce5" office:value-type="float" office:value="37.15" calcext:value-type="float">
            <text:p>37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a Consulting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3/14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232/60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25" calcext:value-type="float">
            <text:p>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olborn group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34/12</text:p>
          </table:table-cell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232/59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ěla Chrom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37.45" calcext:value-type="float">
            <text:p>3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43.85" calcext:value-type="float">
            <text:p>43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6/4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232/676,232/44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3.2" calcext:value-type="float">
            <text:p>7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93.77" calcext:value-type="float">
            <text:p>1693,77</text:p>
          </table:table-cell>
          <table:table-cell table:style-name="ce5" office:value-type="float" office:value="77.55" calcext:value-type="float">
            <text:p>77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87/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string" calcext:value-type="string">
            <text:p>484, 232/44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2.55" calcext:value-type="float">
            <text:p>72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Bobková</text:p>
          </table:table-cell>
          <table:table-cell table:style-name="ce2" office:value-type="string" calcext:value-type="string">
            <text:p>794/8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232/3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1.86" calcext:value-type="float">
            <text:p>41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Bojčenkova</text:p>
          </table:table-cell>
          <table:table-cell table:style-name="ce2" office:value-type="string" calcext:value-type="string">
            <text:p>1094/2</text:p>
          </table:table-cell>
          <table:table-cell table:style-name="ce2" office:value-type="float" office:value="1094" calcext:value-type="float">
            <text:p>109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C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7/14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string" calcext:value-type="string">
            <text:p>2342/7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adrma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8/16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string" calcext:value-type="string">
            <text:p>2342/7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79/18</text:p>
          </table:table-cell>
          <table:table-cell table:style-name="ce2" office:value-type="float" office:value="2379" calcext:value-type="float">
            <text:p>2379</text:p>
          </table:table-cell>
          <table:table-cell table:style-name="ce2" office:value-type="string" calcext:value-type="string">
            <text:p>2342/7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uřic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31/22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string" calcext:value-type="string">
            <text:p>2342/8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CENTR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19.87" calcext:value-type="float">
            <text:p>419,87</text:p>
          </table:table-cell>
          <table:table-cell table:style-name="ce5" office:value-type="float" office:value="18.1" calcext:value-type="float">
            <text:p>1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5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" calcext:value-type="float">
            <text:p>15882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6/13</text:p>
          </table:table-cell>
          <table:table-cell table:style-name="ce2" office:value-type="float" office:value="2386" calcext:value-type="float">
            <text:p>2386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omáš Wyrwo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Borovanského</text:p>
          </table:table-cell>
          <table:table-cell table:style-name="ce2" office:value-type="string" calcext:value-type="string">
            <text:p>2385/13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string" calcext:value-type="string">
            <text:p>2342/8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P Spektrum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666/4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string" calcext:value-type="string">
            <text:p>221/7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8.85" calcext:value-type="float">
            <text:p>48,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CS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Lanka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66.22" calcext:value-type="float">
            <text:p>66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Ríege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95" calcext:value-type="float">
            <text:p>44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š Nový</text:p>
          </table:table-cell>
          <table:table-cell table:style-name="ce2" office:value-type="string" calcext:value-type="string">
            <text:p>servis a prodej výp. techniky</text:p>
          </table:table-cell>
          <table:table-cell table:style-name="ce5" office:value-type="float" office:value="1273.75" calcext:value-type="float">
            <text:p>1273,75</text:p>
          </table:table-cell>
          <table:table-cell table:style-name="ce5" office:value-type="float" office:value="32.04" calcext:value-type="float">
            <text:p>3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85" calcext:value-type="float">
            <text:p>9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DV služby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4.2" calcext:value-type="float">
            <text:p>6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0/65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string" calcext:value-type="string">
            <text:p>232/60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29/6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string" calcext:value-type="string">
            <text:p>232/6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mislav Vojnovič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55" calcext:value-type="float">
            <text:p>1255</text:p>
          </table:table-cell>
          <table:table-cell table:style-name="ce5" office:value-type="float" office:value="34.9" calcext:value-type="float">
            <text:p>3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4.7" calcext:value-type="float">
            <text:p>34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30/7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string" calcext:value-type="string">
            <text:p>232/6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ranová Thi May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Veselý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87.4" calcext:value-type="float">
            <text:p>8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.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Roušavá</text:p>
          </table:table-cell>
          <table:table-cell table:style-name="ce2" office:value-type="string" calcext:value-type="string">
            <text:p>vinoték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66.08" calcext:value-type="float">
            <text:p>66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9" calcext:value-type="float">
            <text:p>24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0/68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string" calcext:value-type="string">
            <text:p>232/702, 232/70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4" calcext:value-type="float">
            <text:p>2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5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ter Globál s.r.o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6/66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232/6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.o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adevosyan Gag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7/64</text:p>
          </table:table-cell>
          <table:table-cell table:style-name="ce2" office:value-type="float" office:value="757" calcext:value-type="float">
            <text:p>757</text:p>
          </table:table-cell>
          <table:table-cell table:style-name="ce2" office:value-type="string" calcext:value-type="string">
            <text:p>232/6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talieonline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87.5" calcext:value-type="float">
            <text:p>87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3" calcext:value-type="float">
            <text:p>12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5" calcext:value-type="float">
            <text:p>23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3" calcext:value-type="float">
            <text:p>2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obefi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00" calcext:value-type="float">
            <text:p>2600</text:p>
          </table:table-cell>
          <table:table-cell table:style-name="ce5" office:value-type="float" office:value="42.7" calcext:value-type="float">
            <text:p>4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8/62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string" calcext:value-type="string">
            <text:p>232/6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řitelna a 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137.25" calcext:value-type="float">
            <text:p>137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omerční banka a.s</text:p>
          </table:table-cell>
          <table:table-cell table:style-name="ce2" office:value-type="string" calcext:value-type="string">
            <text:p>pobočka KB</text:p>
          </table:table-cell>
          <table:table-cell table:style-name="ce5" office:value-type="float" office:value="5196.9" calcext:value-type="float">
            <text:p>5196,9</text:p>
          </table:table-cell>
          <table:table-cell table:style-name="ce5" office:value-type="float" office:value="129.39" calcext:value-type="float">
            <text:p>129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2.4" calcext:value-type="float">
            <text:p>7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0.1" calcext:value-type="float">
            <text:p>80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59/60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string" calcext:value-type="string">
            <text:p>232/6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.7" calcext:value-type="float">
            <text:p>4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Bořkova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lanka Ryb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34.89" calcext:value-type="float">
            <text:p>1334,89</text:p>
          </table:table-cell>
          <table:table-cell table:style-name="ce5" office:value-type="float" office:value="71.2" calcext:value-type="float">
            <text:p>7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2/47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232/44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ei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.12" calcext:value-type="float">
            <text:p>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tka Serobjan</text:p>
          </table:table-cell>
          <table:table-cell table:style-name="ce2" office:value-type="string" calcext:value-type="string">
            <text:p>krejčovství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3/45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Nepoví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oš Novotn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9.3" calcext:value-type="float">
            <text:p>9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4/43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232/44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žběta Suchelová</text:p>
          </table:table-cell>
          <table:table-cell table:style-name="ce2" office:value-type="string" calcext:value-type="string">
            <text:p>občerstven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8.7" calcext:value-type="float">
            <text:p>4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Haranto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85.63" calcext:value-type="float">
            <text:p>85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5/41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232/44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Kolling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74.8" calcext:value-type="float">
            <text:p>7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adislava Bernáth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4.5" calcext:value-type="float">
            <text:p>74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Ptačinský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6.71" calcext:value-type="float">
            <text:p>1016,71</text:p>
          </table:table-cell>
          <table:table-cell table:style-name="ce5" office:value-type="float" office:value="73.3" calcext:value-type="float">
            <text:p>7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6/39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string" calcext:value-type="string">
            <text:p>232/44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Vaver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.87" calcext:value-type="float">
            <text:p>7,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920" calcext:value-type="float">
            <text:p>920</text:p>
          </table:table-cell>
          <table:table-cell table:style-name="ce5" office:value-type="float" office:value="85.05" calcext:value-type="float">
            <text:p>8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ela Růžičk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8/63</text:p>
          </table:table-cell>
          <table:table-cell table:style-name="ce2" office:value-type="float" office:value="778" calcext:value-type="float">
            <text:p>778</text:p>
          </table:table-cell>
          <table:table-cell table:style-name="ce2" office:value-type="string" calcext:value-type="string">
            <text:p>232/5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a karban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.9" calcext:value-type="float">
            <text:p>7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ladovni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89.15" calcext:value-type="float">
            <text:p>8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79/61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232/53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Vondrák</text:p>
          </table:table-cell>
          <table:table-cell table:style-name="ce2" office:value-type="string" calcext:value-type="string">
            <text:p>sázková kancelář</text:p>
          </table:table-cell>
          <table:table-cell table:style-name="ce5" office:value-type="float" office:value="1587.92" calcext:value-type="float">
            <text:p>1587,92</text:p>
          </table:table-cell>
          <table:table-cell table:style-name="ce5" office:value-type="float" office:value="72.45" calcext:value-type="float">
            <text:p>72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cie Nová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85.5" calcext:value-type="float">
            <text:p>85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0/5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string" calcext:value-type="string">
            <text:p>232/53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.7" calcext:value-type="float">
            <text:p>5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rena Bohat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81.69" calcext:value-type="float">
            <text:p>3281,69</text:p>
          </table:table-cell>
          <table:table-cell table:style-name="ce5" office:value-type="float" office:value="18.8" calcext:value-type="float">
            <text:p>1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Hamoud</text:p>
          </table:table-cell>
          <table:table-cell table:style-name="ce2" office:value-type="string" calcext:value-type="string">
            <text:p>herna</text:p>
          </table:table-cell>
          <table:table-cell table:style-name="ce5" office:value-type="float" office:value="3212.92" calcext:value-type="float">
            <text:p>3212,92</text:p>
          </table:table-cell>
          <table:table-cell table:style-name="ce5" office:value-type="float" office:value="64.7" calcext:value-type="float">
            <text:p>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Záhrubs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44.56" calcext:value-type="float">
            <text:p>244,56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Bryksova</text:p>
          </table:table-cell>
          <table:table-cell table:style-name="ce2" office:value-type="string" calcext:value-type="string">
            <text:p>781/57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string" calcext:value-type="string">
            <text:p>232/5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1/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250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imcnek Petr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127.81" calcext:value-type="float">
            <text:p>127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54.23" calcext:value-type="float">
            <text:p>54,2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k elektrosystém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71/6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233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38/10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243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lasta Grube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95.22" calcext:value-type="float">
            <text:p>95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a Maroušk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94.32" calcext:value-type="float">
            <text:p>594,32</text:p>
          </table:table-cell>
          <table:table-cell table:style-name="ce5" office:value-type="float" office:value="209.63" calcext:value-type="float">
            <text:p>209,6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EZ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occer realit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52.21" calcext:value-type="float">
            <text:p>52,2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44/08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233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na Smej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3.71" calcext:value-type="float">
            <text:p>53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lezáková Kateři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83" calcext:value-type="float">
            <text:p>1783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Bří.Dohalských</text:p>
          </table:table-cell>
          <table:table-cell table:style-name="ce2" office:value-type="string" calcext:value-type="string">
            <text:p>180/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209/3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47.11" calcext:value-type="float">
            <text:p>47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mona dent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573.36" calcext:value-type="float">
            <text:p>573,36</text:p>
          </table:table-cell>
          <table:table-cell table:style-name="ce5" office:value-type="float" office:value="142.4" calcext:value-type="float">
            <text:p>14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21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string" calcext:value-type="string">
            <text:p>221/1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Broumo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60" calcext:value-type="float">
            <text:p>3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6/2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515, 221/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4.8" calcext:value-type="float">
            <text:p>24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Doležalova</text:p>
          </table:table-cell>
          <table:table-cell table:style-name="ce2" office:value-type="string" calcext:value-type="string">
            <text:p>1038/5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221/5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328.68" calcext:value-type="float">
            <text:p>12328,6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0.5" calcext:value-type="float">
            <text:p>30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roslava Má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5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Zdenka Zelen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9.8" calcext:value-type="float">
            <text:p>2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ana Beneš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3.9" calcext:value-type="float">
            <text:p>23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S8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Jiří Horáč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.9" calcext:value-type="float">
            <text:p>4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Dr. Marodyho</text:p>
          </table:table-cell>
          <table:table-cell table:style-name="ce2" office:value-type="string" calcext:value-type="string">
            <text:p>9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1556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IC Praha s.r.o</text:p>
          </table:table-cell>
          <table:table-cell table:style-name="ce2" office:value-type="string" calcext:value-type="string">
            <text:p>hobby obchod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45.6" calcext:value-type="float">
            <text:p>4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řítenská</text:p>
          </table:table-cell>
          <table:table-cell table:style-name="ce2" office:value-type="string" calcext:value-type="string">
            <text:p>1266</text:p>
          </table:table-cell>
          <table:table-cell table:style-name="ce2" office:value-type="float" office:value="1266" calcext:value-type="float">
            <text:p>1266</text:p>
          </table:table-cell>
          <table:table-cell table:style-name="ce2" office:value-type="string" calcext:value-type="string">
            <text:p>793/10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České truhlářstvi a dřevař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831.91" calcext:value-type="float">
            <text:p>2831,91</text:p>
          </table:table-cell>
          <table:table-cell table:style-name="ce5" office:value-type="float" office:value="47" calcext:value-type="float">
            <text:p>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Dřitenská</text:p>
          </table:table-cell>
          <table:table-cell table:style-name="ce2" office:value-type="string" calcext:value-type="string">
            <text:p>1268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string" calcext:value-type="string">
            <text:p>793/10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12.75" calcext:value-type="float">
            <text:p>12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37/1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cel Kaš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468.51" calcext:value-type="float">
            <text:p>10468,5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7/1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21/59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688/3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string" calcext:value-type="string">
            <text:p>221/59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us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.55" calcext:value-type="float">
            <text:p>6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5/10</text:p>
          </table:table-cell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531.221/26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Pospíši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.95" calcext:value-type="float">
            <text:p>3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16/8</text:p>
          </table:table-cell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221/2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asociace parapleg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3" calcext:value-type="float">
            <text:p>2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3/17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string" calcext:value-type="string">
            <text:p>527. 221/2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6/11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string" calcext:value-type="string">
            <text:p>221/21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i H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.17" calcext:value-type="float">
            <text:p>840,17</text:p>
          </table:table-cell>
          <table:table-cell table:style-name="ce5" office:value-type="float" office:value="72.5" calcext:value-type="float">
            <text:p>72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8/7</text:p>
          </table:table-cell>
          <table:table-cell table:style-name="ce2" office:value-type="float" office:value="828" calcext:value-type="float">
            <text:p>828</text:p>
          </table:table-cell>
          <table:table-cell table:style-name="ce2" office:value-type="string" calcext:value-type="string">
            <text:p>221/21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5" calcext:value-type="float">
            <text:p>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Dygrýnova</text:p>
          </table:table-cell>
          <table:table-cell table:style-name="ce2" office:value-type="string" calcext:value-type="string">
            <text:p>829/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string" calcext:value-type="string">
            <text:p>221/21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vla Pelikán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sial Gastro servi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35" calcext:value-type="float">
            <text:p>1435</text:p>
          </table:table-cell>
          <table:table-cell table:style-name="ce5" office:value-type="float" office:value="99.05" calcext:value-type="float">
            <text:p>99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1/7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string" calcext:value-type="string">
            <text:p>221/9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6" calcext:value-type="float">
            <text:p>1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62/5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221/9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 Kep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2/4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221/7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ichard Černoc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8.2" calcext:value-type="float">
            <text:p>38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4.45" calcext:value-type="float">
            <text:p>4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3/6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string" calcext:value-type="string">
            <text:p>221/73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25" calcext:value-type="float">
            <text:p>39,2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Hlaďova</text:p>
          </table:table-cell>
          <table:table-cell table:style-name="ce2" office:value-type="string" calcext:value-type="string">
            <text:p>675/10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string" calcext:value-type="string">
            <text:p>221/76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adim Chmel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8.9" calcext:value-type="float">
            <text:p>58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Jandova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string" calcext:value-type="string">
            <text:p>278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29.19" calcext:value-type="float">
            <text:p>529,19</text:p>
          </table:table-cell>
          <table:table-cell table:style-name="ce5" office:value-type="float" office:value="1414" calcext:value-type="float">
            <text:p>1414</text:p>
          </table:table-cell>
          <table:table-cell table:style-name="ce2" office:value-type="string" calcext:value-type="string">
            <text:p>3.11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6/81</text:p>
          </table:table-cell>
          <table:table-cell table:style-name="ce2" office:value-type="float" office:value="2196" calcext:value-type="float">
            <text:p>2196</text:p>
          </table:table-cell>
          <table:table-cell table:style-name="ce2" office:value-type="string" calcext:value-type="string">
            <text:p>2342/1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kéta Matuš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725.85" calcext:value-type="float">
            <text:p>725,85</text:p>
          </table:table-cell>
          <table:table-cell table:style-name="ce5" office:value-type="float" office:value="14.8" calcext:value-type="float">
            <text:p>14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Janského</text:p>
          </table:table-cell>
          <table:table-cell table:style-name="ce2" office:value-type="string" calcext:value-type="string">
            <text:p>2198/85</text:p>
          </table:table-cell>
          <table:table-cell table:style-name="ce2" office:value-type="float" office:value="2198" calcext:value-type="float">
            <text:p>2198</text:p>
          </table:table-cell>
          <table:table-cell table:style-name="ce2" office:value-type="string" calcext:value-type="string">
            <text:p>2342/1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aniel Štromaje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.86" calcext:value-type="float">
            <text:p>9,8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ažská správa soc. zab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Klub lidové tvorby, zájm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0/91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string" calcext:value-type="string">
            <text:p>2342/6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ístní úřad Praha 13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9.55" calcext:value-type="float">
            <text:p>209,55</text:p>
          </table:table-cell>
          <table:table-cell table:style-name="ce5" office:value-type="float" office:value="978.5" calcext:value-type="float">
            <text:p>9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Lima interier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Jánského</text:p>
          </table:table-cell>
          <table:table-cell table:style-name="ce2" office:value-type="string" calcext:value-type="string">
            <text:p>2372/87</text:p>
          </table:table-cell>
          <table:table-cell table:style-name="ce2" office:value-type="float" office:value="2372" calcext:value-type="float">
            <text:p>2372</text:p>
          </table:table-cell>
          <table:table-cell table:style-name="ce2" office:value-type="string" calcext:value-type="string">
            <text:p>2342/7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839.79" calcext:value-type="float">
            <text:p>4839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0</text:p>
          </table:table-cell>
          <table:table-cell table:style-name="ce2" office:value-type="float" office:value="1260" calcext:value-type="float">
            <text:p>1260</text:p>
          </table:table-cell>
          <table:table-cell table:style-name="ce2" office:value-type="string" calcext:value-type="string">
            <text:p>765/2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2.2" calcext:value-type="float">
            <text:p>1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Koberkova</text:p>
          </table:table-cell>
          <table:table-cell table:style-name="ce2" office:value-type="string" calcext:value-type="string">
            <text:p>1263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string" calcext:value-type="string">
            <text:p>765/3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y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2" calcext:value-type="float">
            <text:p>1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65.26" calcext:value-type="float">
            <text:p>465,26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5.77" calcext:value-type="float">
            <text:p>55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3.5" calcext:value-type="float">
            <text:p>83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04.2" calcext:value-type="float">
            <text:p>104,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Kodymova</text:p>
          </table:table-cell>
          <table:table-cell table:style-name="ce2" office:value-type="string" calcext:value-type="string">
            <text:p>2526/4</text:p>
          </table:table-cell>
          <table:table-cell table:style-name="ce2" office:value-type="float" office:value="2526" calcext:value-type="float">
            <text:p>2526</text:p>
          </table:table-cell>
          <table:table-cell table:style-name="ce2" office:value-type="string" calcext:value-type="string">
            <text:p>3124/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ohod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75.42" calcext:value-type="float">
            <text:p>475,42</text:p>
          </table:table-cell>
          <table:table-cell table:style-name="ce5" office:value-type="float" office:value="120.47" calcext:value-type="float">
            <text:p>120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dicur s.r.o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0.44" calcext:value-type="float">
            <text:p>20,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pro postižené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.56" calcext:value-type="float">
            <text:p>10,5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í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23.02" calcext:value-type="float">
            <text:p>623,02</text:p>
          </table:table-cell>
          <table:table-cell table:style-name="ce5" office:value-type="float" office:value="6.93" calcext:value-type="float">
            <text:p>6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15.34" calcext:value-type="float">
            <text:p>415,34</text:p>
          </table:table-cell>
          <table:table-cell table:style-name="ce5" office:value-type="float" office:value="21.77" calcext:value-type="float">
            <text:p>2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centrum pro zdr.p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77" calcext:value-type="float">
            <text:p>9,7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2.14" calcext:value-type="float">
            <text:p>2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.4" calcext:value-type="float">
            <text:p>8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5/4</text:p>
          </table:table-cell>
          <table:table-cell table:style-name="ce2" office:value-type="float" office:value="995" calcext:value-type="float">
            <text:p>995</text:p>
          </table:table-cell>
          <table:table-cell table:style-name="ce2" office:value-type="string" calcext:value-type="string">
            <text:p>232/1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8" calcext:value-type="float">
            <text:p>2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va Kloc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1.96" calcext:value-type="float">
            <text:p>21,9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edor Peva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dmila Lang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6" calcext:value-type="float">
            <text:p>10,6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Prokůpk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2.48" calcext:value-type="float">
            <text:p>42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ý červený křiž</text:p>
          </table:table-cell>
          <table:table-cell table:style-name="ce2" office:value-type="string" calcext:value-type="string">
            <text:p>středisko soc. služeb</text:p>
          </table:table-cell>
          <table:table-cell table:style-name="ce5" office:value-type="float" office:value="489.49" calcext:value-type="float">
            <text:p>489,49</text:p>
          </table:table-cell>
          <table:table-cell table:style-name="ce5" office:value-type="float" office:value="125.92" calcext:value-type="float">
            <text:p>125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51.69" calcext:value-type="float">
            <text:p>451,69</text:p>
          </table:table-cell>
          <table:table-cell table:style-name="ce5" office:value-type="float" office:value="6.95" calcext:value-type="float">
            <text:p>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roslav Kubi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44" calcext:value-type="float">
            <text:p>451,44</text:p>
          </table:table-cell>
          <table:table-cell table:style-name="ce5" office:value-type="float" office:value="32.6" calcext:value-type="float">
            <text:p>32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Kloc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21.93" calcext:value-type="float">
            <text:p>21,9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.2" calcext:value-type="float">
            <text:p>21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Klou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30.69" calcext:value-type="float">
            <text:p>830,69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ukáš Wartha</text:p>
          </table:table-cell>
          <table:table-cell table:style-name="ce2" office:value-type="string" calcext:value-type="string">
            <text:p>archiv fotografii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26" calcext:value-type="float">
            <text:p>22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mír Adamec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5" calcext:value-type="float">
            <text:p>1005</text:p>
          </table:table-cell>
          <table:table-cell table:style-name="ce5" office:value-type="float" office:value="10.73" calcext:value-type="float">
            <text:p>10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žena Stejska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427.81" calcext:value-type="float">
            <text:p>427,81</text:p>
          </table:table-cell>
          <table:table-cell table:style-name="ce5" office:value-type="float" office:value="22.05" calcext:value-type="float">
            <text:p>22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.75" calcext:value-type="float">
            <text:p>10,7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.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91" calcext:value-type="float">
            <text:p>21,9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osaz obč sdr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67" calcext:value-type="float">
            <text:p>10,6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max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8" calcext:value-type="float">
            <text:p>2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lára Folvarsk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0.72" calcext:value-type="float">
            <text:p>10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 Forej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1.82" calcext:value-type="float">
            <text:p>21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6146.79" calcext:value-type="float">
            <text:p>6146,7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8/2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Hai Nam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2.39" calcext:value-type="float">
            <text:p>22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rina Vompany s.s.o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6" calcext:value-type="float">
            <text:p>22,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spol. přát. drobné p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.04" calcext:value-type="float">
            <text:p>22,0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Škop-stav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22.15" calcext:value-type="float">
            <text:p>2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Kpt. Stránského</text:p>
          </table:table-cell>
          <table:table-cell table:style-name="ce2" office:value-type="string" calcext:value-type="string">
            <text:p>9969/2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string" calcext:value-type="string">
            <text:p>232/1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0.7" calcext:value-type="float">
            <text:p>10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Such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635.16" calcext:value-type="float">
            <text:p>635,16</text:p>
          </table:table-cell>
          <table:table-cell table:style-name="ce5" office:value-type="float" office:value="52.65" calcext:value-type="float">
            <text:p>5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1" calcext:value-type="float">
            <text:p>38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0.2" calcext:value-type="float">
            <text:p>50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6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olámi studio s.r.o.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232/52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otraviny Hani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tra Cestr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lena Hloušk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99.64" calcext:value-type="float">
            <text:p>1799,64</text:p>
          </table:table-cell>
          <table:table-cell table:style-name="ce5" office:value-type="float" office:value="71" calcext:value-type="float">
            <text:p>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9" calcext:value-type="float">
            <text:p>2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1" calcext:value-type="float">
            <text:p>42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8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232/5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2.5" calcext:value-type="float">
            <text:p>32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 p.s.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77.35" calcext:value-type="float">
            <text:p>177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809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232/52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strá spol. o.p 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4.65" calcext:value-type="float">
            <text:p>34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31.1" calcext:value-type="float">
            <text:p>13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 Kovác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2.25" calcext:value-type="float">
            <text:p>4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8.7" calcext:value-type="float">
            <text:p>7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7.1" calcext:value-type="float">
            <text:p>27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4/9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232/61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8.5" calcext:value-type="float">
            <text:p>38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65.02" calcext:value-type="float">
            <text:p>65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odybalantes s.r.o</text:p>
          </table:table-cell>
          <table:table-cell table:style-name="ce2" office:value-type="string" calcext:value-type="string">
            <text:p>regener. a rekond. středisko</text:p>
          </table:table-cell>
          <table:table-cell table:style-name="ce5" office:value-type="float" office:value="950.5" calcext:value-type="float">
            <text:p>950,5</text:p>
          </table:table-cell>
          <table:table-cell table:style-name="ce5" office:value-type="float" office:value="75.75" calcext:value-type="float">
            <text:p>75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Zdeněk Neslád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9.9" calcext:value-type="float">
            <text:p>29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5/7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232/61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1.9" calcext:value-type="float">
            <text:p>4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7.45" calcext:value-type="float">
            <text:p>47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van Matějč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1.15" calcext:value-type="float">
            <text:p>31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arglas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42.15" calcext:value-type="float">
            <text:p>42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6/5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string" calcext:value-type="string">
            <text:p>232/61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ina Vaňková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750" calcext:value-type="float">
            <text:p>1750</text:p>
          </table:table-cell>
          <table:table-cell table:style-name="ce5" office:value-type="float" office:value="48.35" calcext:value-type="float">
            <text:p>48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Finance garan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48.3" calcext:value-type="float">
            <text:p>48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2.65" calcext:value-type="float">
            <text:p>4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7" calcext:value-type="float">
            <text:p>3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olečnost Duh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9.3" calcext:value-type="float">
            <text:p>39,3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ega Trading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.2" calcext:value-type="float">
            <text:p>10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27/3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232/61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66.5" calcext:value-type="float">
            <text:p>66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inar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22.53" calcext:value-type="float">
            <text:p>1722,53</text:p>
          </table:table-cell>
          <table:table-cell table:style-name="ce5" office:value-type="float" office:value="36.4" calcext:value-type="float">
            <text:p>3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GE Money Bank a.s.kan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141.71" calcext:value-type="float">
            <text:p>141,7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2" calcext:value-type="float">
            <text:p>15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7/16</text:p>
          </table:table-cell>
          <table:table-cell table:style-name="ce2" office:value-type="float" office:value="767" calcext:value-type="float">
            <text:p>767</text:p>
          </table:table-cell>
          <table:table-cell table:style-name="ce2" office:value-type="string" calcext:value-type="string">
            <text:p>232/44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6" calcext:value-type="float">
            <text:p>14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string" calcext:value-type="string">
            <text:p>232/44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28.1" calcext:value-type="float">
            <text:p>428,1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chal Hlaváček</text:p>
          </table:table-cell>
          <table:table-cell table:style-name="ce2" office:value-type="string" calcext:value-type="string">
            <text:p>autoškola</text:p>
          </table:table-cell>
          <table:table-cell table:style-name="ce5" office:value-type="float" office:value="2803.57" calcext:value-type="float">
            <text:p>2803,5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trnáctka centrum v. času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.18" calcext:value-type="float">
            <text:p>5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8/14</text:p>
          </table:table-cell>
          <table:table-cell table:style-name="ce2" office:value-type="float" office:value="768" calcext:value-type="float">
            <text:p>768</text:p>
          </table:table-cell>
          <table:table-cell/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.2" calcext:value-type="float">
            <text:p>2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ython-Import s.r 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3" calcext:value-type="float">
            <text:p>7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69/12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string" calcext:value-type="string">
            <text:p>232/45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rel Spile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enario s.r 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67.93" calcext:value-type="float">
            <text:p>1567,93</text:p>
          </table:table-cell>
          <table:table-cell table:style-name="ce5" office:value-type="float" office:value="65.65" calcext:value-type="float">
            <text:p>65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23.45" calcext:value-type="float">
            <text:p>423,45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3.1" calcext:value-type="float">
            <text:p>5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9.3" calcext:value-type="float">
            <text:p>39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9.4" calcext:value-type="float">
            <text:p>29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85/19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string" calcext:value-type="string">
            <text:p>232/5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7.4" calcext:value-type="float">
            <text:p>87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aorle tour s 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i AB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70.03" calcext:value-type="float">
            <text:p>70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Kučerova</text:p>
          </table:table-cell>
          <table:table-cell table:style-name="ce2" office:value-type="string" calcext:value-type="string">
            <text:p>798/6</text:p>
          </table:table-cell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232/36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enka Gruberová</text:p>
          </table:table-cell>
          <table:table-cell table:style-name="ce2" office:value-type="string" calcext:value-type="string">
            <text:p>solárium</text:p>
          </table:table-cell>
          <table:table-cell table:style-name="ce5" office:value-type="float" office:value="1661.38" calcext:value-type="float">
            <text:p>1661,38</text:p>
          </table:table-cell>
          <table:table-cell table:style-name="ce5" office:value-type="float" office:value="75.25" calcext:value-type="float">
            <text:p>75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0/11</text:p>
          </table:table-cell>
          <table:table-cell table:style-name="ce2" office:value-type="float" office:value="2390" calcext:value-type="float">
            <text:p>2390</text:p>
          </table:table-cell>
          <table:table-cell table:style-name="ce2" office:value-type="string" calcext:value-type="string">
            <text:p>2342/89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Naděžda Doškářové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3/25</text:p>
          </table:table-cell>
          <table:table-cell table:style-name="ce2" office:value-type="float" office:value="2373" calcext:value-type="float">
            <text:p>2373</text:p>
          </table:table-cell>
          <table:table-cell table:style-name="ce2" office:value-type="string" calcext:value-type="string">
            <text:p>2342/72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ICTUS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6.3" calcext:value-type="float">
            <text:p>3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6" calcext:value-type="float">
            <text:p>1426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hi Thanh Pbuong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4/23</text:p>
          </table:table-cell>
          <table:table-cell table:style-name="ce2" office:value-type="float" office:value="2374" calcext:value-type="float">
            <text:p>2374</text:p>
          </table:table-cell>
          <table:table-cell table:style-name="ce2" office:value-type="string" calcext:value-type="string">
            <text:p>2342/7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Gaye Pap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14.3" calcext:value-type="float">
            <text:p>1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5/21</text:p>
          </table:table-cell>
          <table:table-cell table:style-name="ce2" office:value-type="float" office:value="2375" calcext:value-type="float">
            <text:p>2375</text:p>
          </table:table-cell>
          <table:table-cell table:style-name="ce2" office:value-type="string" calcext:value-type="string">
            <text:p>2342/74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5.55" calcext:value-type="float">
            <text:p>15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76/19</text:p>
          </table:table-cell>
          <table:table-cell table:style-name="ce2" office:value-type="float" office:value="2376" calcext:value-type="float">
            <text:p>2376</text:p>
          </table:table-cell>
          <table:table-cell table:style-name="ce2" office:value-type="string" calcext:value-type="string">
            <text:p>2342/7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Ding Wall Traidi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45" calcext:value-type="float">
            <text:p>14,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Blanka Babič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1.84" calcext:value-type="float">
            <text:p>851,84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7/17</text:p>
          </table:table-cell>
          <table:table-cell table:style-name="ce2" office:value-type="float" office:value="2387" calcext:value-type="float">
            <text:p>2387</text:p>
          </table:table-cell>
          <table:table-cell table:style-name="ce2" office:value-type="string" calcext:value-type="string">
            <text:p>2342/83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5882.38" calcext:value-type="float">
            <text:p>15882,38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8/15</text:p>
          </table:table-cell>
          <table:table-cell table:style-name="ce2" office:value-type="float" office:value="2388" calcext:value-type="float">
            <text:p>2388</text:p>
          </table:table-cell>
          <table:table-cell table:style-name="ce2" office:value-type="string" calcext:value-type="string">
            <text:p>2342/8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omuald Wasilewski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artin Koube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76.42" calcext:value-type="float">
            <text:p>576,42</text:p>
          </table:table-cell>
          <table:table-cell table:style-name="ce5" office:value-type="float" office:value="11.02" calcext:value-type="float">
            <text:p>11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iří Skalick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89/13</text:p>
          </table:table-cell>
          <table:table-cell table:style-name="ce2" office:value-type="float" office:value="2389" calcext:value-type="float">
            <text:p>2389</text:p>
          </table:table-cell>
          <table:table-cell table:style-name="ce2" office:value-type="string" calcext:value-type="string">
            <text:p>2342/88.2342/50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.3" calcext:value-type="float">
            <text:p>14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Kurzova</text:p>
          </table:table-cell>
          <table:table-cell table:style-name="ce2" office:value-type="string" calcext:value-type="string">
            <text:p>2391/9</text:p>
          </table:table-cell>
          <table:table-cell table:style-name="ce2" office:value-type="float" office:value="2391" calcext:value-type="float">
            <text:p>2391</text:p>
          </table:table-cell>
          <table:table-cell table:style-name="ce2" office:value-type="string" calcext:value-type="string">
            <text:p>2342/90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SK Velká Ohrad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.71" calcext:value-type="float">
            <text:p>18,71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uhemed Keki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71.7" calcext:value-type="float">
            <text:p>7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Caldr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426.6" calcext:value-type="float">
            <text:p>1426,6</text:p>
          </table:table-cell>
          <table:table-cell table:style-name="ce5" office:value-type="float" office:value="71.6" calcext:value-type="float">
            <text:p>7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1.7" calcext:value-type="float">
            <text:p>3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232/52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Niod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1</text:p>
          </table:table-cell>
          <table:table-cell table:style-name="ce2" office:value-type="float" office:value="811" calcext:value-type="float">
            <text:p>811</text:p>
          </table:table-cell>
          <table:table-cell table:style-name="ce2" office:value-type="string" calcext:value-type="string">
            <text:p>232/52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ladimír Brožek</text:p>
          </table:table-cell>
          <table:table-cell table:style-name="ce2" office:value-type="string" calcext:value-type="string">
            <text:p>veterinární poradna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a Folkman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05.5" calcext:value-type="float">
            <text:p>1905,5</text:p>
          </table:table-cell>
          <table:table-cell table:style-name="ce5" office:value-type="float" office:value="72.4" calcext:value-type="float">
            <text:p>7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812</text:p>
          </table:table-cell>
          <table:table-cell table:style-name="ce2" office:value-type="float" office:value="812" calcext:value-type="float">
            <text:p>812</text:p>
          </table:table-cell>
          <table:table-cell table:style-name="ce2" office:value-type="string" calcext:value-type="string">
            <text:p>232/52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hobey Vitaliy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71.65" calcext:value-type="float">
            <text:p>7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yklo Jan Faltý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9.15" calcext:value-type="float">
            <text:p>49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1/5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232/60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30.4" calcext:value-type="float">
            <text:p>30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n Faltýne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30.55" calcext:value-type="float">
            <text:p>30,5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ta Sklenářov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49.3" calcext:value-type="float">
            <text:p>49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2/3</text:p>
          </table:table-cell>
          <table:table-cell table:style-name="ce2" office:value-type="float" office:value="722" calcext:value-type="float">
            <text:p>722</text:p>
          </table:table-cell>
          <table:table-cell table:style-name="ce2" office:value-type="string" calcext:value-type="string">
            <text:p>232/6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4" calcext:value-type="float">
            <text:p>16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,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-Pharma s.r.o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0.85" calcext:value-type="float">
            <text:p>140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1.9" calcext:value-type="float">
            <text:p>11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1/16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string" calcext:value-type="string">
            <text:p>232/70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4" calcext:value-type="float">
            <text:p>15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3.3" calcext:value-type="float">
            <text:p>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elace s.r.o</text:p>
          </table:table-cell>
          <table:table-cell table:style-name="ce2" office:value-type="string" calcext:value-type="string">
            <text:p>středisko péče o tělo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6.4" calcext:value-type="float">
            <text:p>106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9.9" calcext:value-type="float">
            <text:p>19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6.9" calcext:value-type="float">
            <text:p>16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79.6" calcext:value-type="float">
            <text:p>7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52/18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string" calcext:value-type="string">
            <text:p>232/70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3.3" calcext:value-type="float">
            <text:p>2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vid Tesař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56.2" calcext:value-type="float">
            <text:p>856,2</text:p>
          </table:table-cell>
          <table:table-cell table:style-name="ce5" office:value-type="float" office:value="2.7" calcext:value-type="float">
            <text:p>2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iří Šime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952.74" calcext:value-type="float">
            <text:p>952,74</text:p>
          </table:table-cell>
          <table:table-cell table:style-name="ce5" office:value-type="float" office:value="95.4" calcext:value-type="float">
            <text:p>9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5/2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string" calcext:value-type="string">
            <text:p>232/36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arkéta Bučkové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34.52" calcext:value-type="float">
            <text:p>934,52</text:p>
          </table:table-cell>
          <table:table-cell table:style-name="ce5" office:value-type="float" office:value="25.01" calcext:value-type="float">
            <text:p>25,0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ha s.r.o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.51" calcext:value-type="float">
            <text:p>0,51</text:p>
          </table:table-cell>
          <table:table-cell table:style-name="ce5" office:value-type="float" office:value="98.6" calcext:value-type="float">
            <text:p>98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0" calcext:value-type="float">
            <text:p>310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6/4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string" calcext:value-type="string">
            <text:p>232/36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rkostav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7.79" calcext:value-type="float">
            <text:p>47,7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1" calcext:value-type="float">
            <text:p>311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Invahelp obč.sdružení</text:p>
          </table:table-cell>
          <table:table-cell table:style-name="ce2" office:value-type="string" calcext:value-type="string">
            <text:p>centrum pro zdr. post.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8.81" calcext:value-type="float">
            <text:p>78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2" calcext:value-type="float">
            <text:p>312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97/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string" calcext:value-type="string">
            <text:p>232/36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ražské vod. Stavb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2.51" calcext:value-type="float">
            <text:p>72,5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3" calcext:value-type="float">
            <text:p>313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76.85" calcext:value-type="float">
            <text:p>76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4" calcext:value-type="float">
            <text:p>314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Liga - serv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5" calcext:value-type="float">
            <text:p>315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1" calcext:value-type="float">
            <text:p>56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16" calcext:value-type="float">
            <text:p>316</text:p>
          </table:table-cell>
          <table:table-cell table:style-name="ce5" office:value-type="string" calcext:value-type="string">
            <text:p>Maňákova</text:p>
          </table:table-cell>
          <table:table-cell table:style-name="ce2" office:value-type="string" calcext:value-type="string">
            <text:p>723/1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string" calcext:value-type="string">
            <text:p>232/6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56.2" calcext:value-type="float">
            <text:p>56,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7" calcext:value-type="float">
            <text:p>31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lsi export-import s.r o.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146.95" calcext:value-type="float">
            <text:p>146,9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8" calcext:value-type="float">
            <text:p>31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Ekonom 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22.65" calcext:value-type="float">
            <text:p>22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19" calcext:value-type="float">
            <text:p>31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32/43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ejan Veljanovski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9.75" calcext:value-type="float">
            <text:p>19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0" calcext:value-type="float">
            <text:p>32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an Phuc Bui</text:p>
          </table:table-cell>
          <table:table-cell table:style-name="ce2" office:value-type="string" calcext:value-type="string">
            <text:p>studio kosmetiky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1" calcext:value-type="float">
            <text:p>32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1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232/4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iakonie církve bratrské</text:p>
          </table:table-cell>
          <table:table-cell table:style-name="ce2" office:value-type="string" calcext:value-type="string">
            <text:p>poradenské centr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.9" calcext:value-type="float">
            <text:p>96,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2" calcext:value-type="float">
            <text:p>32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eře CZ srov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9.6" calcext:value-type="float">
            <text:p>59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3" calcext:value-type="float">
            <text:p>32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232/4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vořáčková Zuz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4.95" calcext:value-type="float">
            <text:p>1714,95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4" calcext:value-type="float">
            <text:p>32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Thi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5" calcext:value-type="float">
            <text:p>32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3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487, 232/4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6" calcext:value-type="float">
            <text:p>32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'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medi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77.6" calcext:value-type="float">
            <text:p>7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7" calcext:value-type="float">
            <text:p>32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4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488 232/4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44.3" calcext:value-type="float">
            <text:p>4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8" calcext:value-type="float">
            <text:p>328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Ivanič</text:p>
          </table:table-cell>
          <table:table-cell table:style-name="ce2" office:value-type="string" calcext:value-type="string">
            <text:p>pizzerie</text:p>
          </table:table-cell>
          <table:table-cell table:style-name="ce5" office:value-type="float" office:value="1712.4" calcext:value-type="float">
            <text:p>1712,4</text:p>
          </table:table-cell>
          <table:table-cell table:style-name="ce5" office:value-type="float" office:value="71.85" calcext:value-type="float">
            <text:p>71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29" calcext:value-type="float">
            <text:p>32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esco fr.stor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0" calcext:value-type="float">
            <text:p>2820</text:p>
          </table:table-cell>
          <table:table-cell table:style-name="ce5" office:value-type="float" office:value="74.85" calcext:value-type="float">
            <text:p>74,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0" calcext:value-type="float">
            <text:p>33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805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489. 232/43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2473.31" calcext:value-type="float">
            <text:p>12473,31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1" calcext:value-type="float">
            <text:p>33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Česká pojišťovna a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float" office:value="61.46" calcext:value-type="float">
            <text:p>61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2" calcext:value-type="float">
            <text:p>33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2/17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string" calcext:value-type="string">
            <text:p>232/530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odrá pyramid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81.7" calcext:value-type="float">
            <text:p>81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3" calcext:value-type="float">
            <text:p>33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03/15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ham Van Linh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553" calcext:value-type="float">
            <text:p>2553</text:p>
          </table:table-cell>
          <table:table-cell table:style-name="ce5" office:value-type="float" office:value="82.25" calcext:value-type="float">
            <text:p>82,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4" calcext:value-type="float">
            <text:p>33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3/15</text:p>
          </table:table-cell>
          <table:table-cell table:style-name="ce2" office:value-type="float" office:value="783" calcext:value-type="float">
            <text:p>783</text:p>
          </table:table-cell>
          <table:table-cell table:style-name="ce2" office:value-type="string" calcext:value-type="string">
            <text:p>232/52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.6" calcext:value-type="float">
            <text:p>28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5" calcext:value-type="float">
            <text:p>33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Milan Frej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4.7" calcext:value-type="float">
            <text:p>16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6" calcext:value-type="float">
            <text:p>33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4" calcext:value-type="float">
            <text:p>42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37" calcext:value-type="float">
            <text:p>337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4/13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string" calcext:value-type="string">
            <text:p>232/5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2.8" calcext:value-type="float">
            <text:p>42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8" calcext:value-type="float">
            <text:p>338</text:p>
          </table:table-cell>
          <table:table-cell table:style-name="ce5" office:value-type="string" calcext:value-type="string">
            <text:p>Mart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ekařství Moravec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99.5" calcext:value-type="float">
            <text:p>99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39" calcext:value-type="float">
            <text:p>339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8/11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string" calcext:value-type="string">
            <text:p>232/353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lga Mitošin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0" calcext:value-type="float">
            <text:p>340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ghadžanjan Ruzanna</text:p>
          </table:table-cell>
          <table:table-cell table:style-name="ce2" office:value-type="string" calcext:value-type="string">
            <text:p>prodej a výroba cukr.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198.8" calcext:value-type="float">
            <text:p>198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1" calcext:value-type="float">
            <text:p>341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89/9</text:p>
          </table:table-cell>
          <table:table-cell table:style-name="ce2" office:value-type="float" office:value="789" calcext:value-type="float">
            <text:p>789</text:p>
          </table:table-cell>
          <table:table-cell table:style-name="ce2" office:value-type="string" calcext:value-type="string">
            <text:p>232/3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alazyan Hovhanne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94.12" calcext:value-type="float">
            <text:p>1194,12</text:p>
          </table:table-cell>
          <table:table-cell table:style-name="ce5" office:value-type="float" office:value="49.8" calcext:value-type="float">
            <text:p>4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2" calcext:value-type="float">
            <text:p>342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0/7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232/35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ana Pecl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5.24" calcext:value-type="float">
            <text:p>1015,24</text:p>
          </table:table-cell>
          <table:table-cell table:style-name="ce5" office:value-type="float" office:value="49.1" calcext:value-type="float">
            <text:p>4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1/5</text:p>
          </table:table-cell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232/35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áclav Brouček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67.41" calcext:value-type="float">
            <text:p>67,4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4" calcext:value-type="float">
            <text:p>344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2/3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232/3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tavby Praha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71.77" calcext:value-type="float">
            <text:p>71,7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5" calcext:value-type="float">
            <text:p>345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vét vyšívání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58.83" calcext:value-type="float">
            <text:p>958,83</text:p>
          </table:table-cell>
          <table:table-cell table:style-name="ce5" office:value-type="float" office:value="66.5" calcext:value-type="float">
            <text:p>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6" calcext:value-type="float">
            <text:p>346</text:p>
          </table:table-cell>
          <table:table-cell table:style-name="ce5" office:value-type="string" calcext:value-type="string">
            <text:p>Mansfeldova</text:p>
          </table:table-cell>
          <table:table-cell table:style-name="ce2" office:value-type="string" calcext:value-type="string">
            <text:p>793/1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232/3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sien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56.22" calcext:value-type="float">
            <text:p>856,22</text:p>
          </table:table-cell>
          <table:table-cell table:style-name="ce5" office:value-type="float" office:value="214.36" calcext:value-type="float">
            <text:p>214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7" calcext:value-type="float">
            <text:p>347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4/3</text:p>
          </table:table-cell>
          <table:table-cell table:style-name="ce2" office:value-type="float" office:value="2324" calcext:value-type="float">
            <text:p>2324</text:p>
          </table:table-cell>
          <table:table-cell table:style-name="ce2" office:value-type="string" calcext:value-type="string">
            <text:p>2821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 Čtvrtník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36.6" calcext:value-type="float">
            <text:p>3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8" calcext:value-type="float">
            <text:p>348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7/11</text:p>
          </table:table-cell>
          <table:table-cell table:style-name="ce2" office:value-type="float" office:value="2327" calcext:value-type="float">
            <text:p>2327</text:p>
          </table:table-cell>
          <table:table-cell table:style-name="ce2" office:value-type="string" calcext:value-type="string">
            <text:p>281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Věra Havlen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27.27" calcext:value-type="float">
            <text:p>927,27</text:p>
          </table:table-cell>
          <table:table-cell table:style-name="ce5" office:value-type="float" office:value="14.03" calcext:value-type="float">
            <text:p>14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49" calcext:value-type="float">
            <text:p>349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48.1" calcext:value-type="float">
            <text:p>4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0" calcext:value-type="float">
            <text:p>350</text:p>
          </table:table-cell>
          <table:table-cell table:style-name="ce5" office:value-type="string" calcext:value-type="string">
            <text:p>Mezi školami</text:p>
          </table:table-cell>
          <table:table-cell table:style-name="ce2" office:value-type="string" calcext:value-type="string">
            <text:p>2328/13</text:p>
          </table:table-cell>
          <table:table-cell table:style-name="ce2" office:value-type="float" office:value="2328" calcext:value-type="float">
            <text:p>2328</text:p>
          </table:table-cell>
          <table:table-cell table:style-name="ce2" office:value-type="string" calcext:value-type="string">
            <text:p>2817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Jana Ludwig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9.8" calcext:value-type="float">
            <text:p>69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1" calcext:value-type="float">
            <text:p>351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Kindlová Pet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80.7" calcext:value-type="float">
            <text:p>8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2" calcext:value-type="float">
            <text:p>352</text:p>
          </table:table-cell>
          <table:table-cell table:style-name="ce5" office:value-type="string" calcext:value-type="string">
            <text:p>Nám. Na Balabence</text:p>
          </table:table-cell>
          <table:table-cell table:style-name="ce2" office:value-type="string" calcext:value-type="string">
            <text:p>1439/1</text:p>
          </table:table-cell>
          <table:table-cell table:style-name="ce2" office:value-type="float" office:value="1439" calcext:value-type="float">
            <text:p>1439</text:p>
          </table:table-cell>
          <table:table-cell table:style-name="ce2" office:value-type="string" calcext:value-type="string">
            <text:p>311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Luděk Tvrdí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0" calcext:value-type="float">
            <text:p>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3" calcext:value-type="float">
            <text:p>353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5.05" calcext:value-type="float">
            <text:p>95,0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4" calcext:value-type="float">
            <text:p>354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6/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221/53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95.02" calcext:value-type="float">
            <text:p>95,02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7/3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string" calcext:value-type="string">
            <text:p>221/53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O. S. Společnost Duh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97.8" calcext:value-type="float">
            <text:p>19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6" calcext:value-type="float">
            <text:p>356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8/2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221/53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Pierce&amp;Valmen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06.42" calcext:value-type="float">
            <text:p>106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7" calcext:value-type="float">
            <text:p>357</text:p>
          </table:table-cell>
          <table:table-cell table:style-name="ce5" office:value-type="string" calcext:value-type="string">
            <text:p>nám. Pluk. Vlčka</text:p>
          </table:table-cell>
          <table:table-cell table:style-name="ce2" office:value-type="string" calcext:value-type="string">
            <text:p>699/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221/535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Duy Duong C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87.3" calcext:value-type="float">
            <text:p>8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58" calcext:value-type="float">
            <text:p>358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etatex s.r.o.</text:p>
          </table:table-cell>
          <table:table-cell table:style-name="ce2" office:value-type="string" calcext:value-type="string">
            <text:p>výrobna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108.1" calcext:value-type="float">
            <text:p>108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59" calcext:value-type="float">
            <text:p>359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8/24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221/92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5.6" calcext:value-type="float">
            <text:p>15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0" calcext:value-type="float">
            <text:p>360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59/26</text:p>
          </table:table-cell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221/92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Roman Jand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1" calcext:value-type="float">
            <text:p>361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6/30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string" calcext:value-type="string">
            <text:p>221/76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peciál Gastro servic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5" calcext:value-type="float">
            <text:p>1155</text:p>
          </table:table-cell>
          <table:table-cell table:style-name="ce5" office:value-type="float" office:value="83.11" calcext:value-type="float">
            <text:p>83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2" calcext:value-type="float">
            <text:p>362</text:p>
          </table:table-cell>
          <table:table-cell table:style-name="ce5" office:value-type="string" calcext:value-type="string">
            <text:p>Ocelková</text:p>
          </table:table-cell>
          <table:table-cell table:style-name="ce2" office:value-type="string" calcext:value-type="string">
            <text:p>679/36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string" calcext:value-type="string">
            <text:p>221/77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Kateřina Dub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11" calcext:value-type="float">
            <text:p>1211</text:p>
          </table:table-cell>
          <table:table-cell table:style-name="ce5" office:value-type="float" office:value="32.11" calcext:value-type="float">
            <text:p>32,1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3" calcext:value-type="float">
            <text:p>363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aroslav Kro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56.3" calcext:value-type="float">
            <text:p>56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4" calcext:value-type="float">
            <text:p>364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2/8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250/1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i Petrů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5" calcext:value-type="float">
            <text:p>365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Petr Šimon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4.38" calcext:value-type="float">
            <text:p>84,3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6" calcext:value-type="float">
            <text:p>366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ýková Anet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487.6" calcext:value-type="float">
            <text:p>487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7" calcext:value-type="float">
            <text:p>367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133/10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250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T-Mobile CR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9.68" calcext:value-type="float">
            <text:p>7259,68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8" calcext:value-type="float">
            <text:p>368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7/1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23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Stanislav Bend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83.04" calcext:value-type="float">
            <text:p>883,04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69" calcext:value-type="float">
            <text:p>369</text:p>
          </table:table-cell>
          <table:table-cell table:style-name="ce5" office:value-type="string" calcext:value-type="string">
            <text:p>Pešlova</text:p>
          </table:table-cell>
          <table:table-cell table:style-name="ce2" office:value-type="string" calcext:value-type="string">
            <text:p>358/16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271/1. 2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Zatřepálková Ilo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0.3" calcext:value-type="float">
            <text:p>40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0" calcext:value-type="float">
            <text:p>370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5/2</text:p>
          </table:table-cell>
          <table:table-cell table:style-name="ce2" office:value-type="float" office:value="3115" calcext:value-type="float">
            <text:p>3115</text:p>
          </table:table-cell>
          <table:table-cell table:style-name="ce2" office:value-type="string" calcext:value-type="string">
            <text:p>4130/24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ran Manh Chie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float" office:value="18.36" calcext:value-type="float">
            <text:p>18,3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1" calcext:value-type="float">
            <text:p>371</text:p>
          </table:table-cell>
          <table:table-cell table:style-name="ce5" office:value-type="string" calcext:value-type="string">
            <text:p>Plevenská</text:p>
          </table:table-cell>
          <table:table-cell table:style-name="ce2" office:value-type="string" calcext:value-type="string">
            <text:p>3117/6</text:p>
          </table:table-cell>
          <table:table-cell table:style-name="ce2" office:value-type="float" office:value="3117" calcext:value-type="float">
            <text:p>3117</text:p>
          </table:table-cell>
          <table:table-cell table:style-name="ce2" office:value-type="string" calcext:value-type="string">
            <text:p>4130/20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8.36" calcext:value-type="float">
            <text:p>18,3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2" calcext:value-type="float">
            <text:p>372</text:p>
          </table:table-cell>
          <table:table-cell table:style-name="ce5" office:value-type="string" calcext:value-type="string">
            <text:p>Podnádražní</text:p>
          </table:table-cell>
          <table:table-cell table:style-name="ce2" office:value-type="string" calcext:value-type="string">
            <text:p>367/4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167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CLO-ZOLL servi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42.18" calcext:value-type="float">
            <text:p>842,18</text:p>
          </table:table-cell>
          <table:table-cell table:style-name="ce5" office:value-type="float" office:value="58.26" calcext:value-type="float">
            <text:p>58,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3" calcext:value-type="float">
            <text:p>373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Iva Erban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42.57" calcext:value-type="float">
            <text:p>942,57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4" calcext:value-type="float">
            <text:p>374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Zuzana Jedličková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939.72" calcext:value-type="float">
            <text:p>939,72</text:p>
          </table:table-cell>
          <table:table-cell table:style-name="ce5" office:value-type="float" office:value="164.9" calcext:value-type="float">
            <text:p>164,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5" calcext:value-type="float">
            <text:p>375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Ruka pro život o.s.</text:p>
          </table:table-cell>
          <table:table-cell table:style-name="ce2" office:value-type="string" calcext:value-type="string">
            <text:p>zdravotní středisko</text:p>
          </table:table-cell>
          <table:table-cell table:style-name="ce5" office:value-type="float" office:value="0.43" calcext:value-type="float">
            <text:p>0,43</text:p>
          </table:table-cell>
          <table:table-cell table:style-name="ce5" office:value-type="float" office:value="275.54" calcext:value-type="float">
            <text:p>275,5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6" calcext:value-type="float">
            <text:p>376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Královská mateřs. Škola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13.8" calcext:value-type="float">
            <text:p>41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7" calcext:value-type="float">
            <text:p>377</text:p>
          </table:table-cell>
          <table:table-cell table:style-name="ce5" office:value-type="string" calcext:value-type="string">
            <text:p>Rajmonova</text:p>
          </table:table-cell>
          <table:table-cell table:style-name="ce2" office:value-type="string" calcext:value-type="string">
            <text:p>1199</text:p>
          </table:table-cell>
          <table:table-cell table:style-name="ce2" office:value-type="float" office:value="1199" calcext:value-type="float">
            <text:p>1199</text:p>
          </table:table-cell>
          <table:table-cell table:style-name="ce2" office:value-type="string" calcext:value-type="string">
            <text:p>2364/5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Fccu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1256" calcext:value-type="float">
            <text:p>1256</text:p>
          </table:table-cell>
          <table:table-cell table:style-name="ce5" office:value-type="float" office:value="277.4" calcext:value-type="float">
            <text:p>27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78" calcext:value-type="float">
            <text:p>378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vaz důchodců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1.78" calcext:value-type="float">
            <text:p>31,7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79" calcext:value-type="float">
            <text:p>379</text:p>
          </table:table-cell>
          <table:table-cell table:style-name="ce5" office:value-type="string" calcext:value-type="string">
            <text:p>Rektorská</text:p>
          </table:table-cell>
          <table:table-cell table:style-name="ce2" office:value-type="string" calcext:value-type="string">
            <text:p>580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906/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dafone Č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6620" calcext:value-type="float">
            <text:p>2662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0" calcext:value-type="float">
            <text:p>380</text:p>
          </table:table-cell>
          <table:table-cell table:style-name="ce5" office:value-type="string" calcext:value-type="string">
            <text:p>Smikova</text:p>
          </table:table-cell>
          <table:table-cell table:style-name="ce2" office:value-type="string" calcext:value-type="string">
            <text:p>831/12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string" calcext:value-type="string">
            <text:p>221/166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.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776.8" calcext:value-type="float">
            <text:p>9776,8</text:p>
          </table:table-cell>
          <table:table-cell table:style-name="ce5" office:value-type="float" office:value="0.25" calcext:value-type="float">
            <text:p>0,2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1" calcext:value-type="float">
            <text:p>381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Telefonica 02 Czech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2" calcext:value-type="float">
            <text:p>382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Jiří Doležal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1478.61" calcext:value-type="float">
            <text:p>1478,61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3" calcext:value-type="float">
            <text:p>383</text:p>
          </table:table-cell>
          <table:table-cell table:style-name="ce5" office:value-type="string" calcext:value-type="string">
            <text:p>Střížkovská</text:p>
          </table:table-cell>
          <table:table-cell table:style-name="ce2" office:value-type="string" calcext:value-type="string">
            <text:p>434/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9/4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Střížk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4" calcext:value-type="float">
            <text:p>384</text:p>
          </table:table-cell>
          <table:table-cell table:style-name="ce5" office:value-type="string" calcext:value-type="string">
            <text:p>Šedova</text:p>
          </table:table-cell>
          <table:table-cell table:style-name="ce2" office:value-type="string" calcext:value-type="string">
            <text:p>655/6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string" calcext:value-type="string">
            <text:p>221/92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1" calcext:value-type="float">
            <text:p>13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5" calcext:value-type="float">
            <text:p>385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0/19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1798/15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unmay Trade s.r.o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04.56" calcext:value-type="float">
            <text:p>204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6" calcext:value-type="float">
            <text:p>386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1031/17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1798/16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13.44" calcext:value-type="float">
            <text:p>213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7" calcext:value-type="float">
            <text:p>387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2/28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string" calcext:value-type="string">
            <text:p>1798/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etr Ziká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56.52" calcext:value-type="float">
            <text:p>156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88" calcext:value-type="float">
            <text:p>388</text:p>
          </table:table-cell>
          <table:table-cell table:style-name="ce5" office:value-type="string" calcext:value-type="string">
            <text:p>V Remízku</text:p>
          </table:table-cell>
          <table:table-cell table:style-name="ce2" office:value-type="string" calcext:value-type="string">
            <text:p>983/2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string" calcext:value-type="string">
            <text:p>1798/4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Elektroservis B MIK</text:p>
          </table:table-cell>
          <table:table-cell table:style-name="ce2" office:value-type="string" calcext:value-type="string">
            <text:p>opravna</text:p>
          </table:table-cell>
          <table:table-cell table:style-name="ce5" office:value-type="float" office:value="1048.53" calcext:value-type="float">
            <text:p>1048,53</text:p>
          </table:table-cell>
          <table:table-cell table:style-name="ce5" office:value-type="float" office:value="74.13" calcext:value-type="float">
            <text:p>74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89" calcext:value-type="float">
            <text:p>389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0/15</text:p>
          </table:table-cell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221/5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0" calcext:value-type="float">
            <text:p>390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1/13</text:p>
          </table:table-cell>
          <table:table-cell table:style-name="ce2" office:value-type="float" office:value="1031" calcext:value-type="float">
            <text:p>1031</text:p>
          </table:table-cell>
          <table:table-cell table:style-name="ce2" office:value-type="string" calcext:value-type="string">
            <text:p>221/5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Sdružení MT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66.45" calcext:value-type="float">
            <text:p>1466,45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1" calcext:value-type="float">
            <text:p>391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2/11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221/57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UPC ČR a.s</text:p>
          </table:table-cell>
          <table:table-cell table:style-name="ce2" office:value-type="string" calcext:value-type="string">
            <text:p>skříň v chodbě domu</text:p>
          </table:table-cell>
          <table:table-cell table:style-name="ce5" office:value-type="float" office:value="9825.2" calcext:value-type="float">
            <text:p>9825,2</text:p>
          </table:table-cell>
          <table:table-cell table:style-name="ce5" office:value-type="float" office:value="0.5" calcext:value-type="float">
            <text:p>0,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2" calcext:value-type="float">
            <text:p>392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1035/5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221/54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Hien Pham V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8.13" calcext:value-type="float">
            <text:p>18,1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3" calcext:value-type="float">
            <text:p>393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20/30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string" calcext:value-type="string">
            <text:p>221/209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Barbora Vaničk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320" calcext:value-type="float">
            <text:p>1320</text:p>
          </table:table-cell>
          <table:table-cell table:style-name="ce5" office:value-type="float" office:value="24.2" calcext:value-type="float">
            <text:p>24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4" calcext:value-type="float">
            <text:p>394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CENTRA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65.3" calcext:value-type="float">
            <text:p>465,3</text:p>
          </table:table-cell>
          <table:table-cell table:style-name="ce5" office:value-type="float" office:value="21.1" calcext:value-type="float">
            <text:p>21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5" calcext:value-type="float">
            <text:p>395</text:p>
          </table:table-cell>
          <table:table-cell table:style-name="ce5" office:value-type="string" calcext:value-type="string">
            <text:p>Vašátkova</text:p>
          </table:table-cell>
          <table:table-cell table:style-name="ce2" office:value-type="string" calcext:value-type="string">
            <text:p>819/28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221/208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bility Czech s.r.o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6" calcext:value-type="float">
            <text:p>396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Andrea Lhoták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67.65" calcext:value-type="float">
            <text:p>67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7" calcext:value-type="float">
            <text:p>397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8/3</text:p>
          </table:table-cell>
          <table:table-cell table:style-name="ce2" office:value-type="float" office:value="1068" calcext:value-type="float">
            <text:p>1068</text:p>
          </table:table-cell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3.3" calcext:value-type="float">
            <text:p>13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398" calcext:value-type="float">
            <text:p>398</text:p>
          </table:table-cell>
          <table:table-cell table:style-name="ce5" office:value-type="string" calcext:value-type="string">
            <text:p>Vlčkova</text:p>
          </table:table-cell>
          <table:table-cell table:style-name="ce2" office:value-type="string" calcext:value-type="string">
            <text:p>1069/1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string" calcext:value-type="string">
            <text:p>101</text:p>
          </table:table-cell>
          <table:table-cell table:style-name="ce2" office:value-type="string" calcext:value-type="string">
            <text:p>Praha 14</text:p>
          </table:table-cell>
          <table:table-cell table:style-name="ce2" office:value-type="string" calcext:value-type="string">
            <text:p>Černý Most</text:p>
          </table:table-cell>
          <table:table-cell table:style-name="ce5" office:value-type="string" calcext:value-type="string">
            <text:p>Jaroslav Cádr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02.44" calcext:value-type="float">
            <text:p>902,44</text:p>
          </table:table-cell>
          <table:table-cell table:style-name="ce5" office:value-type="float" office:value="12.84" calcext:value-type="float">
            <text:p>12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399" calcext:value-type="float">
            <text:p>399</text:p>
          </table:table-cell>
          <table:table-cell table:style-name="ce5" office:value-type="string" calcext:value-type="string">
            <text:p>Vocelova</text:p>
          </table:table-cell>
          <table:table-cell table:style-name="ce2" office:value-type="string" calcext:value-type="string">
            <text:p>602/3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40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nár menšin o.p.s</text:p>
          </table:table-cell>
          <table:table-cell table:style-name="ce2" office:value-type="string" calcext:value-type="string">
            <text:p>kanceláře</text:p>
          </table:table-cell>
          <table:table-cell/>
          <table:table-cell table:style-name="ce5" office:value-type="float" office:value="985.45" calcext:value-type="float">
            <text:p>985,45</text:p>
          </table:table-cell>
          <table:table-cell table:style-name="ce2" office:value-type="string" calcext:value-type="string">
            <text:p>neurčitá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0" calcext:value-type="float">
            <text:p>40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2/16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1798/16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rcela Moudfich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26" calcext:value-type="float">
            <text:p>22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1" calcext:value-type="float">
            <text:p>40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8" calcext:value-type="float">
            <text:p>46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2" calcext:value-type="float">
            <text:p>40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84/8</text:p>
          </table:table-cell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1798/7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tárková Jan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3" calcext:value-type="float">
            <text:p>40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an Quang Hung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78.5" calcext:value-type="float">
            <text:p>7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4" calcext:value-type="float">
            <text:p>40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49.4" calcext:value-type="float">
            <text:p>4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5" calcext:value-type="float">
            <text:p>40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iři Koírč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1.09" calcext:value-type="float">
            <text:p>831,09</text:p>
          </table:table-cell>
          <table:table-cell table:style-name="ce5" office:value-type="float" office:value="180" calcext:value-type="float">
            <text:p>1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6" calcext:value-type="float">
            <text:p>406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3/18</text:p>
          </table:table-cell>
          <table:table-cell table:style-name="ce2" office:value-type="float" office:value="1033" calcext:value-type="float">
            <text:p>1033</text:p>
          </table:table-cell>
          <table:table-cell table:style-name="ce2" office:value-type="string" calcext:value-type="string">
            <text:p>1798/16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Dana Ešnerová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7" calcext:value-type="float">
            <text:p>407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ěra Pospíšilová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280" calcext:value-type="float">
            <text:p>28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8" calcext:value-type="float">
            <text:p>408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423.71" calcext:value-type="float">
            <text:p>1423,71</text:p>
          </table:table-cell>
          <table:table-cell table:style-name="ce5" office:value-type="float" office:value="39.4" calcext:value-type="float">
            <text:p>3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09" calcext:value-type="float">
            <text:p>40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4/20</text:p>
          </table:table-cell>
          <table:table-cell table:style-name="ce2" office:value-type="float" office:value="1034" calcext:value-type="float">
            <text:p>1034</text:p>
          </table:table-cell>
          <table:table-cell table:style-name="ce2" office:value-type="string" calcext:value-type="string">
            <text:p>1798/1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ladimír Kubi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9" calcext:value-type="float">
            <text:p>6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0" calcext:value-type="float">
            <text:p>4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edicim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410" calcext:value-type="float">
            <text:p>1410</text:p>
          </table:table-cell>
          <table:table-cell table:style-name="ce5" office:value-type="float" office:value="88.5" calcext:value-type="float">
            <text:p>88,5</text:p>
          </table:table-cell>
          <table:table-cell table:style-name="ce2" office:value-type="string" calcext:value-type="string">
            <text:p>1.2.2022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1" calcext:value-type="float">
            <text:p>4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2" calcext:value-type="float">
            <text:p>412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istián Koub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.5" calcext:value-type="float">
            <text:p>18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3" calcext:value-type="float">
            <text:p>413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5/22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1798/1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ibor Marek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139" calcext:value-type="float">
            <text:p>1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4" calcext:value-type="float">
            <text:p>41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ilm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73.8" calcext:value-type="float">
            <text:p>73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5" calcext:value-type="float">
            <text:p>415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1036/24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string" calcext:value-type="string">
            <text:p>1798/1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ina-lnter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office:value-type="float" office:value="555.5" calcext:value-type="float">
            <text:p>555,5</text:p>
          </table:table-cell>
          <table:table-cell table:style-name="ce2" office:value-type="string" calcext:value-type="string">
            <text:p>4.10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6" calcext:value-type="float">
            <text:p>416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CENTRA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.98" calcext:value-type="float">
            <text:p>320,98</text:p>
          </table:table-cell>
          <table:table-cell table:style-name="ce5" office:value-type="float" office:value="82.3" calcext:value-type="float">
            <text:p>8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7" calcext:value-type="float">
            <text:p>417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9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net int s.r o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18" calcext:value-type="float">
            <text:p>418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2/9</text:p>
          </table:table-cell>
          <table:table-cell table:style-name="ce2" office:value-type="float" office:value="1042" calcext:value-type="float">
            <text:p>1042</text:p>
          </table:table-cell>
          <table:table-cell table:style-name="ce2" office:value-type="string" calcext:value-type="string">
            <text:p>1788/15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dafon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7252.57" calcext:value-type="float">
            <text:p>7252,57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19" calcext:value-type="float">
            <text:p>419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ld Training ASS.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722.58" calcext:value-type="float">
            <text:p>722,58</text:p>
          </table:table-cell>
          <table:table-cell table:style-name="ce5" office:value-type="float" office:value="248" calcext:value-type="float">
            <text:p>2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0" calcext:value-type="float">
            <text:p>420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reshotd Training ASS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0" calcext:value-type="float">
            <text:p>16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1" calcext:value-type="float">
            <text:p>421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39/32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string" calcext:value-type="string">
            <text:p>1798/17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uk c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" calcext:value-type="float">
            <text:p>100</text:p>
          </table:table-cell>
          <table:table-cell table:style-name="ce2" office:value-type="string" calcext:value-type="string">
            <text:p>neurčití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CENTRA a.s.</text:p>
          </table:table-cell>
          <table:table-cell table:style-name="ce2" office:value-type="float" office:value="422" calcext:value-type="float">
            <text:p>422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volný prostor</text:p>
          </table:table-cell>
          <table:table-cell/>
          <table:table-cell table:style-name="ce5" office:value-type="float" office:value="82.66" calcext:value-type="float">
            <text:p>82,6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3" calcext:value-type="float">
            <text:p>423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Ivana Danielová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6.5" calcext:value-type="float">
            <text:p>1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4" calcext:value-type="float">
            <text:p>424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-Mobile CR a.s.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4148.56" calcext:value-type="float">
            <text:p>4148,56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5" calcext:value-type="float">
            <text:p>425</text:p>
          </table:table-cell>
          <table:table-cell table:style-name="ce5" office:value-type="string" calcext:value-type="string">
            <text:p>Wassermannova</text:p>
          </table:table-cell>
          <table:table-cell table:style-name="ce2" office:value-type="string" calcext:value-type="string">
            <text:p>1043/7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string" calcext:value-type="string">
            <text:p>1798/4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Telefónica 02 Czech a.s</text:p>
          </table:table-cell>
          <table:table-cell table:style-name="ce2" office:value-type="string" calcext:value-type="string">
            <text:p>střecha - anténa</text:p>
          </table:table-cell>
          <table:table-cell table:style-name="ce5" office:value-type="float" office:value="3512.75" calcext:value-type="float">
            <text:p>3512,75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6" calcext:value-type="float">
            <text:p>426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MKA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00" calcext:value-type="float">
            <text:p>30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7" calcext:value-type="float">
            <text:p>427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1.04" calcext:value-type="float">
            <text:p>451,04</text:p>
          </table:table-cell>
          <table:table-cell table:style-name="ce5" office:value-type="float" office:value="874.06" calcext:value-type="float">
            <text:p>874,0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8" calcext:value-type="float">
            <text:p>428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lav Hruš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50.57" calcext:value-type="float">
            <text:p>650,57</text:p>
          </table:table-cell>
          <table:table-cell table:style-name="ce5" office:value-type="float" office:value="361.47" calcext:value-type="float">
            <text:p>361,4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29" calcext:value-type="float">
            <text:p>429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Mateřské centrum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335.8" calcext:value-type="float">
            <text:p>335,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0" calcext:value-type="float">
            <text:p>430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81/21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string" calcext:value-type="string">
            <text:p>1798/4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Alena Peníšková</text:p>
          </table:table-cell>
          <table:table-cell table:style-name="ce2" office:value-type="string" calcext:value-type="string">
            <text:p>učebna - školka</text:p>
          </table:table-cell>
          <table:table-cell table:style-name="ce5" office:value-type="float" office:value="462.59" calcext:value-type="float">
            <text:p>462,59</text:p>
          </table:table-cell>
          <table:table-cell table:style-name="ce5" office:value-type="float" office:value="80.02" calcext:value-type="float">
            <text:p>80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1" calcext:value-type="float">
            <text:p>431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Jiří Herrm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ENTRA a.s.</text:p>
          </table:table-cell>
          <table:table-cell table:style-name="ce2" office:value-type="float" office:value="432" calcext:value-type="float">
            <text:p>432</text:p>
          </table:table-cell>
          <table:table-cell table:style-name="ce5" office:value-type="string" calcext:value-type="string">
            <text:p>Zbuzkova</text:p>
          </table:table-cell>
          <table:table-cell table:style-name="ce2" office:value-type="string" calcext:value-type="string">
            <text:p>285/34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Městská knihovna</text:p>
          </table:table-cell>
          <table:table-cell table:style-name="ce2" office:value-type="string" calcext:value-type="string">
            <text:p>knihovna</text:p>
          </table:table-cell>
          <table:table-cell table:style-name="ce5" office:value-type="float" office:value="441.33" calcext:value-type="float">
            <text:p>441,33</text:p>
          </table:table-cell>
          <table:table-cell table:style-name="ce5" office:value-type="float" office:value="216.61" calcext:value-type="float">
            <text:p>216,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č.p. 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 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1.58" calcext:value-type="float">
            <text:p>121,58</text:p>
          </table:table-cell>
          <table:table-cell table:style-name="ce2" office:value-type="string" calcext:value-type="string">
            <text:p>1.9.2022</text:p>
          </table:table-cell>
          <table:table-cell table:style-name="ce5" office:value-type="float" office:value="716832" calcext:value-type="float">
            <text:p>716832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 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419.69" calcext:value-type="float">
            <text:p>419,6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ĚMECKÁ OBCH.AKAD.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1.89" calcext:value-type="float">
            <text:p>541,89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Á OBCH-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38.43" calcext:value-type="float">
            <text:p>538,43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ělohorská 171</text:p>
          </table:table-cell>
          <table:table-cell table:style-name="ce2" office:value-type="string" calcext:value-type="string">
            <text:p>182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1215,121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ANGLO-NÉMECKA OBCH.AKAD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45.5" calcext:value-type="float">
            <text:p>545,5</text:p>
          </table:table-cell>
          <table:table-cell table:style-name="ce2" office:value-type="string" calcext:value-type="string">
            <text:p>1.9.2022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327.69" calcext:value-type="float">
            <text:p>1327,6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lovka 4</text:p>
          </table:table-cell>
          <table:table-cell table:style-name="ce2" office:value-type="string" calcext:value-type="string">
            <text:p>99.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Libeň</text:p>
          </table:table-cell>
          <table:table-cell table:style-name="ce5" office:value-type="string" calcext:value-type="string">
            <text:p>ACROMION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115.84" calcext:value-type="float">
            <text:p>115,8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za m2 vypočte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RENINOVÁ AN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AIKO A.S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44.05" calcext:value-type="float">
            <text:p>44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ZEMĚDĚLSKÁ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700" calcext:value-type="float">
            <text:p>2700</text:p>
          </table:table-cell>
          <table:table-cell table:style-name="ce5" office:value-type="float" office:value="691.31" calcext:value-type="float">
            <text:p>691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RINFAJ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50" calcext:value-type="float">
            <text:p>6350</text:p>
          </table:table-cell>
          <table:table-cell table:style-name="ce5" office:value-type="float" office:value="106.18" calcext:value-type="float">
            <text:p>106,1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84.71" calcext:value-type="float">
            <text:p>184,71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127.16" calcext:value-type="float">
            <text:p>127,16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KROTERI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205.38" calcext:value-type="float">
            <text:p>205,38</text:p>
          </table:table-cell>
          <table:table-cell table:style-name="ce2" office:value-type="string" calcext:value-type="string">
            <text:p>31.12.20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Celetná 8</text:p>
          </table:table-cell>
          <table:table-cell table:style-name="ce2" office:value-type="string" calcext:value-type="string">
            <text:p>556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string" calcext:value-type="string">
            <text:p>54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CHMAN TOMÁŠ ING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8100" calcext:value-type="float">
            <text:p>38100</text:p>
          </table:table-cell>
          <table:table-cell table:style-name="ce5" office:value-type="float" office:value="46.16" calcext:value-type="float">
            <text:p>46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vičebná 9</text:p>
          </table:table-cell>
          <table:table-cell table:style-name="ce2" office:value-type="string" calcext:value-type="string">
            <text:p>6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776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Břevn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OS A SOU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75.46" calcext:value-type="float">
            <text:p>4275,4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rtinová 3</text:p>
          </table:table-cell>
          <table:table-cell table:style-name="ce2" office:value-type="string" calcext:value-type="string">
            <text:p>3215</text:p>
          </table:table-cell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30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učeb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ubečská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42.34" calcext:value-type="float">
            <text:p>442,34</text:p>
          </table:table-cell>
          <table:table-cell table:style-name="ce5" office:value-type="float" office:value="738.73" calcext:value-type="float">
            <text:p>738,73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ubečská 10</text:p>
          </table:table-cell>
          <table:table-cell table:style-name="ce2" office:value-type="string" calcext:value-type="string">
            <text:p>90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138, 3117/1, 3117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ETROPOLITNÍ UNIVER PRAH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1727.24" calcext:value-type="float">
            <text:p>1727,24</text:p>
          </table:table-cell>
          <table:table-cell table:style-name="ce2" office:value-type="string" calcext:value-type="string">
            <text:p>31.8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2" calcext:value-type="float">
            <text:p>8152</text:p>
          </table:table-cell>
          <table:table-cell table:style-name="ce5" office:value-type="float" office:value="103.89" calcext:value-type="float">
            <text:p>103,8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162.53" calcext:value-type="float">
            <text:p>162,5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69.09" calcext:value-type="float">
            <text:p>69,0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" calcext:value-type="float">
            <text:p>1018</text:p>
          </table:table-cell>
          <table:table-cell table:style-name="ce5" office:value-type="float" office:value="189.04" calcext:value-type="float">
            <text:p>189,0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Dušní 3</text:p>
          </table:table-cell>
          <table:table-cell table:style-name="ce2" office:value-type="string" calcext:value-type="string">
            <text:p>927.1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76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IR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6" calcext:value-type="float">
            <text:p>4076</text:p>
          </table:table-cell>
          <table:table-cell table:style-name="ce5" office:value-type="float" office:value="60.16" calcext:value-type="float">
            <text:p>60,1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vorská 0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uchdol</text:p>
          </table:table-cell>
          <table:table-cell table:style-name="ce5" office:value-type="string" calcext:value-type="string">
            <text:p>ČESKÁ ZEMĚDĚLSKÁ UNIVERZITA</text:p>
          </table:table-cell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522.56" calcext:value-type="float">
            <text:p>1522,5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Dykova 2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1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YRŠMÍDOVÁ JANA</text:p>
          </table:table-cell>
          <table:table-cell/>
          <table:table-cell table:style-name="ce5" office:value-type="float" office:value="315.76" calcext:value-type="float">
            <text:p>315,76</text:p>
          </table:table-cell>
          <table:table-cell table:style-name="ce5" office:value-type="float" office:value="1334.16" calcext:value-type="float">
            <text:p>1334,16</text:p>
          </table:table-cell>
          <table:table-cell table:style-name="ce2" office:value-type="string" calcext:value-type="string">
            <text:p>1.9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loubětinská 26</text:p>
          </table:table-cell>
          <table:table-cell table:style-name="ce2" office:value-type="string" calcext:value-type="string">
            <text:p>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0,71, 72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Hloubětín</text:p>
          </table:table-cell>
          <table:table-cell table:style-name="ce5" office:value-type="string" calcext:value-type="string">
            <text:p>UNIVERZITA KARL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27.7" calcext:value-type="float">
            <text:p>427,7</text:p>
          </table:table-cell>
          <table:table-cell table:style-name="ce5" office:value-type="float" office:value="2489.37" calcext:value-type="float">
            <text:p>2489,37</text:p>
          </table:table-cell>
          <table:table-cell table:style-name="ce2" office:value-type="string" calcext:value-type="string">
            <text:p>31.1.2015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usitská 7</text:p>
          </table:table-cell>
          <table:table-cell table:style-name="ce2" office:value-type="string" calcext:value-type="string">
            <text:p>1050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400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, 1151,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KOTEK PETR</text:p>
          </table:table-cell>
          <table:table-cell table:style-name="ce2" office:value-type="string" calcext:value-type="string">
            <text:p>hala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577.33" calcext:value-type="float">
            <text:p>577,33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usova 0</text:p>
          </table:table-cell>
          <table:table-cell table:style-name="ce2" office:value-type="string" calcext:value-type="string">
            <text:p>2040</text:p>
          </table:table-cell>
          <table:table-cell/>
          <table:table-cell table:style-name="ce2" office:value-type="string" calcext:value-type="string">
            <text:p>1150. 1151 1152</text:p>
          </table:table-cell>
          <table:table-cell table:number-columns-repeated="2" table:style-name="ce2" office:value-type="string" calcext:value-type="string">
            <text:p>Černošice</text:p>
          </table:table-cell>
          <table:table-cell table:style-name="ce5" office:value-type="string" calcext:value-type="string">
            <text:p>H I SERVIS S R.O</text:p>
          </table:table-cell>
          <table:table-cell table:style-name="ce2" office:value-type="string" calcext:value-type="string">
            <text:p>radiotelefonní síť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4520" calcext:value-type="float">
            <text:p>14520</text:p>
          </table:table-cell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rezidence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Italská 36</text:p>
          </table:table-cell>
          <table:table-cell table:style-name="ce2" office:value-type="string" calcext:value-type="string">
            <text:p>43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Praha 3</text:p>
          </table:table-cell>
          <table:table-cell table:style-name="ce2" office:value-type="string" calcext:value-type="string">
            <text:p>Žižk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omek vrátného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51.77" calcext:value-type="float">
            <text:p>251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9.14" calcext:value-type="float">
            <text:p>1419,1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91" calcext:value-type="float">
            <text:p>89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 2078/168, 2078/198, 2079/19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262" calcext:value-type="float">
            <text:p>12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8" calcext:value-type="float">
            <text:p>60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ahodová 44</text:p>
          </table:table-cell>
          <table:table-cell table:style-name="ce2" office:value-type="string" calcext:value-type="string">
            <text:p>28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string" calcext:value-type="string">
            <text:p>2078/167,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Záběhl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buňky na</text:p>
          </table:table-cell>
          <table:table-cell/>
          <table:table-cell table:style-name="ce5" office:value-type="float" office:value="751" calcext:value-type="float">
            <text:p>75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108.89" calcext:value-type="float">
            <text:p>108,89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224.62" calcext:value-type="float">
            <text:p>224,62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1.25" calcext:value-type="float">
            <text:p>161,2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8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28.64" calcext:value-type="float">
            <text:p>128,6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101.9" calcext:value-type="float">
            <text:p>101,9</text:p>
          </table:table-cell>
          <table:table-cell table:style-name="ce5" office:value-type="float" office:value="95.24" calcext:value-type="float">
            <text:p>95,24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0.75" calcext:value-type="float">
            <text:p>180,75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Y O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64.37" calcext:value-type="float">
            <text:p>164,37</text:p>
          </table:table-cell>
          <table:table-cell table:style-name="ce2" office:value-type="string" calcext:value-type="string">
            <text:p>31.7.2025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ĚTSKÝ DOMOV SE ŠKOLOU</text:p>
          </table:table-cell>
          <table:table-cell table:style-name="ce2" office:value-type="string" calcext:value-type="string">
            <text:p>dětský výchovný ústav</text:p>
          </table:table-cell>
          <table:table-cell table:style-name="ce5" office:value-type="float" office:value="434.09" calcext:value-type="float">
            <text:p>434,09</text:p>
          </table:table-cell>
          <table:table-cell table:style-name="ce5" office:value-type="float" office:value="185.43" calcext:value-type="float">
            <text:p>185,43</text:p>
          </table:table-cell>
          <table:table-cell table:style-name="ce2" office:value-type="string" calcext:value-type="string">
            <text:p>3.17203e+006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33.54" calcext:value-type="float">
            <text:p>33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ana Masaryka 16</text:p>
          </table:table-cell>
          <table:table-cell table:style-name="ce2" office:value-type="string" calcext:value-type="string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1258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ětský výchovný ústav</text:p>
          </table:table-cell>
          <table:table-cell/>
          <table:table-cell table:style-name="ce5" office:value-type="float" office:value="18.77" calcext:value-type="float">
            <text:p>18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Jana Růžičky 19</text:p>
          </table:table-cell>
          <table:table-cell table:style-name="ce2" office:value-type="string" calcext:value-type="string">
            <text:p>1179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string" calcext:value-type="string">
            <text:p>2342/72, 2342/7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ZÁKLADNÍ UMĚL ŠKOL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26.91" calcext:value-type="float">
            <text:p>1426,9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Jandova 7</text:p>
          </table:table-cell>
          <table:table-cell table:style-name="ce2" office:value-type="string" calcext:value-type="string">
            <text:p>319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640/7, 1640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1.02" calcext:value-type="float">
            <text:p>111,0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dům děti a mládeže</text:p>
          </table:table-cell>
          <table:table-cell/>
          <table:table-cell table:style-name="ce5" office:value-type="float" office:value="1849.58" calcext:value-type="float">
            <text:p>1849,58</text:p>
          </table:table-cell>
          <table:table-cell table:style-name="ce2" office:value-type="string" calcext:value-type="string">
            <text:p>7.11.201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.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AUTOCENTRUM ESA - jí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2.07" calcext:value-type="float">
            <text:p>242,0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MČ PRAHA - ŠTÉRBOHOLY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87.82" calcext:value-type="float">
            <text:p>487,8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 učilišti 15</text:p>
          </table:table-cell>
          <table:table-cell table:style-name="ce2" office:value-type="string" calcext:value-type="string">
            <text:p>16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100/1, 100/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Štěrboholy</text:p>
          </table:table-cell>
          <table:table-cell table:style-name="ce5" office:value-type="string" calcext:value-type="string">
            <text:p>POSOLDA MILAN</text:p>
          </table:table-cell>
          <table:table-cell table:style-name="ce2" office:value-type="string" calcext:value-type="string">
            <text:p>autoservis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93.51" calcext:value-type="float">
            <text:p>93,51</text:p>
          </table:table-cell>
          <table:table-cell table:style-name="ce2" office:value-type="string" calcext:value-type="string">
            <text:p>26.1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KALOUS STANI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7.26" calcext:value-type="float">
            <text:p>27,2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ADACE ARTEViDE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28.48" calcext:value-type="float">
            <text:p>128,4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6.1" calcext:value-type="float">
            <text:p>26,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3.7" calcext:value-type="float">
            <text:p>33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ASUS DIRECT MAIL A.S.</text:p>
          </table:table-cell>
          <table:table-cell table:style-name="ce2" office:value-type="string" calcext:value-type="string">
            <text:p>informační místno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2" calcext:value-type="float">
            <text:p>62,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S.ÚSTAV ZAH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349" calcext:value-type="float">
            <text:p>3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97.85" calcext:value-type="float">
            <text:p>97,85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FRANCHI TRADING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63.42" calcext:value-type="float">
            <text:p>163,42</text:p>
          </table:table-cell>
          <table:table-cell table:style-name="ce2" office:value-type="string" calcext:value-type="string">
            <text:p>12.9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MPRESS VERL. M.B.H. &amp;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83" calcext:value-type="float">
            <text:p>983</text:p>
          </table:table-cell>
          <table:table-cell table:style-name="ce5" office:value-type="float" office:value="326.7" calcext:value-type="float">
            <text:p>326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Karmelitská 25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40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TRŽIŠTĚ A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83.3" calcext:value-type="float">
            <text:p>8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Ke Kotlářce 4</text:p>
          </table:table-cell>
          <table:table-cell table:style-name="ce2" office:value-type="string" calcext:value-type="string">
            <text:p>16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1901, 1903, 1904, 190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Košíř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63" calcext:value-type="float">
            <text:p>6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Kobrova 6</text:p>
          </table:table-cell>
          <table:table-cell table:style-name="ce2" office:value-type="string" calcext:value-type="string">
            <text:p>1399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string" calcext:value-type="string">
            <text:p>310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epni prosto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Komořanská 63</text:p>
          </table:table-cell>
          <table:table-cell table:style-name="ce2" office:value-type="string" calcext:value-type="string">
            <text:p>326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3835/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ázně Toušeň 0</text:p>
          </table:table-cell>
          <table:table-cell table:style-name="ce2" office:value-type="string" calcext:value-type="string">
            <text:p>1001.1</text:p>
          </table:table-cell>
          <table:table-cell/>
          <table:table-cell table:style-name="ce2" office:value-type="string" calcext:value-type="string">
            <text:p>74/3</text:p>
          </table:table-cell>
          <table:table-cell table:number-columns-repeated="2" table:style-name="ce2" office:value-type="string" calcext:value-type="string">
            <text:p>Lázně Toušeň</text:p>
          </table:table-cell>
          <table:table-cell table:style-name="ce5" office:value-type="string" calcext:value-type="string">
            <text:p>AM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78.41" calcext:value-type="float">
            <text:p>178,41</text:p>
          </table:table-cell>
          <table:table-cell table:style-name="ce5" office:value-type="float" office:value="1121" calcext:value-type="float">
            <text:p>1121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mimo Prahu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.CZ O.P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22.2" calcext:value-type="float">
            <text:p>22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Český fond umění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824.58" calcext:value-type="float">
            <text:p>2824,58</text:p>
          </table:table-cell>
          <table:table-cell table:style-name="ce5" office:value-type="float" office:value="97" calcext:value-type="float">
            <text:p>9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alé nám. 12</text:p>
          </table:table-cell>
          <table:table-cell table:style-name="ce2" office:value-type="string" calcext:value-type="string">
            <text:p>458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EZISKOVKY CZ O.P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36" calcext:value-type="float">
            <text:p>1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IBULKOVÁ ILONA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21.33" calcext:value-type="float">
            <text:p>21,3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O-TRADE-POINT S.R.O</text:p>
          </table:table-cell>
          <table:table-cell table:style-name="ce2" office:value-type="string" calcext:value-type="string">
            <text:p>bar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198.42" calcext:value-type="float">
            <text:p>198,42</text:p>
          </table:table-cell>
          <table:table-cell table:style-name="ce2" office:value-type="string" calcext:value-type="string">
            <text:p>31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GIK TONI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233" calcext:value-type="float">
            <text:p>6233</text:p>
          </table:table-cell>
          <table:table-cell table:style-name="ce5" office:value-type="float" office:value="18.3" calcext:value-type="float">
            <text:p>18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ŠRAJEROVÁ DANIEL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13.7" calcext:value-type="float">
            <text:p>13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Martinská 5</text:p>
          </table:table-cell>
          <table:table-cell table:style-name="ce2" office:value-type="string" calcext:value-type="string">
            <text:p>419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IALOV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836" calcext:value-type="float">
            <text:p>1836</text:p>
          </table:table-cell>
          <table:table-cell table:style-name="ce5" office:value-type="float" office:value="27.3" calcext:value-type="float">
            <text:p>27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IF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ALIPSO GROUP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14" calcext:value-type="float">
            <text:p>8514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26.4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LIVA GARDE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4230" calcext:value-type="float">
            <text:p>44230</text:p>
          </table:table-cell>
          <table:table-cell table:style-name="ce5" office:value-type="float" office:value="33.1" calcext:value-type="float">
            <text:p>33,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352" calcext:value-type="float">
            <text:p>4352</text:p>
          </table:table-cell>
          <table:table-cell table:style-name="ce5" office:value-type="float" office:value="278.3" calcext:value-type="float">
            <text:p>278,3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692" calcext:value-type="float">
            <text:p>1692</text:p>
          </table:table-cell>
          <table:table-cell table:style-name="ce5" office:value-type="float" office:value="75.69" calcext:value-type="float">
            <text:p>75,69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UNTRY 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28" calcext:value-type="float">
            <text:p>1128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HLUMECKÁ MARTIN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305.44" calcext:value-type="float">
            <text:p>305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.8" calcext:value-type="float">
            <text:p>9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lantrichova 15</text:p>
          </table:table-cell>
          <table:table-cell table:style-name="ce2" office:value-type="string" calcext:value-type="string">
            <text:p>463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42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208" calcext:value-type="float">
            <text:p>7208</text:p>
          </table:table-cell>
          <table:table-cell table:style-name="ce5" office:value-type="float" office:value="41.2" calcext:value-type="float">
            <text:p>41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53.3" calcext:value-type="float">
            <text:p>5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50.7" calcext:value-type="float">
            <text:p>150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RT PARK PRAHA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8.7" calcext:value-type="float">
            <text:p>8,7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Michalská 14</text:p>
          </table:table-cell>
          <table:table-cell table:style-name="ce2" office:value-type="string" calcext:value-type="string">
            <text:p>433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4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GALERIE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.R.O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.6" calcext:value-type="float">
            <text:p>53,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GA-SERVIS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69" calcext:value-type="float">
            <text:p>519,69</text:p>
          </table:table-cell>
          <table:table-cell table:style-name="ce5" office:value-type="float" office:value="263" calcext:value-type="float">
            <text:p>26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Ý HORIZONT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58" calcext:value-type="float">
            <text:p>1058</text:p>
          </table:table-cell>
          <table:table-cell table:style-name="ce5" office:value-type="float" office:value="23.4" calcext:value-type="float">
            <text:p>23,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OUPA ZDENĚK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09.5" calcext:value-type="float">
            <text:p>509,5</text:p>
          </table:table-cell>
          <table:table-cell table:style-name="ce5" office:value-type="float" office:value="43.3" calcext:value-type="float">
            <text:p>43,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Mikulandská 6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02" calcext:value-type="float">
            <text:p>1102</text:p>
          </table:table-cell>
          <table:table-cell table:style-name="ce5" office:value-type="float" office:value="220.37" calcext:value-type="float">
            <text:p>220,37</text:p>
          </table:table-cell>
          <table:table-cell table:style-name="ce2" office:value-type="string" calcext:value-type="string">
            <text:p>11.5.202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Mikulandská 8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81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1.1" calcext:value-type="float">
            <text:p>3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Mlékárenská 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69/2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Vysočan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dílna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Modřany - domek ČD</text:p>
          </table:table-cell>
          <table:table-cell table:style-name="ce2" office:value-type="string" calcext:value-type="string">
            <text:p>? 4100</text:p>
          </table:table-cell>
          <table:table-cell table:number-columns-repeated="2"/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TJ SPARTAK MODŘANY</text:p>
          </table:table-cell>
          <table:table-cell table:style-name="ce2" office:value-type="string" calcext:value-type="string">
            <text:p>loděnic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9.38" calcext:value-type="float">
            <text:p>79,3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yjavská 2</text:p>
          </table:table-cell>
          <table:table-cell table:style-name="ce2" office:value-type="string" calcext:value-type="string">
            <text:p>624.1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485" calcext:value-type="float">
            <text:p>248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RMITE PAU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4.82" calcext:value-type="float">
            <text:p>44,8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ELVIA SPO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63.8" calcext:value-type="float">
            <text:p>2163,8</text:p>
          </table:table-cell>
          <table:table-cell table:style-name="ce5" office:value-type="float" office:value="113.31" calcext:value-type="float">
            <text:p>113,3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JHV-ENGINEERING S R 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186.45" calcext:value-type="float">
            <text:p>186,4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ALÉN SPOL 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282.44" calcext:value-type="float">
            <text:p>282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SDR.BÝVALÝCH POL VĚZŇ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52.08" calcext:value-type="float">
            <text:p>252,08</text:p>
          </table:table-cell>
          <table:table-cell table:style-name="ce5" office:value-type="float" office:value="75.38" calcext:value-type="float">
            <text:p>75,38</text:p>
          </table:table-cell>
          <table:table-cell table:style-name="ce2" office:value-type="string" calcext:value-type="string">
            <text:p>13.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LOSSA,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76.72" calcext:value-type="float">
            <text:p>2076,72</text:p>
          </table:table-cell>
          <table:table-cell table:style-name="ce5" office:value-type="float" office:value="114.49" calcext:value-type="float">
            <text:p>114,4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,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KULÍŠEK KAR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16.67" calcext:value-type="float">
            <text:p>2616,67</text:p>
          </table:table-cell>
          <table:table-cell table:style-name="ce5" office:value-type="float" office:value="27.23" calcext:value-type="float">
            <text:p>27,23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IKTOROVA JAN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7.47" calcext:value-type="float">
            <text:p>1267,47</text:p>
          </table:table-cell>
          <table:table-cell table:style-name="ce5" office:value-type="float" office:value="46.22" calcext:value-type="float">
            <text:p>46,2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GTS CZECH S 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29.91" calcext:value-type="float">
            <text:p>1929,91</text:p>
          </table:table-cell>
          <table:table-cell table:style-name="ce5" office:value-type="float" office:value="5.28" calcext:value-type="float">
            <text:p>5,2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ČESKÁ SPOLEČNOST ORNITOLOG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7.6" calcext:value-type="float">
            <text:p>407,6</text:p>
          </table:table-cell>
          <table:table-cell table:style-name="ce5" office:value-type="float" office:value="157.06" calcext:value-type="float">
            <text:p>157,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Bělohlávková Libuš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8.2" calcext:value-type="float">
            <text:p>108,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provozovna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.58" calcext:value-type="float">
            <text:p>12,5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Na bělidle 34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309 31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YATSUKEVYCH IVETTA</text:p>
          </table:table-cell>
          <table:table-cell table:style-name="ce2" office:value-type="string" calcext:value-type="string">
            <text:p>fyzioterapeutická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1.95" calcext:value-type="float">
            <text:p>111,9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Nad lomem 2</text:p>
          </table:table-cell>
          <table:table-cell table:style-name="ce2" office:value-type="string" calcext:value-type="string">
            <text:p>1770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764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. SKLEP SOBĚ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.16" calcext:value-type="float">
            <text:p>26,16</text:p>
          </table:table-cell>
          <table:table-cell table:style-name="ce5" office:value-type="float" office:value="458.7" calcext:value-type="float">
            <text:p>458,7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Nad Slávii 0</text:p>
          </table:table-cell>
          <table:table-cell table:style-name="ce2" office:value-type="string" calcext:value-type="string">
            <text:p>3281</text:p>
          </table:table-cell>
          <table:table-cell table:style-name="ce2" office:value-type="float" office:value="3281" calcext:value-type="float">
            <text:p>3281</text:p>
          </table:table-cell>
          <table:table-cell table:style-name="ce2" office:value-type="string" calcext:value-type="string">
            <text:p>4501/15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7.7" calcext:value-type="float">
            <text:p>167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OSPODÁŘSKÁ KOMORA HL.M.P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59" calcext:value-type="float">
            <text:p>659</text:p>
          </table:table-cell>
          <table:table-cell table:style-name="ce5" office:value-type="float" office:value="490" calcext:value-type="float">
            <text:p>490</text:p>
          </table:table-cell>
          <table:table-cell table:style-name="ce2" office:value-type="string" calcext:value-type="string">
            <text:p>31.3.201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Nám. Franze Kafky 0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FF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1459" calcext:value-type="float">
            <text:p>11459</text:p>
          </table:table-cell>
          <table:table-cell table:style-name="ce5" office:value-type="float" office:value="314.75" calcext:value-type="float">
            <text:p>314,7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Něvská 24</text:p>
          </table:table-cell>
          <table:table-cell table:style-name="ce2" office:value-type="string" calcext:value-type="string">
            <text:p>622.1</text:p>
          </table:table-cell>
          <table:table-cell table:style-name="ce2" office:value-type="float" office:value="622" calcext:value-type="float">
            <text:p>622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Praha 9</text:p>
          </table:table-cell>
          <table:table-cell table:style-name="ce2" office:value-type="string" calcext:value-type="string">
            <text:p>Čak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25.57" calcext:value-type="float">
            <text:p>25,5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Nové mlýny 5</text:p>
          </table:table-cell>
          <table:table-cell table:style-name="ce2" office:value-type="string" calcext:value-type="string">
            <text:p>1244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string" calcext:value-type="string">
            <text:p>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RAŽSKÉ SLUŽB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8932" calcext:value-type="float">
            <text:p>138932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strov štvanice 0</text:p>
          </table:table-cell>
          <table:table-cell table:style-name="ce2" office:value-type="string" calcext:value-type="string">
            <text:p>858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string" calcext:value-type="string">
            <text:p>1224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534.45" calcext:value-type="float">
            <text:p>534,4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HUSITSKÁ TEOL. FAK UK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6271.96" calcext:value-type="float">
            <text:p>6271,96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999" calcext:value-type="float">
            <text:p>999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covská 4</text:p>
          </table:table-cell>
          <table:table-cell table:style-name="ce2" office:value-type="string" calcext:value-type="string">
            <text:p>3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1246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škola</text:p>
          </table:table-cell>
          <table:table-cell/>
          <table:table-cell table:style-name="ce5" office:value-type="float" office:value="2644.4" calcext:value-type="float">
            <text:p>2644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roboštská 1</text:p>
          </table:table-cell>
          <table:table-cell table:style-name="ce2" office:value-type="string" calcext:value-type="string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7,906,909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PRAŽSKÉ SLUŽB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219" calcext:value-type="float">
            <text:p>32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IDDEN PLACES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78" calcext:value-type="float">
            <text:p>2178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ÁGR MILOSLAV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45.8" calcext:value-type="float">
            <text:p>45,8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ITREUS HOLDING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2100" calcext:value-type="float">
            <text:p>32100</text:p>
          </table:table-cell>
          <table:table-cell table:style-name="ce5" office:value-type="float" office:value="106" calcext:value-type="float">
            <text:p>10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ÁČEK JIŘÍ</text:p>
          </table:table-cell>
          <table:table-cell table:style-name="ce2" office:value-type="string" calcext:value-type="string">
            <text:p>zakázkové krejčovs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3.44" calcext:value-type="float">
            <text:p>123,44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8.32" calcext:value-type="float">
            <text:p>168,3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NESTY INTER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41" calcext:value-type="float">
            <text:p>141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123.5" calcext:value-type="float">
            <text:p>123,5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esh point s.r.o.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5867" calcext:value-type="float">
            <text:p>5867</text:p>
          </table:table-cell>
          <table:table-cell table:style-name="ce5" office:value-type="float" office:value="202.2" calcext:value-type="float">
            <text:p>202,2</text:p>
          </table:table-cell>
          <table:table-cell table:style-name="ce2" office:value-type="string" calcext:value-type="string">
            <text:p>30.6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LOSING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KONTAKTNÍ CENTR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9.49" calcext:value-type="float">
            <text:p>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rovaznická 3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RBA S.R.O. <text:s/>- exek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00.9" calcext:value-type="float">
            <text:p>100,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jmonova 80 (13)</text:p>
          </table:table-cell>
          <table:table-cell/>
          <table:table-cell table:style-name="ce2" office:value-type="float" office:value="1198" calcext:value-type="float">
            <text:p>1198</text:p>
          </table:table-cell>
          <table:table-cell table:style-name="ce2" office:value-type="string" calcext:value-type="string">
            <text:p>2364/80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obylisy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odvinovská 3</text:p>
          </table:table-cell>
          <table:table-cell table:style-name="ce2" office:value-type="string" calcext:value-type="string">
            <text:p>574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157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rč</text:p>
          </table:table-cell>
          <table:table-cell table:style-name="ce5" office:value-type="string" calcext:value-type="string">
            <text:p>volné - již není ve správě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OBČANSKÉ SDRUŽENÍ POHODA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231.52" calcext:value-type="float">
            <text:p>231,52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škotova 6</text:p>
          </table:table-cell>
          <table:table-cell table:style-name="ce2" office:value-type="string" calcext:value-type="string">
            <text:p>1737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string" calcext:value-type="string">
            <text:p>310/7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00.48" calcext:value-type="float">
            <text:p>100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2798/63, 2798/64.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í</text:p>
          </table:table-cell>
          <table:table-cell/>
          <table:table-cell table:style-name="ce5" office:value-type="float" office:value="189.9" calcext:value-type="float">
            <text:p>189,9</text:p>
          </table:table-cell>
          <table:table-cell table:style-name="ce2" office:value-type="string" calcext:value-type="string">
            <text:p>neurčito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aratovská 0</text:p>
          </table:table-cell>
          <table:table-cell table:style-name="ce2" office:value-type="string" calcext:value-type="string">
            <text:p>160.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2798/63, 2798/64, 2798/6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DIAKONIE ČESK CÍRKVE EVA</text:p>
          </table:table-cell>
          <table:table-cell table:style-name="ce2" office:value-type="string" calcext:value-type="string">
            <text:p>přízem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6.4" calcext:value-type="float">
            <text:p>146,4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Sedlec</text:p>
          </table:table-cell>
          <table:table-cell table:style-name="ce2" office:value-type="string" calcext:value-type="string">
            <text:p>? 505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430/3, 430/22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Sedlec</text:p>
          </table:table-cell>
          <table:table-cell table:style-name="ce5" office:value-type="string" calcext:value-type="string">
            <text:p>VÝSTAVNICTVÍ PRAHA A S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30.7" calcext:value-type="float">
            <text:p>230,7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Šárka - Zlodějka</text:p>
          </table:table-cell>
          <table:table-cell table:style-name="ce2" office:value-type="string" calcext:value-type="string">
            <text:p>? 50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361/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Ruzyně</text:p>
          </table:table-cell>
          <table:table-cell table:style-name="ce5" office:value-type="string" calcext:value-type="string">
            <text:p>ČESKÝ JUNÁK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" calcext:value-type="float">
            <text:p>5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NAŠE VOJSKO - KNIŽNÍ DISTRIBUC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224.19" calcext:value-type="float">
            <text:p>224,19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dům dětí a mládež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69.49" calcext:value-type="float">
            <text:p>2269,49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Štefánikova 1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29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Smíchov</text:p>
          </table:table-cell>
          <table:table-cell table:style-name="ce5" office:value-type="string" calcext:value-type="string">
            <text:p>ŠKOLNÍ JÍDELNA PRAHA 5</text:p>
          </table:table-cell>
          <table:table-cell table:style-name="ce2" office:value-type="string" calcext:value-type="string">
            <text:p>školní jídel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14.36" calcext:value-type="float">
            <text:p>814,36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Štupartská 14</text:p>
          </table:table-cell>
          <table:table-cell table:style-name="ce2" office:value-type="string" calcext:value-type="string">
            <text:p>594</text:p>
          </table:table-cell>
          <table:table-cell table:style-name="ce2" office:value-type="float" office:value="594" calcext:value-type="float">
            <text:p>594</text:p>
          </table:table-cell>
          <table:table-cell table:style-name="ce2" office:value-type="string" calcext:value-type="string">
            <text:p>610/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0" calcext:value-type="float">
            <text:p>140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U Skladu 0</text:p>
          </table:table-cell>
          <table:table-cell table:style-name="ce2" office:value-type="string" calcext:value-type="string">
            <text:p>2153</text:p>
          </table:table-cell>
          <table:table-cell table:style-name="ce2" office:value-type="float" office:value="2153" calcext:value-type="float">
            <text:p>2153</text:p>
          </table:table-cell>
          <table:table-cell table:style-name="ce2" office:value-type="string" calcext:value-type="string">
            <text:p>28/4, 29/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omo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27.62" calcext:value-type="float">
            <text:p>727,62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yšehradská 3</text:p>
          </table:table-cell>
          <table:table-cell table:style-name="ce2" office:value-type="string" calcext:value-type="string">
            <text:p>255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13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RAILCOM O.P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6.48" calcext:value-type="float">
            <text:p>196,4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Za Poříčskou bránou</text:p>
          </table:table-cell>
          <table:table-cell table:style-name="ce2" office:value-type="string" calcext:value-type="string">
            <text:p>284.1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174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Karlín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338" calcext:value-type="float">
            <text:p>32338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AR FILI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2.65" calcext:value-type="float">
            <text:p>182,65</text:p>
          </table:table-cell>
          <table:table-cell table:style-name="ce2" office:value-type="string" calcext:value-type="string">
            <text:p>neurčito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Žernovská 27</text:p>
          </table:table-cell>
          <table:table-cell table:style-name="ce2" office:value-type="string" calcext:value-type="string">
            <text:p>131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322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VALKÁR FILIP</text:p>
          </table:table-cell>
          <table:table-cell table:style-name="ce2" office:value-type="string" calcext:value-type="string">
            <text:p>přízemí</text:p>
          </table:table-cell>
          <table:table-cell table:style-name="ce5" office:value-type="float" office:value="720.69" calcext:value-type="float">
            <text:p>720,69</text:p>
          </table:table-cell>
          <table:table-cell table:style-name="ce5" office:value-type="float" office:value="98.55" calcext:value-type="float">
            <text:p>98,55</text:p>
          </table:table-cell>
          <table:table-cell table:style-name="ce2" office:value-type="string" calcext:value-type="string">
            <text:p>neurčito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JANEČEK JINDŘICH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Liga-servis s.r.o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Žitavského</text:p>
          </table:table-cell>
          <table:table-cell table:style-name="ce2" office:value-type="string" calcext:value-type="string">
            <text:p>? 507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194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Zbraslav</text:p>
          </table:table-cell>
          <table:table-cell table:style-name="ce5" office:value-type="string" calcext:value-type="string">
            <text:p>MACH RADEK</text:p>
          </table:table-cell>
          <table:table-cell table:style-name="ce2" office:value-type="string" calcext:value-type="string">
            <text:p>sklad</text:p>
          </table:table-cell>
          <table:table-cell table:number-columns-repeated="2"/>
          <table:table-cell table:style-name="ce2" office:value-type="string" calcext:value-type="string">
            <text:p>neurčito</text:p>
          </table:table-cell>
          <table:table-cell table:style-name="ce5" office:value-type="float" office:value="50000" calcext:value-type="float">
            <text:p>50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7/2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9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Kliment E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.34" calcext:value-type="float">
            <text:p>4,3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Spolek Petr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áňová Alena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.65" calcext:value-type="float">
            <text:p>1,6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8/4</text:p>
          </table:table-cell>
          <table:table-cell table:style-name="ce2" office:value-type="float" office:value="708" calcext:value-type="float">
            <text:p>708</text:p>
          </table:table-cell>
          <table:table-cell table:style-name="ce2" office:value-type="string" calcext:value-type="string">
            <text:p>997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Zimová Iv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33.4" calcext:value-type="float">
            <text:p>3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rtílková Vítězslava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13.02" calcext:value-type="float">
            <text:p>13,0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yprichova</text:p>
          </table:table-cell>
          <table:table-cell table:style-name="ce2" office:value-type="string" calcext:value-type="string">
            <text:p>709/6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string" calcext:value-type="string">
            <text:p>9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Malina Vlastimil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18" calcext:value-type="float">
            <text:p>7,1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5/19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string" calcext:value-type="string">
            <text:p>806/80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rejbalová Dan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6/21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806/808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rel Stejskal</text:p>
          </table:table-cell>
          <table:table-cell table:style-name="ce2" office:value-type="string" calcext:value-type="string">
            <text:p>palačinkáma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68.28" calcext:value-type="float">
            <text:p>68,2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VM CONSULT s. r. o.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válek Richard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36.31" calcext:value-type="float">
            <text:p>36,3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ořejší Tom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34.22" calcext:value-type="float">
            <text:p>34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Tesařík Iv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4.49" calcext:value-type="float">
            <text:p>34,4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řevčická</text:p>
          </table:table-cell>
          <table:table-cell table:style-name="ce2" office:value-type="string" calcext:value-type="string">
            <text:p>637/23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string" calcext:value-type="string">
            <text:p>806/80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rim Luká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35.03" calcext:value-type="float">
            <text:p>35,0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6.17" calcext:value-type="float">
            <text:p>116,1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82/17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5.05" calcext:value-type="float">
            <text:p>45,0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lavatého</text:p>
          </table:table-cell>
          <table:table-cell table:style-name="ce2" office:value-type="string" calcext:value-type="string">
            <text:p>662/17</text:p>
          </table:table-cell>
          <table:table-cell table:style-name="ce2" office:value-type="float" office:value="662" calcext:value-type="float">
            <text:p>662</text:p>
          </table:table-cell>
          <table:table-cell table:style-name="ce2" office:value-type="string" calcext:value-type="string">
            <text:p>89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Háje</text:p>
          </table:table-cell>
          <table:table-cell table:style-name="ce5" office:value-type="string" calcext:value-type="string">
            <text:p>První společná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5.6" calcext:value-type="float">
            <text:p>35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aidar AI Houráni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83.82" calcext:value-type="float">
            <text:p>183,8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Drahokoupilová Miroslav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icochet klub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766.5" calcext:value-type="float">
            <text:p>766,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35.15" calcext:value-type="float">
            <text:p>135,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1/5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string" calcext:value-type="string">
            <text:p>2342/15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iyahya Lina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660.91" calcext:value-type="float">
            <text:p>660,91</text:p>
          </table:table-cell>
          <table:table-cell table:style-name="ce5" office:value-type="float" office:value="190" calcext:value-type="float">
            <text:p>19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32/3</text:p>
          </table:table-cell>
          <table:table-cell table:style-name="ce2" office:value-type="float" office:value="1232" calcext:value-type="float">
            <text:p>1232</text:p>
          </table:table-cell>
          <table:table-cell table:style-name="ce2" office:value-type="string" calcext:value-type="string">
            <text:p>2342/15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zza Ar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251.6" calcext:value-type="float">
            <text:p>251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rosaz o.s.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5.65" calcext:value-type="float">
            <text:p>45,65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ri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8.6" calcext:value-type="float">
            <text:p>28,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rehabilitace</text:p>
          </table:table-cell>
          <table:table-cell/>
          <table:table-cell table:style-name="ce5" office:value-type="float" office:value="79.98" calcext:value-type="float">
            <text:p>79,9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Homola</text:p>
          </table:table-cell>
          <table:table-cell table:style-name="ce2" office:value-type="string" calcext:value-type="string">
            <text:p>laboratoř</text:p>
          </table:table-cell>
          <table:table-cell table:style-name="ce5" office:value-type="float" office:value="519.4" calcext:value-type="float">
            <text:p>519,4</text:p>
          </table:table-cell>
          <table:table-cell table:style-name="ce5" office:value-type="float" office:value="95.3" calcext:value-type="float">
            <text:p>9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ehabilitace</text:p>
          </table:table-cell>
          <table:table-cell table:style-name="ce2" office:value-type="string" calcext:value-type="string">
            <text:p>laboratoř</text:p>
          </table:table-cell>
          <table:table-cell/>
          <table:table-cell table:style-name="ce5" office:value-type="float" office:value="49" calcext:value-type="float">
            <text:p>49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Hornomlýnská</text:p>
          </table:table-cell>
          <table:table-cell table:style-name="ce2" office:value-type="string" calcext:value-type="string">
            <text:p>1255/6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string" calcext:value-type="string">
            <text:p>2342/19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Flora - Svaz těl.post.</text:p>
          </table:table-cell>
          <table:table-cell table:style-name="ce2" office:value-type="string" calcext:value-type="string">
            <text:p>provozní místnost</text:p>
          </table:table-cell>
          <table:table-cell/>
          <table:table-cell table:style-name="ce5" office:value-type="float" office:value="30.6" calcext:value-type="float">
            <text:p>30,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3/2</text:p>
          </table:table-cell>
          <table:table-cell table:style-name="ce2" office:value-type="float" office:value="1233" calcext:value-type="float">
            <text:p>1233</text:p>
          </table:table-cell>
          <table:table-cell table:style-name="ce2" office:value-type="string" calcext:value-type="string">
            <text:p>2342/15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otápěč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9.5" calcext:value-type="float">
            <text:p>1349,5</text:p>
          </table:table-cell>
          <table:table-cell table:style-name="ce5" office:value-type="float" office:value="26.81" calcext:value-type="float">
            <text:p>26,8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družení Jadr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15.32" calcext:value-type="float">
            <text:p>815,32</text:p>
          </table:table-cell>
          <table:table-cell table:style-name="ce5" office:value-type="float" office:value="42.3" calcext:value-type="float">
            <text:p>4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15" calcext:value-type="float">
            <text:p>815,15</text:p>
          </table:table-cell>
          <table:table-cell table:style-name="ce5" office:value-type="float" office:value="85.56" calcext:value-type="float">
            <text:p>85,5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Pilnajová Iv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5.3" calcext:value-type="float">
            <text:p>815,3</text:p>
          </table:table-cell>
          <table:table-cell table:style-name="ce5" office:value-type="float" office:value="85" calcext:value-type="float">
            <text:p>8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abyCafe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4/4</text:p>
          </table:table-cell>
          <table:table-cell table:style-name="ce2" office:value-type="float" office:value="1234" calcext:value-type="float">
            <text:p>1234</text:p>
          </table:table-cell>
          <table:table-cell table:style-name="ce2" office:value-type="string" calcext:value-type="string">
            <text:p>2342/15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Salonek u Bubeníka</text:p>
          </table:table-cell>
          <table:table-cell table:style-name="ce2" office:value-type="string" calcext:value-type="string">
            <text:p>bowling</text:p>
          </table:table-cell>
          <table:table-cell table:number-columns-repeated="4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Al-Halabie Mahmou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2.3" calcext:value-type="float">
            <text:p>122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Bubeník Miroslav</text:p>
          </table:table-cell>
          <table:table-cell table:style-name="ce2" office:value-type="string" calcext:value-type="string">
            <text:p>restaurace, bow.</text:p>
          </table:table-cell>
          <table:table-cell table:style-name="ce5" office:value-type="float" office:value="1080" calcext:value-type="float">
            <text:p>1080</text:p>
          </table:table-cell>
          <table:table-cell table:style-name="ce5" office:value-type="float" office:value="624.39" calcext:value-type="float">
            <text:p>624,3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.Růžičky</text:p>
          </table:table-cell>
          <table:table-cell table:style-name="ce2" office:value-type="string" calcext:value-type="string">
            <text:p>1235/6</text:p>
          </table:table-cell>
          <table:table-cell table:style-name="ce2" office:value-type="float" office:value="1235" calcext:value-type="float">
            <text:p>1235</text:p>
          </table:table-cell>
          <table:table-cell table:style-name="ce2" office:value-type="string" calcext:value-type="string">
            <text:p>2342/154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Kunratice</text:p>
          </table:table-cell>
          <table:table-cell table:style-name="ce5" office:value-type="string" calcext:value-type="string">
            <text:p>Ratočková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17.61" calcext:value-type="float">
            <text:p>817,61</text:p>
          </table:table-cell>
          <table:table-cell table:style-name="ce5" office:value-type="float" office:value="63.35" calcext:value-type="float">
            <text:p>63,3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PMC FACILIT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34.85" calcext:value-type="float">
            <text:p>434,85</text:p>
          </table:table-cell>
          <table:table-cell table:style-name="ce5" office:value-type="float" office:value="28.7" calcext:value-type="float">
            <text:p>28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8/4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string" calcext:value-type="string">
            <text:p>806/81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.4" calcext:value-type="float">
            <text:p>9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39/42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string" calcext:value-type="string">
            <text:p>806/80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Djoremová Iva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33" calcext:value-type="float">
            <text:p>68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ybe, s r. o.</text:p>
          </table:table-cell>
          <table:table-cell table:style-name="ce2" office:value-type="string" calcext:value-type="string">
            <text:p>vzorkov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0/44</text:p>
          </table:table-cell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806/80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8.84" calcext:value-type="float">
            <text:p>18,8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.42" calcext:value-type="float">
            <text:p>9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7.3" calcext:value-type="float">
            <text:p>7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Káranská</text:p>
          </table:table-cell>
          <table:table-cell table:style-name="ce2" office:value-type="string" calcext:value-type="string">
            <text:p>641/46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806/806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chart J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68.09" calcext:value-type="float">
            <text:p>68,0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uzeum dět.kresby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9.7" calcext:value-type="float">
            <text:p>69,7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1/12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string" calcext:value-type="string">
            <text:p>2119/35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yskočil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2/10</text:p>
          </table:table-cell>
          <table:table-cell table:style-name="ce2" office:value-type="float" office:value="2212" calcext:value-type="float">
            <text:p>2212</text:p>
          </table:table-cell>
          <table:table-cell table:style-name="ce2" office:value-type="string" calcext:value-type="string">
            <text:p>2119/36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4/6</text:p>
          </table:table-cell>
          <table:table-cell table:style-name="ce2" office:value-type="float" office:value="2214" calcext:value-type="float">
            <text:p>2214</text:p>
          </table:table-cell>
          <table:table-cell table:style-name="ce2" office:value-type="string" calcext:value-type="string">
            <text:p>2119/3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5/5</text:p>
          </table:table-cell>
          <table:table-cell table:style-name="ce2" office:value-type="float" office:value="2215" calcext:value-type="float">
            <text:p>2215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Attrattivo ČR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9.48" calcext:value-type="float">
            <text:p>19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loknerova</text:p>
          </table:table-cell>
          <table:table-cell table:style-name="ce2" office:value-type="string" calcext:value-type="string">
            <text:p>2216/2</text:p>
          </table:table-cell>
          <table:table-cell table:style-name="ce2" office:value-type="float" office:value="2216" calcext:value-type="float">
            <text:p>2216</text:p>
          </table:table-cell>
          <table:table-cell table:style-name="ce2" office:value-type="string" calcext:value-type="string">
            <text:p>2119/3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ateliér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Eltodo EG,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3709" calcext:value-type="float">
            <text:p>3709</text:p>
          </table:table-cell>
          <table:table-cell table:style-name="ce2" office:value-type="string" calcext:value-type="string">
            <text:p>31.12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imuzská</text:p>
          </table:table-cell>
          <table:table-cell table:style-name="ce2" office:value-type="string" calcext:value-type="string">
            <text:p>628/20</text:p>
          </table:table-cell>
          <table:table-cell table:style-name="ce2" office:value-type="float" office:value="628" calcext:value-type="float">
            <text:p>628</text:p>
          </table:table-cell>
          <table:table-cell table:style-name="ce2" office:value-type="string" calcext:value-type="string">
            <text:p>806/81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Čermák Zdeněk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8.94" calcext:value-type="float">
            <text:p>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Novopharm s r.o.</text:p>
          </table:table-cell>
          <table:table-cell table:style-name="ce2" office:value-type="string" calcext:value-type="string">
            <text:p>lékárna</text:p>
          </table:table-cell>
          <table:table-cell table:style-name="ce5" office:value-type="float" office:value="1318" calcext:value-type="float">
            <text:p>1318</text:p>
          </table:table-cell>
          <table:table-cell table:style-name="ce5" office:value-type="float" office:value="138.87" calcext:value-type="float">
            <text:p>138,87</text:p>
          </table:table-cell>
          <table:table-cell table:style-name="ce2" office:value-type="string" calcext:value-type="string">
            <text:p>13.9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0/87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string" calcext:value-type="string">
            <text:p>806/814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Lihaco company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4.3" calcext:value-type="float">
            <text:p>4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1/89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6.19" calcext:value-type="float">
            <text:p>116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Počernické</text:p>
          </table:table-cell>
          <table:table-cell table:style-name="ce2" office:value-type="string" calcext:value-type="string">
            <text:p>631/91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806/813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ai Ha Xua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5" calcext:value-type="float">
            <text:p>4005</text:p>
          </table:table-cell>
          <table:table-cell table:style-name="ce5" office:value-type="float" office:value="83.4" calcext:value-type="float">
            <text:p>83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tsakyan Samvel</text:p>
          </table:table-cell>
          <table:table-cell table:style-name="ce2" office:value-type="string" calcext:value-type="string">
            <text:p>vinár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2/91</text:p>
          </table:table-cell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806/812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Koja plus s.r.o.</text:p>
          </table:table-cell>
          <table:table-cell table:style-name="ce2" office:value-type="string" calcext:value-type="string">
            <text:p>tip sport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13.73" calcext:value-type="float">
            <text:p>113,7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Maleč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114.94" calcext:value-type="float">
            <text:p>114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3/93</text:p>
          </table:table-cell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806/811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Hachle Radek</text:p>
          </table:table-cell>
          <table:table-cell table:style-name="ce2" office:value-type="string" calcext:value-type="string">
            <text:p>optika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83.48" calcext:value-type="float">
            <text:p>83,4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SS MP HMP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77.8" calcext:value-type="float">
            <text:p>877,8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Počernická</text:p>
          </table:table-cell>
          <table:table-cell table:style-name="ce2" office:value-type="string" calcext:value-type="string">
            <text:p>634/95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806/810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Maleš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NO. 99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61.6" calcext:value-type="float">
            <text:p>1261,6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88/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797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Telefonica 02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3199.87" calcext:value-type="float">
            <text:p>3199,87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9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Ambrožová Ivana</text:p>
          </table:table-cell>
          <table:table-cell table:style-name="ce2" office:value-type="string" calcext:value-type="string">
            <text:p>masážní studio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Průběžná</text:p>
          </table:table-cell>
          <table:table-cell table:style-name="ce2" office:value-type="string" calcext:value-type="string">
            <text:p>298/1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192/9, 1S2/19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střecha</text:p>
          </table:table-cell>
          <table:table-cell table:style-name="ce5" office:value-type="float" office:value="15999" calcext:value-type="float">
            <text:p>15999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eurčitá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8/2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string" calcext:value-type="string">
            <text:p>2433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39/4</text:p>
          </table:table-cell>
          <table:table-cell table:style-name="ce2" office:value-type="float" office:value="1539" calcext:value-type="float">
            <text:p>1539</text:p>
          </table:table-cell>
          <table:table-cell table:style-name="ce2" office:value-type="string" calcext:value-type="string">
            <text:p>2432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alinová Daniel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2.51" calcext:value-type="float">
            <text:p>912,51</text:p>
          </table:table-cell>
          <table:table-cell table:style-name="ce5" office:value-type="float" office:value="23.75" calcext:value-type="float">
            <text:p>23,7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0/6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243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Hradecká Renata</text:p>
          </table:table-cell>
          <table:table-cell table:style-name="ce2" office:value-type="string" calcext:value-type="string">
            <text:p>psí salon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5.4" calcext:value-type="float">
            <text:p>25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1/8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2430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oksanská Veronik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24.33" calcext:value-type="float">
            <text:p>24,3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2/10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string" calcext:value-type="string">
            <text:p>2429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legr Vilém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25.42" calcext:value-type="float">
            <text:p>25,4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V Jezírkách</text:p>
          </table:table-cell>
          <table:table-cell table:style-name="ce2" office:value-type="string" calcext:value-type="string">
            <text:p>1543/12</text:p>
          </table:table-cell>
          <table:table-cell table:style-name="ce2" office:value-type="float" office:value="1543" calcext:value-type="float">
            <text:p>1543</text:p>
          </table:table-cell>
          <table:table-cell table:style-name="ce2" office:value-type="string" calcext:value-type="string">
            <text:p>2428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říska Václav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MC FACILITY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V Zátočce</text:p>
          </table:table-cell>
          <table:table-cell table:style-name="ce2" office:value-type="string" calcext:value-type="string">
            <text:p>42/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Praha 10</text:p>
          </table:table-cell>
          <table:table-cell table:style-name="ce2" office:value-type="string" calcext:value-type="string">
            <text:p>Strašnice</text:p>
          </table:table-cell>
          <table:table-cell table:style-name="ce5" office:value-type="string" calcext:value-type="string">
            <text:p>Policie ČR</text:p>
          </table:table-cell>
          <table:table-cell table:style-name="ce2" office:value-type="string" calcext:value-type="string">
            <text:p>služeb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71.2" calcext:value-type="float">
            <text:p>371,2</text:p>
          </table:table-cell>
          <table:table-cell table:style-name="ce2" office:value-type="string" calcext:value-type="string">
            <text:p>30.8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6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491/5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ufek Miloslav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Noster s.r.o.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7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491/5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jtové Simona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88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string" calcext:value-type="string">
            <text:p>491/5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urdové Marie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string" calcext:value-type="string">
            <text:p>491/54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Bohabojová Naděžda</text:p>
          </table:table-cell>
          <table:table-cell table:style-name="ce2" office:value-type="string" calcext:value-type="string">
            <text:p>restaurace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2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string" calcext:value-type="string">
            <text:p>491/56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Rýdl Lukáš</text:p>
          </table:table-cell>
          <table:table-cell table:style-name="ce2" office:value-type="string" calcext:value-type="string">
            <text:p>dil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string" calcext:value-type="string">
            <text:p>491/57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Dvořáková Zuzana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Vondrák Karel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8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Komerční Banka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Toan Nguyen K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6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string" calcext:value-type="string">
            <text:p>491/60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One-world s.r.o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7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string" calcext:value-type="string">
            <text:p>491/81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Prvni společná a.s.</text:p>
          </table:table-cell>
          <table:table-cell table:style-name="ce2" office:value-type="string" calcext:value-type="string">
            <text:p>kancelář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ang Ngo Thi Thu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Huong Ngo Thi Thanh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6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Svoboda Jakub</text:p>
          </table:table-cell>
          <table:table-cell table:style-name="ce2" office:value-type="string" calcext:value-type="string">
            <text:p>prodejna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Veronské náměstí</text:p>
          </table:table-cell>
          <table:table-cell table:style-name="ce2" office:value-type="string" calcext:value-type="string">
            <text:p>598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string" calcext:value-type="string">
            <text:p>491/82</text:p>
          </table:table-cell>
          <table:table-cell table:style-name="ce2" office:value-type="string" calcext:value-type="string">
            <text:p>Praha 15</text:p>
          </table:table-cell>
          <table:table-cell table:style-name="ce2" office:value-type="string" calcext:value-type="string">
            <text:p>Horní Měcholupy</text:p>
          </table:table-cell>
          <table:table-cell table:style-name="ce5" office:value-type="string" calcext:value-type="string">
            <text:p>Žabka a.s.</text:p>
          </table:table-cell>
          <table:table-cell table:style-name="ce2" office:value-type="string" calcext:value-type="string">
            <text:p>bar</text:p>
          </table:table-cell>
          <table:table-cell table:number-columns-repeated="2"/>
          <table:table-cell table:style-name="ce2" office:value-type="string" calcext:value-type="string">
            <text:p>objekty předány MČ Praha 15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PMC FACILITY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Znojemská</text:p>
          </table:table-cell>
          <table:table-cell table:style-name="ce2" office:value-type="string" calcext:value-type="string">
            <text:p>1248/2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string" calcext:value-type="string">
            <text:p>310/91, 310/92, 310 …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Michl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 table:number-columns-repeated="4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Národní památkový ústav v HLMP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97.83" calcext:value-type="float">
            <text:p>97,83</text:p>
          </table:table-cell>
          <table:table-cell table:style-name="ce5" office:value-type="float" office:value="2553.4" calcext:value-type="float">
            <text:p>2553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hnická</text:p>
          </table:table-cell>
          <table:table-cell table:style-name="ce2" office:value-type="string" calcext:value-type="string">
            <text:p>1/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Bohn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omunitní centrum</text:p>
          </table:table-cell>
          <table:table-cell/>
          <table:table-cell table:style-name="ce5" office:value-type="float" office:value="111.46" calcext:value-type="float">
            <text:p>111,4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benské nábř.</text:p>
          </table:table-cell>
          <table:table-cell table:style-name="ce2" office:value-type="string" calcext:value-type="string">
            <text:p>306/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1188</text:p>
          </table:table-cell>
          <table:table-cell table:style-name="ce2" office:value-type="string" calcext:value-type="string">
            <text:p>Praha 7</text:p>
          </table:table-cell>
          <table:table-cell table:style-name="ce2" office:value-type="string" calcext:value-type="string">
            <text:p>Holešovice</text:p>
          </table:table-cell>
          <table:table-cell table:style-name="ce5" office:value-type="string" calcext:value-type="string">
            <text:p>tržnice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65502.43" calcext:value-type="float">
            <text:p>65502,43</text:p>
          </table:table-cell>
          <table:table-cell table:number-columns-repeated="2"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po PV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22.26" calcext:value-type="float">
            <text:p>2122,2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ihelná</text:p>
          </table:table-cell>
          <table:table-cell table:style-name="ce2" office:value-type="string" calcext:value-type="string">
            <text:p>548/4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ontains!!</text:p>
          </table:table-cell>
          <table:table-cell table:style-name="ce2" office:value-type="string" calcext:value-type="string">
            <text:p>kulturní vyžití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ědinova</text:p>
          </table:table-cell>
          <table:table-cell table:style-name="ce2" office:value-type="string" calcext:value-type="string">
            <text:p>1998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341/15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Fare spol. s.r.o.</text:p>
          </table:table-cell>
          <table:table-cell table:style-name="ce2" office:value-type="string" calcext:value-type="string">
            <text:p>wellnes</text:p>
          </table:table-cell>
          <table:table-cell table:style-name="ce5" office:value-type="float" office:value="1665.73" calcext:value-type="float">
            <text:p>1665,73</text:p>
          </table:table-cell>
          <table:table-cell table:style-name="ce5" office:value-type="float" office:value="688.6" calcext:value-type="float">
            <text:p>688,6</text:p>
          </table:table-cell>
          <table:table-cell table:style-name="ce2" office:value-type="string" calcext:value-type="string">
            <text:p>1.5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bacant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087.04" calcext:value-type="float">
            <text:p>5087,04</text:p>
          </table:table-cell>
          <table:table-cell table:style-name="ce5" office:value-type="float" office:value="304" calcext:value-type="float">
            <text:p>3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4.74" calcext:value-type="float">
            <text:p>84,7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OTU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76" calcext:value-type="float">
            <text:p>1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etr Josef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6.5" calcext:value-type="float">
            <text:p>3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koupilová Petra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7.7" calcext:value-type="float">
            <text:p>57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louhá</text:p>
          </table:table-cell>
          <table:table-cell table:style-name="ce2" office:value-type="string" calcext:value-type="string">
            <text:p>609/2</text:p>
          </table:table-cell>
          <table:table-cell table:style-name="ce2" office:value-type="float" office:value="609" calcext:value-type="float">
            <text:p>609</text:p>
          </table:table-cell>
          <table:table-cell table:style-name="ce2" office:value-type="string" calcext:value-type="string">
            <text:p>76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rejča Aleš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51" calcext:value-type="float">
            <text:p>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Světlana Zvolánková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.54" calcext:value-type="float">
            <text:p>1557,54</text:p>
          </table:table-cell>
          <table:table-cell table:style-name="ce5" office:value-type="float" office:value="19.78" calcext:value-type="float">
            <text:p>19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udolf Ríčánek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1557" calcext:value-type="float">
            <text:p>1557</text:p>
          </table:table-cell>
          <table:table-cell table:style-name="ce5" office:value-type="float" office:value="13.64" calcext:value-type="float">
            <text:p>13,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Valenta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73.36" calcext:value-type="float">
            <text:p>873,36</text:p>
          </table:table-cell>
          <table:table-cell table:style-name="ce5" office:value-type="float" office:value="22.9" calcext:value-type="float">
            <text:p>22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C stavební spol. s 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74.74" calcext:value-type="float">
            <text:p>74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olák Ladislav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87.55" calcext:value-type="float">
            <text:p>3387,55</text:p>
          </table:table-cell>
          <table:table-cell table:style-name="ce5" office:value-type="float" office:value="57.4" calcext:value-type="float">
            <text:p>5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ovaplace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221.76" calcext:value-type="float">
            <text:p>221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inková Lucie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5504.45" calcext:value-type="float">
            <text:p>5504,45</text:p>
          </table:table-cell>
          <table:table-cell table:style-name="ce5" office:value-type="float" office:value="76.49" calcext:value-type="float">
            <text:p>76,4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6.19" calcext:value-type="float">
            <text:p>116,1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átek Václav Ing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72.57" calcext:value-type="float">
            <text:p>72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IKA projektováni staveb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75.83" calcext:value-type="float">
            <text:p>3175,83</text:p>
          </table:table-cell>
          <table:table-cell table:style-name="ce5" office:value-type="float" office:value="54.4" calcext:value-type="float">
            <text:p>5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ublicum Commodum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.86" calcext:value-type="float">
            <text:p>105,86</text:p>
          </table:table-cell>
          <table:table-cell table:style-name="ce5" office:value-type="float" office:value="68.3" calcext:value-type="float">
            <text:p>68,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Havlíčkova</text:p>
          </table:table-cell>
          <table:table-cell table:style-name="ce2" office:value-type="string" calcext:value-type="string">
            <text:p>1025/4</text:p>
          </table:table-cell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20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ochman Přemysl JUDr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92.52" calcext:value-type="float">
            <text:p>2792,52</text:p>
          </table:table-cell>
          <table:table-cell table:style-name="ce5" office:value-type="float" office:value="161.4" calcext:value-type="float">
            <text:p>161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ybernská</text:p>
          </table:table-cell>
          <table:table-cell table:style-name="ce2" office:value-type="string" calcext:value-type="string">
            <text:p>998/4</text:p>
          </table:table-cell>
          <table:table-cell table:style-name="ce2" office:value-type="float" office:value="998" calcext:value-type="float">
            <text:p>998</text:p>
          </table:table-cell>
          <table:table-cell table:style-name="ce2" office:value-type="string" calcext:value-type="string">
            <text:p>5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711.38" calcext:value-type="float">
            <text:p>6711,3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15.17" calcext:value-type="float">
            <text:p>415,1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27.6" calcext:value-type="float">
            <text:p>27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International Offshore Company Services (C.E.)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783.4" calcext:value-type="float">
            <text:p>2783,4</text:p>
          </table:table-cell>
          <table:table-cell table:style-name="ce5" office:value-type="float" office:value="125.24" calcext:value-type="float">
            <text:p>125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Sun Group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69.93" calcext:value-type="float">
            <text:p>3169,93</text:p>
          </table:table-cell>
          <table:table-cell table:style-name="ce5" office:value-type="float" office:value="195.7" calcext:value-type="float">
            <text:p>19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Cesta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20.75" calcext:value-type="float">
            <text:p>120,7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eská komora architektů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44.37" calcext:value-type="float">
            <text:p>1544,37</text:p>
          </table:table-cell>
          <table:table-cell table:style-name="ce5" office:value-type="float" office:value="592.7" calcext:value-type="float">
            <text:p>592,7</text:p>
          </table:table-cell>
          <table:table-cell table:style-name="ce2" office:value-type="string" calcext:value-type="string">
            <text:p>31.12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HLMP Městská policie hl. 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4.81" calcext:value-type="float">
            <text:p>394,8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Národní Muzeum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23.6" calcext:value-type="float">
            <text:p>223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Josefská</text:p>
          </table:table-cell>
          <table:table-cell table:style-name="ce2" office:value-type="string" calcext:value-type="string">
            <text:p>34/6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9.52" calcext:value-type="float">
            <text:p>309,5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8300" calcext:value-type="float">
            <text:p>18300</text:p>
          </table:table-cell>
          <table:table-cell table:style-name="ce5" office:value-type="float" office:value="78.52" calcext:value-type="float">
            <text:p>78,52</text:p>
          </table:table-cell>
          <table:table-cell table:style-name="ce2" office:value-type="string" calcext:value-type="string">
            <text:p>11.6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49.5" calcext:value-type="float">
            <text:p>749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rychlé občerstvení</text:p>
          </table:table-cell>
          <table:table-cell table:style-name="ce5" office:value-type="float" office:value="60720" calcext:value-type="float">
            <text:p>6072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ungmanovo nám.</text:p>
          </table:table-cell>
          <table:table-cell table:style-name="ce2" office:value-type="string" calcext:value-type="string">
            <text:p>771/9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string" calcext:value-type="string">
            <text:p>6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afe Trinity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0100" calcext:value-type="float">
            <text:p>30100</text:p>
          </table:table-cell>
          <table:table-cell table:style-name="ce5" office:value-type="float" office:value="27.05" calcext:value-type="float">
            <text:p>27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encover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2380" calcext:value-type="float">
            <text:p>12380</text:p>
          </table:table-cell>
          <table:table-cell table:style-name="ce5" office:value-type="float" office:value="193.5" calcext:value-type="float">
            <text:p>193,5</text:p>
          </table:table-cell>
          <table:table-cell table:style-name="ce2" office:value-type="string" calcext:value-type="string">
            <text:p>14.6.2018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Karlova</text:p>
          </table:table-cell>
          <table:table-cell table:style-name="ce2" office:value-type="string" calcext:value-type="string">
            <text:p>154/1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1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půda</text:p>
          </table:table-cell>
          <table:table-cell table:style-name="ce5" office:value-type="float" office:value="12098.39" calcext:value-type="float">
            <text:p>12098,3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141.22" calcext:value-type="float">
            <text:p>18141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Šír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2" calcext:value-type="float">
            <text:p>72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ediclinic a.s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9.29" calcext:value-type="float">
            <text:p>179,29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81/2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VČR</text:p>
          </table:table-cell>
          <table:table-cell table:style-name="ce2" office:value-type="string" calcext:value-type="string">
            <text:p>stroj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tin Kačire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Jiří Kobylák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arie Moravcová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Kutilova</text:p>
          </table:table-cell>
          <table:table-cell table:style-name="ce2" office:value-type="string" calcext:value-type="string">
            <text:p>3061/2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string" calcext:value-type="string">
            <text:p>4137/185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Miroslav Váňa</text:p>
          </table:table-cell>
          <table:table-cell table:style-name="ce2" office:value-type="string" calcext:value-type="string">
            <text:p>ubytovn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31.12.2011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Lublaňské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i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3" calcext:value-type="float">
            <text:p>19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Zelený Kruh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53" calcext:value-type="float">
            <text:p>15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Lublaňská</text:p>
          </table:table-cell>
          <table:table-cell table:style-name="ce2" office:value-type="string" calcext:value-type="string">
            <text:p>398/1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26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Vinohrady</text:p>
          </table:table-cell>
          <table:table-cell table:style-name="ce5" office:value-type="string" calcext:value-type="string">
            <text:p>Dům dětí a mládeže</text:p>
          </table:table-cell>
          <table:table-cell table:style-name="ce2" office:value-type="string" calcext:value-type="string">
            <text:p>klubov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1.16" calcext:value-type="float">
            <text:p>241,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stro Brazil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12.89" calcext:value-type="float">
            <text:p>1012,89</text:p>
          </table:table-cell>
          <table:table-cell table:style-name="ce5" office:value-type="float" office:value="507.44" calcext:value-type="float">
            <text:p>507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zeta Praha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344.77" calcext:value-type="float">
            <text:p>5344,77</text:p>
          </table:table-cell>
          <table:table-cell table:style-name="ce5" office:value-type="float" office:value="922.45" calcext:value-type="float">
            <text:p>922,45</text:p>
          </table:table-cell>
          <table:table-cell table:style-name="ce2" office:value-type="string" calcext:value-type="string">
            <text:p>11.6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211.4" calcext:value-type="float">
            <text:p>211,4</text:p>
          </table:table-cell>
          <table:table-cell table:style-name="ce2" office:value-type="string" calcext:value-type="string">
            <text:p>31.3.2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ěstská knihovn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8.1" calcext:value-type="float">
            <text:p>128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Ms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lefonica 02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956.49" calcext:value-type="float">
            <text:p>2956,49</text:p>
          </table:table-cell>
          <table:table-cell table:style-name="ce5" office:value-type="float" office:value="25.5" calcext:value-type="float">
            <text:p>25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ivek Viliam Euroagentura Praha</text:p>
          </table:table-cell>
          <table:table-cell table:style-name="ce2" office:value-type="string" calcext:value-type="string">
            <text:p>ubytovna</text:p>
          </table:table-cell>
          <table:table-cell table:style-name="ce5" office:value-type="float" office:value="3236.87" calcext:value-type="float">
            <text:p>3236,87</text:p>
          </table:table-cell>
          <table:table-cell table:style-name="ce5" office:value-type="float" office:value="769.9" calcext:value-type="float">
            <text:p>76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 Iv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46" calcext:value-type="float">
            <text:p>44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Žmolíková Zuzana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44.11" calcext:value-type="float">
            <text:p>44,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.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88.23" calcext:value-type="float">
            <text:p>2388,23</text:p>
          </table:table-cell>
          <table:table-cell table:style-name="ce5" office:value-type="float" office:value="41.85" calcext:value-type="float">
            <text:p>41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rigon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2991.02" calcext:value-type="float">
            <text:p>42991,02</text:p>
          </table:table-cell>
          <table:table-cell table:style-name="ce5" office:value-type="float" office:value="13.3" calcext:value-type="float">
            <text:p>13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etropolis s.r.o.</text:p>
          </table:table-cell>
          <table:table-cell table:style-name="ce2" office:value-type="string" calcext:value-type="string">
            <text:p>světelná reklama</text:p>
          </table:table-cell>
          <table:table-cell table:style-name="ce5" office:value-type="float" office:value="4829" calcext:value-type="float">
            <text:p>4829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Malantri chová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UDr Jechová, MUDr. Žmolíková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344" calcext:value-type="float">
            <text:p>2344</text:p>
          </table:table-cell>
          <table:table-cell table:style-name="ce5" office:value-type="float" office:value="112.3" calcext:value-type="float">
            <text:p>112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Nadace Charty 77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380.17" calcext:value-type="float">
            <text:p>380,1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edmikrásky sdruženi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1350" calcext:value-type="float">
            <text:p>1350</text:p>
          </table:table-cell>
          <table:table-cell table:style-name="ce5" office:value-type="float" office:value="109.8" calcext:value-type="float">
            <text:p>109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Inter-Kontakt-Grafik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759.41" calcext:value-type="float">
            <text:p>1759,41</text:p>
          </table:table-cell>
          <table:table-cell table:style-name="ce5" office:value-type="float" office:value="37.1" calcext:value-type="float">
            <text:p>37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.H.P. s.r.o.</text:p>
          </table:table-cell>
          <table:table-cell table:style-name="ce2" office:value-type="string" calcext:value-type="string">
            <text:p>světelná reklam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 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2500" calcext:value-type="float">
            <text:p>32500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Melantrichova</text:p>
          </table:table-cell>
          <table:table-cell table:style-name="ce2" office:value-type="string" calcext:value-type="string">
            <text:p>504/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cept s.r.o.</text:p>
          </table:table-cell>
          <table:table-cell table:style-name="ce2" office:value-type="string" calcext:value-type="string">
            <text:p>veřejné prostranstv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46.68" calcext:value-type="float">
            <text:p>1346,6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73.21" calcext:value-type="float">
            <text:p>373,2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5.63" calcext:value-type="float">
            <text:p>175,6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Modřanská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1978/1</text:p>
          </table:table-cell>
          <table:table-cell table:style-name="ce2" office:value-type="string" calcext:value-type="string">
            <text:p>Praha 4</text:p>
          </table:table-cell>
          <table:table-cell table:style-name="ce2" office:value-type="string" calcext:value-type="string">
            <text:p>Braník</text:p>
          </table:table-cell>
          <table:table-cell table:style-name="ce5" office:value-type="string" calcext:value-type="string">
            <text:p>Dětská agentura Kroužky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.48" calcext:value-type="float">
            <text:p>29,48</text:p>
          </table:table-cell>
          <table:table-cell table:style-name="ce2" office:value-type="string" calcext:value-type="string">
            <text:p>30.6.2012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745.34" calcext:value-type="float">
            <text:p>6745,34</text:p>
          </table:table-cell>
          <table:table-cell table:style-name="ce5" office:value-type="float" office:value="246.3" calcext:value-type="float">
            <text:p>246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o-japonská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605.3" calcext:value-type="float">
            <text:p>1605,3</text:p>
          </table:table-cell>
          <table:table-cell table:style-name="ce5" office:value-type="float" office:value="198.75" calcext:value-type="float">
            <text:p>198,7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ůstek Propertie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38.35" calcext:value-type="float">
            <text:p>1038,35</text:p>
          </table:table-cell>
          <table:table-cell table:style-name="ce5" office:value-type="float" office:value="55.4" calcext:value-type="float">
            <text:p>55,4</text:p>
          </table:table-cell>
          <table:table-cell table:style-name="ce2" office:value-type="string" calcext:value-type="string">
            <text:p>21.1.20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0/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47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ský Gastro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4472.71" calcext:value-type="float">
            <text:p>4472,71</text:p>
          </table:table-cell>
          <table:table-cell table:style-name="ce5" office:value-type="float" office:value="187.55" calcext:value-type="float">
            <text:p>187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OWNTOWN CIGARS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6000" calcext:value-type="float">
            <text:p>56000</text:p>
          </table:table-cell>
          <table:table-cell table:style-name="ce5" office:value-type="float" office:value="51.73" calcext:value-type="float">
            <text:p>51,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1/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 Car spot. s 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37381" calcext:value-type="float">
            <text:p>37381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dejní sdružení Na můstku 382/4 -Díamit s.r.o., Rit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3875.49" calcext:value-type="float">
            <text:p>33875,49</text:p>
          </table:table-cell>
          <table:table-cell table:style-name="ce5" office:value-type="float" office:value="64.5" calcext:value-type="float">
            <text:p>64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metyst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9852" calcext:value-type="float">
            <text:p>49852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1.8.2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ison &amp; Rose Public Relation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2/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47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orůvka Vladimí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65" calcext:value-type="float">
            <text:p>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Na můstku</text:p>
          </table:table-cell>
          <table:table-cell table:style-name="ce2" office:value-type="string" calcext:value-type="string">
            <text:p>384/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273.59" calcext:value-type="float">
            <text:p>1273,5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dem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450" calcext:value-type="float">
            <text:p>9450</text:p>
          </table:table-cell>
          <table:table-cell table:style-name="ce5" office:value-type="float" office:value="115.1" calcext:value-type="float">
            <text:p>115,1</text:p>
          </table:table-cell>
          <table:table-cell table:style-name="ce2" office:value-type="string" calcext:value-type="string">
            <text:p>30.5.20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arong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978" calcext:value-type="float">
            <text:p>3978</text:p>
          </table:table-cell>
          <table:table-cell table:style-name="ce5" office:value-type="float" office:value="133.25" calcext:value-type="float">
            <text:p>133,2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B LIMITED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500" calcext:value-type="float">
            <text:p>10500</text:p>
          </table:table-cell>
          <table:table-cell table:style-name="ce5" office:value-type="float" office:value="135.4" calcext:value-type="float">
            <text:p>135,4</text:p>
          </table:table-cell>
          <table:table-cell table:style-name="ce2" office:value-type="string" calcext:value-type="string">
            <text:p>22.11.2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Winkler Miloš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939.16" calcext:value-type="float">
            <text:p>2939,16</text:p>
          </table:table-cell>
          <table:table-cell table:style-name="ce5" office:value-type="float" office:value="80.05" calcext:value-type="float">
            <text:p>80,0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elorea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95.56" calcext:value-type="float">
            <text:p>95,5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470.14" calcext:value-type="float">
            <text:p>3470,14</text:p>
          </table:table-cell>
          <table:table-cell table:style-name="ce5" office:value-type="float" office:value="785.88" calcext:value-type="float">
            <text:p>785,88</text:p>
          </table:table-cell>
          <table:table-cell table:style-name="ce2" office:value-type="string" calcext:value-type="string">
            <text:p>15.12.2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rdio - Angio s.r.o.</text:p>
          </table:table-cell>
          <table:table-cell table:style-name="ce2" office:value-type="string" calcext:value-type="string">
            <text:p>zdrav.středisko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ational Trading and Consulting Company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942.35" calcext:value-type="float">
            <text:p>942,35</text:p>
          </table:table-cell>
          <table:table-cell table:style-name="ce5" office:value-type="float" office:value="107.3" calcext:value-type="float">
            <text:p>107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ond ohrožených dět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13.35" calcext:value-type="float">
            <text:p>213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Ústřední automotoklub České republ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18.54" calcext:value-type="float">
            <text:p>118,5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olečnost přátel USA, obč. sdružen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211" calcext:value-type="float">
            <text:p>21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Na Poříčí</text:p>
          </table:table-cell>
          <table:table-cell table:style-name="ce2" office:value-type="string" calcext:value-type="string">
            <text:p>1038/6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yktaj s.r.o.</text:p>
          </table:table-cell>
          <table:table-cell table:style-name="ce2" office:value-type="string" calcext:value-type="string">
            <text:p>předzahrádk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Frymui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4.08" calcext:value-type="float">
            <text:p>344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Česká asociace fotbalových hráčů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710" calcext:value-type="float">
            <text:p>1710</text:p>
          </table:table-cell>
          <table:table-cell table:style-name="ce5" office:value-type="float" office:value="144.4" calcext:value-type="float">
            <text:p>144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Nám. F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STUDIO DESIGN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978.49" calcext:value-type="float">
            <text:p>8978,49</text:p>
          </table:table-cell>
          <table:table-cell table:style-name="ce5" office:value-type="float" office:value="55.8" calcext:value-type="float">
            <text:p>55,8</text:p>
          </table:table-cell>
          <table:table-cell table:style-name="ce2" office:value-type="string" calcext:value-type="string">
            <text:p>31.8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i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0.9" calcext:value-type="float">
            <text:p>200,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mění pro děti o.p.s.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6.2" calcext:value-type="float">
            <text:p>136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Nám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Design blok</text:p>
          </table:table-cell>
          <table:table-cell table:style-name="ce2" office:value-type="string" calcext:value-type="string">
            <text:p>kulturní centrum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194.2" calcext:value-type="float">
            <text:p>1194,2</text:p>
          </table:table-cell>
          <table:table-cell table:style-name="ce2" office:value-type="string" calcext:value-type="string">
            <text:p>18.10.2013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Nám. F. Kafky</text:p>
          </table:table-cell>
          <table:table-cell table:style-name="ce2" office:value-type="string" calcext:value-type="string">
            <text:p>24/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uterén</text:p>
          </table:table-cell>
          <table:table-cell/>
          <table:table-cell table:style-name="ce5" office:value-type="float" office:value="693.77" calcext:value-type="float">
            <text:p>693,7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arok Dušan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9.9" calcext:value-type="float">
            <text:p>59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LR Group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4257.28" calcext:value-type="float">
            <text:p>4257,28</text:p>
          </table:table-cell>
          <table:table-cell table:style-name="ce5" office:value-type="float" office:value="287.12" calcext:value-type="float">
            <text:p>287,1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4.91" calcext:value-type="float">
            <text:p>364,9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MC,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322.76" calcext:value-type="float">
            <text:p>3322,76</text:p>
          </table:table-cell>
          <table:table-cell table:style-name="ce5" office:value-type="float" office:value="430.06" calcext:value-type="float">
            <text:p>430,0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6.53" calcext:value-type="float">
            <text:p>2646,53</text:p>
          </table:table-cell>
          <table:table-cell table:style-name="ce5" office:value-type="float" office:value="97.97" calcext:value-type="float">
            <text:p>97,9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9.2" calcext:value-type="float">
            <text:p>259,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1441/19</text:p>
          </table:table-cell>
          <table:table-cell table:style-name="ce2" office:value-type="float" office:value="1441" calcext:value-type="float">
            <text:p>1441</text:p>
          </table:table-cell>
          <table:table-cell table:style-name="ce2" office:value-type="string" calcext:value-type="string">
            <text:p>.82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D-net spol.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35.84" calcext:value-type="float">
            <text:p>35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nek Dominik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77.9" calcext:value-type="float">
            <text:p>77,9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FA+H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811.04" calcext:value-type="float">
            <text:p>5811,04</text:p>
          </table:table-cell>
          <table:table-cell table:style-name="ce5" office:value-type="float" office:value="89.6" calcext:value-type="float">
            <text:p>8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raj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600" calcext:value-type="float">
            <text:p>9600</text:p>
          </table:table-cell>
          <table:table-cell table:style-name="ce5" office:value-type="float" office:value="66.7" calcext:value-type="float">
            <text:p>66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ny Mód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7727.84" calcext:value-type="float">
            <text:p>7727,84</text:p>
          </table:table-cell>
          <table:table-cell table:style-name="ce5" office:value-type="float" office:value="70.3" calcext:value-type="float">
            <text:p>7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-Copy centrum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400" calcext:value-type="float">
            <text:p>8400</text:p>
          </table:table-cell>
          <table:table-cell table:style-name="ce5" office:value-type="float" office:value="65.6" calcext:value-type="float">
            <text:p>65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22.6" calcext:value-type="float">
            <text:p>822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suterén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zvojové projekty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02.66" calcext:value-type="float">
            <text:p>3002,66</text:p>
          </table:table-cell>
          <table:table-cell table:style-name="ce5" office:value-type="float" office:value="147.72" calcext:value-type="float">
            <text:p>147,7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81.1" calcext:value-type="float">
            <text:p>81,1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99.6" calcext:value-type="float">
            <text:p>99,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.20/1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66.54" calcext:value-type="float">
            <text:p>66,5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Opletalova</text:p>
          </table:table-cell>
          <table:table-cell table:style-name="ce2" office:value-type="string" calcext:value-type="string">
            <text:p>929/22</text:p>
          </table:table-cell>
          <table:table-cell table:style-name="ce2" office:value-type="float" office:value="929" calcext:value-type="float">
            <text:p>929</text:p>
          </table:table-cell>
          <table:table-cell table:style-name="ce2" office:value-type="string" calcext:value-type="string">
            <text:p>20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41.8" calcext:value-type="float">
            <text:p>141,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erahli Susser Dagmar</text:p>
          </table:table-cell>
          <table:table-cell table:style-name="ce2" office:value-type="string" calcext:value-type="string">
            <text:p>rychlé občerstveni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46.27" calcext:value-type="float">
            <text:p>46,2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ntik Prague Art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52.78" calcext:value-type="float">
            <text:p>52,7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HB - Starožitnosti,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190" calcext:value-type="float">
            <text:p>10190</text:p>
          </table:table-cell>
          <table:table-cell table:style-name="ce5" office:value-type="float" office:value="51.51" calcext:value-type="float">
            <text:p>51,5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S A SPS Františka Křižíka</text:p>
          </table:table-cell>
          <table:table-cell table:style-name="ce2" office:value-type="string" calcext:value-type="string">
            <text:p>učebn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uchovni správa kostela u Sv. Křiž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2.72" calcext:value-type="float">
            <text:p>102,72</text:p>
          </table:table-cell>
          <table:table-cell table:style-name="ce5" office:value-type="float" office:value="46.5" calcext:value-type="float">
            <text:p>4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urdské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24.18" calcext:value-type="float">
            <text:p>224,18</text:p>
          </table:table-cell>
          <table:table-cell table:style-name="ce5" office:value-type="float" office:value="22.74" calcext:value-type="float">
            <text:p>22,7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49.4" calcext:value-type="float">
            <text:p>2649,4</text:p>
          </table:table-cell>
          <table:table-cell table:style-name="ce5" office:value-type="float" office:value="47.15" calcext:value-type="float">
            <text:p>47,1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82/1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Elektrotechnická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5" calcext:value-type="float">
            <text:p>165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ůtka Edgar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mprevu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75" calcext:value-type="float">
            <text:p>15575</text:p>
          </table:table-cell>
          <table:table-cell table:style-name="ce5" office:value-type="float" office:value="28.03" calcext:value-type="float">
            <text:p>28,0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PŠ spojové technik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7.8" calcext:value-type="float">
            <text:p>67,8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uspak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590.99" calcext:value-type="float">
            <text:p>15590,99</text:p>
          </table:table-cell>
          <table:table-cell table:style-name="ce5" office:value-type="float" office:value="34.7" calcext:value-type="float">
            <text:p>34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afidein s.r.o.</text:p>
          </table:table-cell>
          <table:table-cell table:style-name="ce2" office:value-type="string" calcext:value-type="string">
            <text:p>směnárna</text:p>
          </table:table-cell>
          <table:table-cell table:style-name="ce5" office:value-type="float" office:value="16776.79" calcext:value-type="float">
            <text:p>16776,79</text:p>
          </table:table-cell>
          <table:table-cell table:style-name="ce5" office:value-type="float" office:value="38.1" calcext:value-type="float">
            <text:p>38,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üsserová Len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39.6" calcext:value-type="float">
            <text:p>39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Granát, družstvo uměl. výroby v Turnově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431.32" calcext:value-type="float">
            <text:p>19431,32</text:p>
          </table:table-cell>
          <table:table-cell table:style-name="ce5" office:value-type="float" office:value="25.65" calcext:value-type="float">
            <text:p>25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692" calcext:value-type="float">
            <text:p>2692</text:p>
          </table:table-cell>
          <table:table-cell table:style-name="ce5" office:value-type="float" office:value="425.46" calcext:value-type="float">
            <text:p>425,4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lm servis festival Karlovy Vary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115.08" calcext:value-type="float">
            <text:p>3115,08</text:p>
          </table:table-cell>
          <table:table-cell table:style-name="ce5" office:value-type="float" office:value="27.67" calcext:value-type="float">
            <text:p>27,6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rpá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77.24" calcext:value-type="float">
            <text:p>77,2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.4" calcext:value-type="float">
            <text:p>0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, MUDr. Martin Kalista, Mgr. Lukáš Krum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950.67" calcext:value-type="float">
            <text:p>2950,67</text:p>
          </table:table-cell>
          <table:table-cell table:style-name="ce5" office:value-type="float" office:value="97.5" calcext:value-type="float">
            <text:p>9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892/1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0.98" calcext:value-type="float">
            <text:p>30,9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Panská</text:p>
          </table:table-cell>
          <table:table-cell table:style-name="ce2" office:value-type="string" calcext:value-type="string">
            <text:p>692/1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string" calcext:value-type="string">
            <text:p>55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alistová Eva JUDr.</text:p>
          </table:table-cell>
          <table:table-cell table:style-name="ce2" office:value-type="string" calcext:value-type="string">
            <text:p>archiv - depozit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24.42" calcext:value-type="float">
            <text:p>24,4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elléova</text:p>
          </table:table-cell>
          <table:table-cell table:style-name="ce2" office:value-type="string" calcext:value-type="string">
            <text:p>500/2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773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Ministerstvo vnitra Č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95" calcext:value-type="float">
            <text:p>59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1/14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913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85.67" calcext:value-type="float">
            <text:p>1085,6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třínské sady</text:p>
          </table:table-cell>
          <table:table-cell table:style-name="ce2" office:value-type="string" calcext:value-type="string">
            <text:p>417/5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Luděk Láryš</text:p>
          </table:table-cell>
          <table:table-cell table:style-name="ce2" office:value-type="string" calcext:value-type="string">
            <text:p>galer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5.62" calcext:value-type="float">
            <text:p>205,6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gue Convention Bureau, obč. sdruž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34.76" calcext:value-type="float">
            <text:p>534,76</text:p>
          </table:table-cell>
          <table:table-cell table:style-name="ce5" office:value-type="float" office:value="128" calcext:value-type="float">
            <text:p>12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OP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06.09" calcext:value-type="float">
            <text:p>6006,09</text:p>
          </table:table-cell>
          <table:table-cell table:style-name="ce5" office:value-type="float" office:value="995.6" calcext:value-type="float">
            <text:p>995,6</text:p>
          </table:table-cell>
          <table:table-cell table:style-name="ce2" office:value-type="string" calcext:value-type="string">
            <text:p>31.12.20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27752.5" calcext:value-type="float">
            <text:p>27752,5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93.08" calcext:value-type="float">
            <text:p>193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0767.22" calcext:value-type="float">
            <text:p>20767,2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398/26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49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ompas Praha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9.96" calcext:value-type="float">
            <text:p>4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17.65" calcext:value-type="float">
            <text:p>2117,6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eno-Gastro v.o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821.25" calcext:value-type="float">
            <text:p>3821,25</text:p>
          </table:table-cell>
          <table:table-cell table:style-name="ce5" office:value-type="float" office:value="135.31" calcext:value-type="float">
            <text:p>135,31</text:p>
          </table:table-cell>
          <table:table-cell table:style-name="ce2" office:value-type="string" calcext:value-type="string">
            <text:p>3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er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6933.08" calcext:value-type="float">
            <text:p>6933,08</text:p>
          </table:table-cell>
          <table:table-cell table:style-name="ce5" office:value-type="float" office:value="102.95" calcext:value-type="float">
            <text:p>102,95</text:p>
          </table:table-cell>
          <table:table-cell table:style-name="ce2" office:value-type="string" calcext:value-type="string">
            <text:p>31.1.20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ureca Shops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13348.9" calcext:value-type="float">
            <text:p>13348,9</text:p>
          </table:table-cell>
          <table:table-cell table:style-name="ce5" office:value-type="float" office:value="191.9" calcext:value-type="float">
            <text:p>191,9</text:p>
          </table:table-cell>
          <table:table-cell table:style-name="ce2" office:value-type="string" calcext:value-type="string">
            <text:p>31.3.201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 ostatní</text:p>
          </table:table-cell>
          <table:table-cell/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4/1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476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80.41" calcext:value-type="float">
            <text:p>280,41</text:p>
          </table:table-cell>
          <table:table-cell table:style-name="ce5" office:value-type="float" office:value="727.47" calcext:value-type="float">
            <text:p>727,47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301.61" calcext:value-type="float">
            <text:p>301,61</text:p>
          </table:table-cell>
          <table:table-cell table:style-name="ce2" office:value-type="string" calcext:value-type="string">
            <text:p>29.4.20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ádek Richard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112.8" calcext:value-type="float">
            <text:p>112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vbek s.r.o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15962" calcext:value-type="float">
            <text:p>15962</text:p>
          </table:table-cell>
          <table:table-cell table:style-name="ce5" office:value-type="float" office:value="62.65" calcext:value-type="float">
            <text:p>62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um sociálních služeb Praha,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64.03" calcext:value-type="float">
            <text:p>564,03</text:p>
          </table:table-cell>
          <table:table-cell table:style-name="ce5" office:value-type="float" office:value="94.35" calcext:value-type="float">
            <text:p>94,3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omola Libor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663" calcext:value-type="float">
            <text:p>3663</text:p>
          </table:table-cell>
          <table:table-cell table:style-name="ce5" office:value-type="float" office:value="484.76" calcext:value-type="float">
            <text:p>484,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é restaurace, v likvidaci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738.1" calcext:value-type="float">
            <text:p>3738,1</text:p>
          </table:table-cell>
          <table:table-cell table:style-name="ce5" office:value-type="float" office:value="53.95" calcext:value-type="float">
            <text:p>53,9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0.85" calcext:value-type="float">
            <text:p>350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Ropi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06.22" calcext:value-type="float">
            <text:p>306,22</text:p>
          </table:table-cell>
          <table:table-cell table:style-name="ce5" office:value-type="float" office:value="88.45" calcext:value-type="float">
            <text:p>88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ygienická stanic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457.94" calcext:value-type="float">
            <text:p>457,94</text:p>
          </table:table-cell>
          <table:table-cell table:style-name="ce5" office:value-type="float" office:value="281.1" calcext:value-type="float">
            <text:p>281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1.55" calcext:value-type="float">
            <text:p>41,5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é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1.85" calcext:value-type="float">
            <text:p>341,8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9.18" calcext:value-type="float">
            <text:p>519,18</text:p>
          </table:table-cell>
          <table:table-cell table:style-name="ce5" office:value-type="float" office:value="137.4" calcext:value-type="float">
            <text:p>137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233.85" calcext:value-type="float">
            <text:p>233,8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47.5" calcext:value-type="float">
            <text:p>47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í plochy</text:p>
          </table:table-cell>
          <table:table-cell/>
          <table:table-cell table:style-name="ce5" office:value-type="float" office:value="9782.44" calcext:value-type="float">
            <text:p>9782,4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Anglicko-české gymnázium Amazon s.r.o.</text:p>
          </table:table-cell>
          <table:table-cell table:style-name="ce2" office:value-type="string" calcext:value-type="string">
            <text:p>učebny</text:p>
          </table:table-cell>
          <table:table-cell table:style-name="ce5" office:value-type="float" office:value="1220" calcext:value-type="float">
            <text:p>1220</text:p>
          </table:table-cell>
          <table:table-cell table:style-name="ce5" office:value-type="float" office:value="681.47" calcext:value-type="float">
            <text:p>681,47</text:p>
          </table:table-cell>
          <table:table-cell table:style-name="ce2" office:value-type="string" calcext:value-type="string">
            <text:p>19.5.2030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.4" calcext:value-type="float">
            <text:p>24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0.45" calcext:value-type="float">
            <text:p>180,4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15" calcext:value-type="float">
            <text:p>515</text:p>
          </table:table-cell>
          <table:table-cell table:style-name="ce2" office:value-type="string" calcext:value-type="string">
            <text:p>EM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ytířská</text:p>
          </table:table-cell>
          <table:table-cell table:style-name="ce2" office:value-type="string" calcext:value-type="string">
            <text:p>406/10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47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společný prostor</text:p>
          </table:table-cell>
          <table:table-cell table:style-name="ce2" office:value-type="string" calcext:value-type="string">
            <text:p>sociální zázemí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8.65" calcext:value-type="float">
            <text:p>58,65</text:p>
          </table:table-cell>
          <table:table-cell table:number-columns-repeated="2"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Wertheimová Milena Tourist Stop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3092.36" calcext:value-type="float">
            <text:p>3092,36</text:p>
          </table:table-cell>
          <table:table-cell table:style-name="ce5" office:value-type="float" office:value="45.02" calcext:value-type="float">
            <text:p>45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říž Josef De la Croix</text:p>
          </table:table-cell>
          <table:table-cell table:style-name="ce2" office:value-type="string" calcext:value-type="string">
            <text:p>kuchyň, zázemí</text:p>
          </table:table-cell>
          <table:table-cell table:style-name="ce5" office:value-type="float" office:value="4654.7" calcext:value-type="float">
            <text:p>4654,7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anec Jan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5011.74" calcext:value-type="float">
            <text:p>5011,74</text:p>
          </table:table-cell>
          <table:table-cell table:style-name="ce5" office:value-type="float" office:value="86.5" calcext:value-type="float">
            <text:p>86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084.54" calcext:value-type="float">
            <text:p>6084,54</text:p>
          </table:table-cell>
          <table:table-cell table:style-name="ce5" office:value-type="float" office:value="343" calcext:value-type="float">
            <text:p>34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K.T.KA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720.74" calcext:value-type="float">
            <text:p>10720,74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esco Franchise Stores Č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9362" calcext:value-type="float">
            <text:p>19362</text:p>
          </table:table-cell>
          <table:table-cell table:style-name="ce5" office:value-type="float" office:value="77.47" calcext:value-type="float">
            <text:p>77,47</text:p>
          </table:table-cell>
          <table:table-cell table:style-name="ce2" office:value-type="string" calcext:value-type="string">
            <text:p>19.4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lobal Travel spol. s 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15.26" calcext:value-type="float">
            <text:p>47815,26</text:p>
          </table:table-cell>
          <table:table-cell table:style-name="ce5" office:value-type="float" office:value="19.65" calcext:value-type="float">
            <text:p>19,6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e la Croi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456.87" calcext:value-type="float">
            <text:p>2456,87</text:p>
          </table:table-cell>
          <table:table-cell table:style-name="ce5" office:value-type="float" office:value="332.07" calcext:value-type="float">
            <text:p>332,0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54.28" calcext:value-type="float">
            <text:p>1154,28</text:p>
          </table:table-cell>
          <table:table-cell table:style-name="ce5" office:value-type="float" office:value="18.23" calcext:value-type="float">
            <text:p>18,2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9749.02" calcext:value-type="float">
            <text:p>9749,02</text:p>
          </table:table-cell>
          <table:table-cell table:style-name="ce5" office:value-type="float" office:value="837.17" calcext:value-type="float">
            <text:p>837,17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ART Praha s.r.o.</text:p>
          </table:table-cell>
          <table:table-cell table:style-name="ce2" office:value-type="string" calcext:value-type="string">
            <text:p>prodejna, sklad</text:p>
          </table:table-cell>
          <table:table-cell table:style-name="ce5" office:value-type="float" office:value="8944.06" calcext:value-type="float">
            <text:p>8944,06</text:p>
          </table:table-cell>
          <table:table-cell table:style-name="ce5" office:value-type="float" office:value="68" calcext:value-type="float">
            <text:p>68</text:p>
          </table:table-cell>
          <table:table-cell table:style-name="ce2" office:value-type="string" calcext:value-type="string">
            <text:p>1.10.20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Liška Praha s.r 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142.17" calcext:value-type="float">
            <text:p>1142,17</text:p>
          </table:table-cell>
          <table:table-cell table:style-name="ce5" office:value-type="float" office:value="85.38" calcext:value-type="float">
            <text:p>85,3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8/20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string" calcext:value-type="string">
            <text:p>539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iž De la Croix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54.14" calcext:value-type="float">
            <text:p>54,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osef Kříž Da la Croix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5656.98" calcext:value-type="float">
            <text:p>5656,98</text:p>
          </table:table-cell>
          <table:table-cell table:style-name="ce5" office:value-type="float" office:value="413.27" calcext:value-type="float">
            <text:p>413,27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49/1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540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nited Hotel Investmenst Bohemia spol. s r.o.</text:p>
          </table:table-cell>
          <table:table-cell table:style-name="ce2" office:value-type="string" calcext:value-type="string">
            <text:p>hotel</text:p>
          </table:table-cell>
          <table:table-cell table:style-name="ce5" office:value-type="float" office:value="4842.77" calcext:value-type="float">
            <text:p>4842,77</text:p>
          </table:table-cell>
          <table:table-cell table:style-name="ce5" office:value-type="float" office:value="200.35" calcext:value-type="float">
            <text:p>200,35</text:p>
          </table:table-cell>
          <table:table-cell table:style-name="ce2" office:value-type="string" calcext:value-type="string">
            <text:p>31.12.2026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0/1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508.02" calcext:value-type="float">
            <text:p>3508,02</text:p>
          </table:table-cell>
          <table:table-cell table:style-name="ce5" office:value-type="float" office:value="894.19" calcext:value-type="float">
            <text:p>894,19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Mladá Fronta a.s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73" calcext:value-type="float">
            <text:p>7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92.7" calcext:value-type="float">
            <text:p>192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ofil-servi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22.06" calcext:value-type="float">
            <text:p>822,06</text:p>
          </table:table-cell>
          <table:table-cell table:style-name="ce5" office:value-type="float" office:value="286.63" calcext:value-type="float">
            <text:p>286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410.08" calcext:value-type="float">
            <text:p>23410,08</text:p>
          </table:table-cell>
          <table:table-cell table:style-name="ce5" office:value-type="float" office:value="51.02" calcext:value-type="float">
            <text:p>51,0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U Kamenného stolu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482.08" calcext:value-type="float">
            <text:p>1482,08</text:p>
          </table:table-cell>
          <table:table-cell table:style-name="ce5" office:value-type="float" office:value="181.64" calcext:value-type="float">
            <text:p>181,64</text:p>
          </table:table-cell>
          <table:table-cell table:style-name="ce2" office:value-type="string" calcext:value-type="string">
            <text:p>13.12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ohřební ústav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3200" calcext:value-type="float">
            <text:p>3200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T-Mobil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26000" calcext:value-type="float">
            <text:p>26000</text:p>
          </table:table-cell>
          <table:table-cell table:style-name="ce5" office:value-type="float" office:value="2.5" calcext:value-type="float">
            <text:p>2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Staroměstské nám.</text:p>
          </table:table-cell>
          <table:table-cell table:style-name="ce2" office:value-type="string" calcext:value-type="string">
            <text:p>551/17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string" calcext:value-type="string">
            <text:p>54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Centronet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1256.5" calcext:value-type="float">
            <text:p>1256,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zyková škol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402.27" calcext:value-type="float">
            <text:p>402,27</text:p>
          </table:table-cell>
          <table:table-cell table:style-name="ce5" office:value-type="float" office:value="2230.87" calcext:value-type="float">
            <text:p>2230,87</text:p>
          </table:table-cell>
          <table:table-cell table:style-name="ce2" office:value-type="string" calcext:value-type="string">
            <text:p>1.9.2012</text:p>
          </table:table-cell>
          <table:table-cell/>
          <table:table-cell table:style-name="ce2" office:value-type="string" calcext:value-type="string">
            <text:p>???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ZŠ Vodičkova</text:p>
          </table:table-cell>
          <table:table-cell table:style-name="ce2" office:value-type="string" calcext:value-type="string">
            <text:p>škol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15.98" calcext:value-type="float">
            <text:p>2615,98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5/15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0" calcext:value-type="float">
            <text:p>210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Technická správa komunikac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04" calcext:value-type="float">
            <text:p>10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chindler CZ a.s.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2210.18" calcext:value-type="float">
            <text:p>2210,18</text:p>
          </table:table-cell>
          <table:table-cell table:style-name="ce5" office:value-type="float" office:value="130.36" calcext:value-type="float">
            <text:p>130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2" calcext:value-type="float">
            <text:p>212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dká Božena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77" calcext:value-type="float">
            <text:p>7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3" calcext:value-type="float">
            <text:p>213</text:p>
          </table:table-cell>
          <table:table-cell table:style-name="ce5" office:value-type="string" calcext:value-type="string">
            <text:p>Školská</text:p>
          </table:table-cell>
          <table:table-cell table:style-name="ce2" office:value-type="string" calcext:value-type="string">
            <text:p>687/13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Univerzita Karlova v Praze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9.92" calcext:value-type="float">
            <text:p>219,92</text:p>
          </table:table-cell>
          <table:table-cell table:style-name="ce5" office:value-type="float" office:value="161.13" calcext:value-type="float">
            <text:p>161,1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string" calcext:value-type="string">
            <text:p>Šolínova</text:p>
          </table:table-cell>
          <table:table-cell table:style-name="ce2" office:value-type="string" calcext:value-type="string">
            <text:p>344/1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544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800" calcext:value-type="float">
            <text:p>18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5" calcext:value-type="float">
            <text:p>215</text:p>
          </table:table-cell>
          <table:table-cell table:style-name="ce5" office:value-type="string" calcext:value-type="string">
            <text:p>Šolinova</text:p>
          </table:table-cell>
          <table:table-cell table:style-name="ce2" office:value-type="string" calcext:value-type="string">
            <text:p>513/3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541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415.9" calcext:value-type="float">
            <text:p>1415,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6" calcext:value-type="float">
            <text:p>21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lavní město Praha - OH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53.1" calcext:value-type="float">
            <text:p>2453,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7" calcext:value-type="float">
            <text:p>21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</text:p>
          </table:table-cell>
          <table:table-cell/>
          <table:table-cell table:style-name="ce5" office:value-type="float" office:value="425.6" calcext:value-type="float">
            <text:p>425,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7.4" calcext:value-type="float">
            <text:p>17,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19" calcext:value-type="float">
            <text:p>21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Pavel Štrb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0" calcext:value-type="float">
            <text:p>22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H-Triation, 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0.84" calcext:value-type="float">
            <text:p>30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1" calcext:value-type="float">
            <text:p>22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ílna</text:p>
          </table:table-cell>
          <table:table-cell/>
          <table:table-cell table:style-name="ce5" office:value-type="float" office:value="269.5" calcext:value-type="float">
            <text:p>269,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22" calcext:value-type="float">
            <text:p>22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7" calcext:value-type="float">
            <text:p>15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3" calcext:value-type="float">
            <text:p>22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Firma spol. s 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46.6" calcext:value-type="float">
            <text:p>46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4" calcext:value-type="float">
            <text:p>22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lovan Prah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.8" calcext:value-type="float">
            <text:p>15,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5" calcext:value-type="float">
            <text:p>22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Šmídové Zdeň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3.5" calcext:value-type="float">
            <text:p>33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6" calcext:value-type="float">
            <text:p>22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paprogres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15.7" calcext:value-type="float">
            <text:p>15,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7" calcext:value-type="float">
            <text:p>22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Havel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8" calcext:value-type="float">
            <text:p>22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87.2" calcext:value-type="float">
            <text:p>587,2</text:p>
          </table:table-cell>
          <table:table-cell table:style-name="ce5" office:value-type="float" office:value="163.31" calcext:value-type="float">
            <text:p>163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29" calcext:value-type="float">
            <text:p>22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949.36" calcext:value-type="float">
            <text:p>949,36</text:p>
          </table:table-cell>
          <table:table-cell table:style-name="ce5" office:value-type="float" office:value="80.08" calcext:value-type="float">
            <text:p>80,08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0" calcext:value-type="float">
            <text:p>23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49.55" calcext:value-type="float">
            <text:p>49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1" calcext:value-type="float">
            <text:p>23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klady</text:p>
          </table:table-cell>
          <table:table-cell/>
          <table:table-cell table:style-name="ce5" office:value-type="float" office:value="2105.79" calcext:value-type="float">
            <text:p>2105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2" calcext:value-type="float">
            <text:p>23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Petr And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3" calcext:value-type="float">
            <text:p>23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roslav Chlumský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4" calcext:value-type="float">
            <text:p>23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el Development - Modřan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edřich Štěpán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6" calcext:value-type="float">
            <text:p>23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ternet Projekt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3600" calcext:value-type="float">
            <text:p>36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7" calcext:value-type="float">
            <text:p>23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3. díln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4.44" calcext:value-type="float">
            <text:p>34,4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38" calcext:value-type="float">
            <text:p>23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39" calcext:value-type="float">
            <text:p>23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rahoslav Dlouhý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4.31" calcext:value-type="float">
            <text:p>14,3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0" calcext:value-type="float">
            <text:p>24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chal Pad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1" calcext:value-type="float">
            <text:p>24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 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2" calcext:value-type="float">
            <text:p>24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vadlo Archa o.p.s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66" calcext:value-type="float">
            <text:p>16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garáž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4" calcext:value-type="float">
            <text:p>24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áclav Daně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2492.07" calcext:value-type="float">
            <text:p>2492,07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6" calcext:value-type="float">
            <text:p>24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nfraline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48.32" calcext:value-type="float">
            <text:p>48,3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7" calcext:value-type="float">
            <text:p>24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-Service security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80.3" calcext:value-type="float">
            <text:p>80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hortcat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9.17" calcext:value-type="float">
            <text:p>59,1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49" calcext:value-type="float">
            <text:p>24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teinové Štěpánk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84" calcext:value-type="float">
            <text:p>61,8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IKA- podlaháři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1" calcext:value-type="float">
            <text:p>25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uděk Kafka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2" calcext:value-type="float">
            <text:p>25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Dr. Uhrová Olg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8.61" calcext:value-type="float">
            <text:p>1058,61</text:p>
          </table:table-cell>
          <table:table-cell table:style-name="ce5" office:value-type="float" office:value="113.63" calcext:value-type="float">
            <text:p>113,6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3" calcext:value-type="float">
            <text:p>25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PPA Agentura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" calcext:value-type="float">
            <text:p>1038,3</text:p>
          </table:table-cell>
          <table:table-cell table:style-name="ce5" office:value-type="float" office:value="18.6" calcext:value-type="float">
            <text:p>18,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4" calcext:value-type="float">
            <text:p>25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Roman Mare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5" calcext:value-type="float">
            <text:p>25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6" calcext:value-type="float">
            <text:p>25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iSUS spoi.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7" calcext:value-type="float">
            <text:p>257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DIGNIT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58" calcext:value-type="float">
            <text:p>258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kro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59" calcext:value-type="float">
            <text:p>259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rtin Kroupa - Autodoprava s.r.o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0" calcext:value-type="float">
            <text:p>260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ibor Zámečník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1" calcext:value-type="float">
            <text:p>261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ide 2 s.r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51.3" calcext:value-type="float">
            <text:p>151,3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2" calcext:value-type="float">
            <text:p>262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lan Cisker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46.03" calcext:value-type="float">
            <text:p>1246,0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3" calcext:value-type="float">
            <text:p>263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AG LINE a.s.</text:p>
          </table:table-cell>
          <table:table-cell table:style-name="ce2" office:value-type="string" calcext:value-type="string">
            <text:p>parkovací místo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parkovací místo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4" calcext:value-type="float">
            <text:p>264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urex, veřejná obchodní společnost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31.36" calcext:value-type="float">
            <text:p>31,3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5" calcext:value-type="float">
            <text:p>265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Krytiny RS s.r.o.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6" calcext:value-type="float">
            <text:p>266</text:p>
          </table:table-cell>
          <table:table-cell table:style-name="ce5" office:value-type="string" calcext:value-type="string">
            <text:p>Trojická</text:p>
          </table:table-cell>
          <table:table-cell table:style-name="ce2" office:value-type="string" calcext:value-type="string">
            <text:p>437/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Praha 2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5.62" calcext:value-type="float">
            <text:p>15,6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7" calcext:value-type="float">
            <text:p>267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Jakoubek Micha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784.08" calcext:value-type="float">
            <text:p>4784,08</text:p>
          </table:table-cell>
          <table:table-cell table:style-name="ce5" office:value-type="float" office:value="24.22" calcext:value-type="float">
            <text:p>24,22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68" calcext:value-type="float">
            <text:p>268</text:p>
          </table:table-cell>
          <table:table-cell table:style-name="ce5" office:value-type="string" calcext:value-type="string">
            <text:p>Truhlářská</text:p>
          </table:table-cell>
          <table:table-cell table:style-name="ce2" office:value-type="string" calcext:value-type="string">
            <text:p>1098/33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string" calcext:value-type="string">
            <text:p>409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Solid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736.98" calcext:value-type="float">
            <text:p>736,98</text:p>
          </table:table-cell>
          <table:table-cell table:style-name="ce5" office:value-type="float" office:value="290.5" calcext:value-type="float">
            <text:p>290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69" calcext:value-type="float">
            <text:p>269</text:p>
          </table:table-cell>
          <table:table-cell table:style-name="ce5" office:value-type="string" calcext:value-type="string">
            <text:p>Týnská</text:p>
          </table:table-cell>
          <table:table-cell table:style-name="ce2" office:value-type="string" calcext:value-type="string">
            <text:p>631/8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string" calcext:value-type="string">
            <text:p>628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alerie hl.m. Prahy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4.41" calcext:value-type="float">
            <text:p>384,41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0" calcext:value-type="float">
            <text:p>270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.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hotel</text:p>
          </table:table-cell>
          <table:table-cell/>
          <table:table-cell table:style-name="ce5" office:value-type="float" office:value="18720.09" calcext:value-type="float">
            <text:p>18720,0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1" calcext:value-type="float">
            <text:p>271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GTS CZECH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2" calcext:value-type="float">
            <text:p>272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COPROSYS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3" calcext:value-type="float">
            <text:p>273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KYNET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4" calcext:value-type="float">
            <text:p>274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DIAL TELEC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.5" calcext:value-type="float">
            <text:p>14,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5" calcext:value-type="float">
            <text:p>275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T-Systems Czech Republic a.s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6" calcext:value-type="float">
            <text:p>276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TAR 21 NETWORKS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7" calcext:value-type="float">
            <text:p>277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Sistel International s.r.o.</text:p>
          </table:table-cell>
          <table:table-cell table:style-name="ce2" office:value-type="string" calcext:value-type="string">
            <text:p>techn.prosto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8" calcext:value-type="float">
            <text:p>278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MOBILKOM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79" calcext:value-type="float">
            <text:p>279</text:p>
          </table:table-cell>
          <table:table-cell table:style-name="ce5" office:value-type="string" calcext:value-type="string">
            <text:p>U Chodovského hřbitova</text:p>
          </table:table-cell>
          <table:table-cell table:style-name="ce2" office:value-type="string" calcext:value-type="string">
            <text:p>2141</text:p>
          </table:table-cell>
          <table:table-cell table:style-name="ce2" office:value-type="float" office:value="2141" calcext:value-type="float">
            <text:p>2141</text:p>
          </table:table-cell>
          <table:table-cell table:style-name="ce2" office:value-type="string" calcext:value-type="string">
            <text:p>2031/58</text:p>
          </table:table-cell>
          <table:table-cell table:style-name="ce2" office:value-type="string" calcext:value-type="string">
            <text:p>Praha 11</text:p>
          </table:table-cell>
          <table:table-cell table:style-name="ce2" office:value-type="string" calcext:value-type="string">
            <text:p>Chodov</text:p>
          </table:table-cell>
          <table:table-cell table:style-name="ce5" office:value-type="string" calcext:value-type="string">
            <text:p>Zařízeni služeb MVCR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telekomunikace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0" calcext:value-type="float">
            <text:p>280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rdina Aleš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6974.97" calcext:value-type="float">
            <text:p>6974,97</text:p>
          </table:table-cell>
          <table:table-cell table:style-name="ce5" office:value-type="float" office:value="416.69" calcext:value-type="float">
            <text:p>416,69</text:p>
          </table:table-cell>
          <table:table-cell table:style-name="ce2" office:value-type="string" calcext:value-type="string">
            <text:p>31.5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1" calcext:value-type="float">
            <text:p>281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atovec Jiří</text:p>
          </table:table-cell>
          <table:table-cell table:style-name="ce2" office:value-type="string" calcext:value-type="string">
            <text:p>dílna</text:p>
          </table:table-cell>
          <table:table-cell table:style-name="ce5" office:value-type="float" office:value="540.3" calcext:value-type="float">
            <text:p>540,3</text:p>
          </table:table-cell>
          <table:table-cell table:style-name="ce5" office:value-type="float" office:value="304.41" calcext:value-type="float">
            <text:p>304,41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82" calcext:value-type="float">
            <text:p>282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Hlavni město Praha - Městská policie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2" calcext:value-type="float">
            <text:p>31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ájem m2 0 Kč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3" calcext:value-type="float">
            <text:p>283</text:p>
          </table:table-cell>
          <table:table-cell table:style-name="ce5" office:value-type="string" calcext:value-type="string">
            <text:p>Uhelný Trh</text:p>
          </table:table-cell>
          <table:table-cell table:style-name="ce2" office:value-type="string" calcext:value-type="string">
            <text:p>415/10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Brabenec Jan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76.4" calcext:value-type="float">
            <text:p>76,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4" calcext:value-type="float">
            <text:p>284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da Gelati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5297.8" calcext:value-type="float">
            <text:p>5297,8</text:p>
          </table:table-cell>
          <table:table-cell table:style-name="ce5" office:value-type="float" office:value="145" calcext:value-type="float">
            <text:p>14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5" calcext:value-type="float">
            <text:p>285</text:p>
          </table:table-cell>
          <table:table-cell table:style-name="ce5" office:value-type="string" calcext:value-type="string">
            <text:p>Vád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Nadace pro rozvoj architektury a stavebnictv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81.21" calcext:value-type="float">
            <text:p>181,21</text:p>
          </table:table-cell>
          <table:table-cell table:style-name="ce5" office:value-type="float" office:value="330.06" calcext:value-type="float">
            <text:p>330,06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6" calcext:value-type="float">
            <text:p>286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3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Bohéma Anah s.r.o.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3645.15" calcext:value-type="float">
            <text:p>3645,15</text:p>
          </table:table-cell>
          <table:table-cell table:style-name="ce5" office:value-type="float" office:value="620" calcext:value-type="float">
            <text:p>62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7" calcext:value-type="float">
            <text:p>287</text:p>
          </table:table-cell>
          <table:table-cell table:style-name="ce5" office:value-type="string" calcext:value-type="string">
            <text:p>Václavské nám.</text:p>
          </table:table-cell>
          <table:table-cell table:style-name="ce2" office:value-type="string" calcext:value-type="string">
            <text:p>824/29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string" calcext:value-type="string">
            <text:p>34/1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EX Change k.s.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3649.33" calcext:value-type="float">
            <text:p>23649,33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8" calcext:value-type="float">
            <text:p>288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55/9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43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Ostav pro soudobé dějiny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254.64" calcext:value-type="float">
            <text:p>254,64</text:p>
          </table:table-cell>
          <table:table-cell table:style-name="ce5" office:value-type="float" office:value="792.61" calcext:value-type="float">
            <text:p>792,6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89" calcext:value-type="float">
            <text:p>289</text:p>
          </table:table-cell>
          <table:table-cell table:style-name="ce5" office:value-type="string" calcext:value-type="string">
            <text:p>Vlašská</text:p>
          </table:table-cell>
          <table:table-cell table:style-name="ce2" office:value-type="string" calcext:value-type="string">
            <text:p>362/3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Malá Strana</text:p>
          </table:table-cell>
          <table:table-cell table:style-name="ce5" office:value-type="string" calcext:value-type="string">
            <text:p>ČR - Krajské ředitelství policie ČR HLMP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530" calcext:value-type="float">
            <text:p>530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0" calcext:value-type="float">
            <text:p>290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dafone Czech Republic a.s.</text:p>
          </table:table-cell>
          <table:table-cell table:style-name="ce2" office:value-type="string" calcext:value-type="string">
            <text:p>techn.prostor</text:p>
          </table:table-cell>
          <table:table-cell table:style-name="ce5" office:value-type="float" office:value="3135.38" calcext:value-type="float">
            <text:p>3135,38</text:p>
          </table:table-cell>
          <table:table-cell table:style-name="ce5" office:value-type="float" office:value="32.5" calcext:value-type="float">
            <text:p>32,5</text:p>
          </table:table-cell>
          <table:table-cell table:style-name="ce2" office:value-type="string" calcext:value-type="string">
            <text:p>30.6.20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1" calcext:value-type="float">
            <text:p>291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divadl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28.33" calcext:value-type="float">
            <text:p>2128,3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2" calcext:value-type="float">
            <text:p>292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služby</text:p>
          </table:table-cell>
          <table:table-cell/>
          <table:table-cell table:style-name="ce5" office:value-type="float" office:value="27.79" calcext:value-type="float">
            <text:p>27,79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3" calcext:value-type="float">
            <text:p>293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1.55" calcext:value-type="float">
            <text:p>61,55</text:p>
          </table:table-cell>
          <table:table-cell table:style-name="ce2" office:value-type="string" calcext:value-type="string">
            <text:p>18.6.2019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4" calcext:value-type="float">
            <text:p>294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50.92" calcext:value-type="float">
            <text:p>450,92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5" calcext:value-type="float">
            <text:p>295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2.99" calcext:value-type="float">
            <text:p>52,99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6" calcext:value-type="float">
            <text:p>296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La Vida s.r.o.</text:p>
          </table:table-cell>
          <table:table-cell table:style-name="ce2" office:value-type="string" calcext:value-type="string">
            <text:p>kadeřnictví</text:p>
          </table:table-cell>
          <table:table-cell table:style-name="ce5" office:value-type="float" office:value="3713.33" calcext:value-type="float">
            <text:p>3713,33</text:p>
          </table:table-cell>
          <table:table-cell table:style-name="ce5" office:value-type="float" office:value="38.57" calcext:value-type="float">
            <text:p>38,57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7" calcext:value-type="float">
            <text:p>297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inor p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4.41" calcext:value-type="float">
            <text:p>54,41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etržní nájemné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298" calcext:value-type="float">
            <text:p>298</text:p>
          </table:table-cell>
          <table:table-cell table:style-name="ce5" office:value-type="string" calcext:value-type="string">
            <text:p>Vodičkova</text:p>
          </table:table-cell>
          <table:table-cell table:style-name="ce2" office:value-type="string" calcext:value-type="string">
            <text:p>674/6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1982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Mamacoffee s.r.o.</text:p>
          </table:table-cell>
          <table:table-cell table:style-name="ce2" office:value-type="string" calcext:value-type="string">
            <text:p>kavárna</text:p>
          </table:table-cell>
          <table:table-cell table:style-name="ce5" office:value-type="float" office:value="3356.87" calcext:value-type="float">
            <text:p>3356,87</text:p>
          </table:table-cell>
          <table:table-cell table:style-name="ce5" office:value-type="float" office:value="183.23" calcext:value-type="float">
            <text:p>183,23</text:p>
          </table:table-cell>
          <table:table-cell table:style-name="ce2" office:value-type="string" calcext:value-type="string">
            <text:p>1.7.2019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string" calcext:value-type="string">
            <text:p>Zikova</text:p>
          </table:table-cell>
          <table:table-cell table:style-name="ce2" office:value-type="string" calcext:value-type="string">
            <text:p>514/1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539</text:p>
          </table:table-cell>
          <table:table-cell table:style-name="ce2" office:value-type="string" calcext:value-type="string">
            <text:p>Praha 6</text:p>
          </table:table-cell>
          <table:table-cell table:style-name="ce2" office:value-type="string" calcext:value-type="string">
            <text:p>Dejvice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omov seniorů</text:p>
          </table:table-cell>
          <table:table-cell/>
          <table:table-cell table:style-name="ce5" office:value-type="float" office:value="1700" calcext:value-type="float">
            <text:p>1700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266.78" calcext:value-type="float">
            <text:p>266,78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1" calcext:value-type="float">
            <text:p>301</text:p>
          </table:table-cell>
          <table:table-cell table:style-name="ce5" office:value-type="string" calcext:value-type="string">
            <text:p>Žatecká</text:p>
          </table:table-cell>
          <table:table-cell table:style-name="ce2" office:value-type="string" calcext:value-type="string">
            <text:p>110/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žská vodohospodářská společnost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2131.2" calcext:value-type="float">
            <text:p>2131,2</text:p>
          </table:table-cell>
          <table:table-cell table:style-name="ce5" office:value-type="float" office:value="1876.88" calcext:value-type="float">
            <text:p>1876,88</text:p>
          </table:table-cell>
          <table:table-cell table:style-name="ce2" office:value-type="string" calcext:value-type="string">
            <text:p>8.4.202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2" calcext:value-type="float">
            <text:p>302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GIP group a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48.2" calcext:value-type="float">
            <text:p>1348,2</text:p>
          </table:table-cell>
          <table:table-cell table:style-name="ce5" office:value-type="float" office:value="113.04" calcext:value-type="float">
            <text:p>113,0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3" calcext:value-type="float">
            <text:p>303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Pramacom Retai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136" calcext:value-type="float">
            <text:p>6136</text:p>
          </table:table-cell>
          <table:table-cell table:style-name="ce5" office:value-type="float" office:value="431.91" calcext:value-type="float">
            <text:p>431,91</text:p>
          </table:table-cell>
          <table:table-cell table:style-name="ce2" office:value-type="string" calcext:value-type="string">
            <text:p>1.12.201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4" calcext:value-type="float">
            <text:p>304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Obec spisovatelů, občanské sdružení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38.36" calcext:value-type="float">
            <text:p>1038,36</text:p>
          </table:table-cell>
          <table:table-cell table:style-name="ce5" office:value-type="float" office:value="89.96" calcext:value-type="float">
            <text:p>89,9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5" calcext:value-type="float">
            <text:p>305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Jaroňavá Marcela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2594" calcext:value-type="float">
            <text:p>2594</text:p>
          </table:table-cell>
          <table:table-cell table:style-name="ce5" office:value-type="float" office:value="75.16" calcext:value-type="float">
            <text:p>75,16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6" calcext:value-type="float">
            <text:p>306</text:p>
          </table:table-cell>
          <table:table-cell table:style-name="ce5" office:value-type="string" calcext:value-type="string">
            <text:p>Železná</text:p>
          </table:table-cell>
          <table:table-cell table:style-name="ce2" office:value-type="string" calcext:value-type="string">
            <text:p>492/1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507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Staré Město</text:p>
          </table:table-cell>
          <table:table-cell table:style-name="ce5" office:value-type="string" calcext:value-type="string">
            <text:p>3D FACE s.r.o.</text:p>
          </table:table-cell>
          <table:table-cell table:style-name="ce2" office:value-type="string" calcext:value-type="string">
            <text:p>výkladní skříň</text:p>
          </table:table-cell>
          <table:table-cell table:style-name="ce5" office:value-type="float" office:value="14040" calcext:value-type="float">
            <text:p>14040</text:p>
          </table:table-cell>
          <table:table-cell table:style-name="ce5" office:value-type="float" office:value="1.5" calcext:value-type="float">
            <text:p>1,5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7" calcext:value-type="float">
            <text:p>307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170.4" calcext:value-type="float">
            <text:p>1170,4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Solid a.s.</text:p>
          </table:table-cell>
          <table:table-cell table:style-name="ce2" office:value-type="float" office:value="308" calcext:value-type="float">
            <text:p>308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restaurace</text:p>
          </table:table-cell>
          <table:table-cell/>
          <table:table-cell table:style-name="ce5" office:value-type="float" office:value="167.55" calcext:value-type="float">
            <text:p>167,55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Solid a.s.</text:p>
          </table:table-cell>
          <table:table-cell table:style-name="ce2" office:value-type="float" office:value="309" calcext:value-type="float">
            <text:p>309</text:p>
          </table:table-cell>
          <table:table-cell table:style-name="ce5" office:value-type="string" calcext:value-type="string">
            <text:p>Žitná</text:p>
          </table:table-cell>
          <table:table-cell table:style-name="ce2" office:value-type="string" calcext:value-type="string">
            <text:p>1574/51</text:p>
          </table:table-cell>
          <table:table-cell table:style-name="ce2" office:value-type="float" office:value="1574" calcext:value-type="float">
            <text:p>1574</text:p>
          </table:table-cell>
          <table:table-cell table:style-name="ce2" office:value-type="string" calcext:value-type="string">
            <text:p>2225</text:p>
          </table:table-cell>
          <table:table-cell table:style-name="ce2" office:value-type="string" calcext:value-type="string">
            <text:p>Praha 1</text:p>
          </table:table-cell>
          <table:table-cell table:style-name="ce2" office:value-type="string" calcext:value-type="string">
            <text:p>Nové Město</text:p>
          </table:table-cell>
          <table:table-cell table:style-name="ce5" office:value-type="string" calcext:value-type="string">
            <text:p>ICP Praha</text:p>
          </table:table-cell>
          <table:table-cell table:style-name="ce2" office:value-type="string" calcext:value-type="string">
            <text:p>kancelář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314" calcext:value-type="float">
            <text:p>314</text:p>
          </table:table-cell>
          <table:table-cell table:style-name="ce2" office:value-type="string" calcext:value-type="string">
            <text:p>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OVACH VASYL</text:p>
          </table:table-cell>
          <table:table-cell table:style-name="ce2" office:value-type="string" calcext:value-type="string">
            <text:p>ateliér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26.7" calcext:value-type="float">
            <text:p>26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KELLER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8.14" calcext:value-type="float">
            <text:p>1018,14</text:p>
          </table:table-cell>
          <table:table-cell table:style-name="ce5" office:value-type="float" office:value="52.52" calcext:value-type="float">
            <text:p>52,5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DOLEŽALOVÁ IVETA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2.08" calcext:value-type="float">
            <text:p>52,08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LEJSEK ONDŘEJ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52.12" calcext:value-type="float">
            <text:p>52,1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GOLD CAPITAL S.R.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52.14" calcext:value-type="float">
            <text:p>52,1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ZATŘEPÁLEK PAVEL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50" calcext:value-type="float">
            <text:p>1050</text:p>
          </table:table-cell>
          <table:table-cell table:style-name="ce5" office:value-type="float" office:value="52.19" calcext:value-type="float">
            <text:p>52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Olštýnská</text:p>
          </table:table-cell>
          <table:table-cell table:style-name="ce2" office:value-type="string" calcext:value-type="string">
            <text:p>733/3</text:p>
          </table:table-cell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1307/26</text:p>
          </table:table-cell>
          <table:table-cell table:style-name="ce2" office:value-type="string" calcext:value-type="string">
            <text:p>Praha 8</text:p>
          </table:table-cell>
          <table:table-cell table:style-name="ce2" office:value-type="string" calcext:value-type="string">
            <text:p>Troja</text:p>
          </table:table-cell>
          <table:table-cell table:style-name="ce5" office:value-type="string" calcext:value-type="string">
            <text:p>BABY MARKE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917.1" calcext:value-type="float">
            <text:p>917,1</text:p>
          </table:table-cell>
          <table:table-cell table:style-name="ce5" office:value-type="float" office:value="122.4" calcext:value-type="float">
            <text:p>122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79/23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string" calcext:value-type="string">
            <text:p>939/1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KRDŽALIČ HEDIJ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038.87" calcext:value-type="float">
            <text:p>1038,87</text:p>
          </table:table-cell>
          <table:table-cell table:style-name="ce5" office:value-type="float" office:value="47.4" calcext:value-type="float">
            <text:p>47,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0/1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string" calcext:value-type="string">
            <text:p>939/13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RABCOVÁ RADK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810" calcext:value-type="float">
            <text:p>810</text:p>
          </table:table-cell>
          <table:table-cell table:style-name="ce5" office:value-type="float" office:value="61" calcext:value-type="float">
            <text:p>6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1/3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string" calcext:value-type="string">
            <text:p>939/1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58.7" calcext:value-type="float">
            <text:p>58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882/5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string" calcext:value-type="string">
            <text:p>939/11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UDA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LOW A SPOL.SRO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08.21" calcext:value-type="float">
            <text:p>1208,21</text:p>
          </table:table-cell>
          <table:table-cell table:style-name="ce5" office:value-type="float" office:value="47.1" calcext:value-type="float">
            <text:p>47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Záhorského</text:p>
          </table:table-cell>
          <table:table-cell table:style-name="ce2" office:value-type="string" calcext:value-type="string">
            <text:p>885/6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939/8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71.7" calcext:value-type="float">
            <text:p>71,7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Šejbalové</text:p>
          </table:table-cell>
          <table:table-cell table:style-name="ce2" office:value-type="string" calcext:value-type="string">
            <text:p>889/6</text:p>
          </table:table-cell>
          <table:table-cell table:style-name="ce2" office:value-type="float" office:value="889" calcext:value-type="float">
            <text:p>889</text:p>
          </table:table-cell>
          <table:table-cell table:style-name="ce2" office:value-type="string" calcext:value-type="string">
            <text:p>939/2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dilna</text:p>
          </table:table-cell>
          <table:table-cell/>
          <table:table-cell table:style-name="ce5" office:value-type="float" office:value="45.3" calcext:value-type="float">
            <text:p>45,3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MOLA STANISLAV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220.67" calcext:value-type="float">
            <text:p>1220,67</text:p>
          </table:table-cell>
          <table:table-cell table:style-name="ce5" office:value-type="float" office:value="45.3" calcext:value-type="float">
            <text:p>45,3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2/13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939/29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BLAŽANIN PETR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261.19" calcext:value-type="float">
            <text:p>1261,19</text:p>
          </table:table-cell>
          <table:table-cell table:style-name="ce5" office:value-type="float" office:value="47.2" calcext:value-type="float">
            <text:p>47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Štěpařská</text:p>
          </table:table-cell>
          <table:table-cell table:style-name="ce2" office:value-type="string" calcext:value-type="string">
            <text:p>893/15</text:p>
          </table:table-cell>
          <table:table-cell table:style-name="ce2" office:value-type="float" office:value="893" calcext:value-type="float">
            <text:p>893</text:p>
          </table:table-cell>
          <table:table-cell table:style-name="ce2" office:value-type="string" calcext:value-type="string">
            <text:p>939/30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GOLD CAPITAL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528.5" calcext:value-type="float">
            <text:p>1528,5</text:p>
          </table:table-cell>
          <table:table-cell table:style-name="ce5" office:value-type="float" office:value="59.1" calcext:value-type="float">
            <text:p>59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URBANEC PETR</text:p>
          </table:table-cell>
          <table:table-cell table:style-name="ce2" office:value-type="string" calcext:value-type="string">
            <text:p>dilna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87" calcext:value-type="float">
            <text:p>8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4/2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string" calcext:value-type="string">
            <text:p>1798/6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prodejna</text:p>
          </table:table-cell>
          <table:table-cell/>
          <table:table-cell table:style-name="ce5" office:value-type="float" office:value="32.82" calcext:value-type="float">
            <text:p>32,8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ivcova</text:p>
          </table:table-cell>
          <table:table-cell table:style-name="ce2" office:value-type="string" calcext:value-type="string">
            <text:p>945/4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string" calcext:value-type="string">
            <text:p>1798/66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RYKO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19" calcext:value-type="float">
            <text:p>1019</text:p>
          </table:table-cell>
          <table:table-cell table:style-name="ce5" office:value-type="float" office:value="54.72" calcext:value-type="float">
            <text:p>54,7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6/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1798/65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RA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631.76" calcext:value-type="float">
            <text:p>631,76</text:p>
          </table:table-cell>
          <table:table-cell table:style-name="ce5" office:value-type="float" office:value="82.1" calcext:value-type="float">
            <text:p>82,1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ÁCHA JAN</text:p>
          </table:table-cell>
          <table:table-cell table:style-name="ce2" office:value-type="string" calcext:value-type="string">
            <text:p>služby</text:p>
          </table:table-cell>
          <table:table-cell table:style-name="ce5" office:value-type="float" office:value="815.2" calcext:value-type="float">
            <text:p>815,2</text:p>
          </table:table-cell>
          <table:table-cell table:style-name="ce5" office:value-type="float" office:value="76" calcext:value-type="float">
            <text:p>7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Werichova</text:p>
          </table:table-cell>
          <table:table-cell table:style-name="ce2" office:value-type="string" calcext:value-type="string">
            <text:p>947/1</text:p>
          </table:table-cell>
          <table:table-cell table:style-name="ce2" office:value-type="float" office:value="947" calcext:value-type="float">
            <text:p>947</text:p>
          </table:table-cell>
          <table:table-cell table:style-name="ce2" office:value-type="string" calcext:value-type="string">
            <text:p>1798/64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32.32" calcext:value-type="float">
            <text:p>32,3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Voskovcova</text:p>
          </table:table-cell>
          <table:table-cell table:style-name="ce2" office:value-type="string" calcext:value-type="string">
            <text:p>961/4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string" calcext:value-type="string">
            <text:p>1798/62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MPA SPORT S.R.O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5" calcext:value-type="float">
            <text:p>19,5</text:p>
          </table:table-cell>
          <table:table-cell table:style-name="ce2" office:value-type="string" calcext:value-type="string">
            <text:p>3.12.20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79.7" calcext:value-type="float">
            <text:p>79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O 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08.12" calcext:value-type="float">
            <text:p>608,12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VAS V.O.S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11.4" calcext:value-type="float">
            <text:p>611,4</text:p>
          </table:table-cell>
          <table:table-cell table:style-name="ce5" office:value-type="float" office:value="17.22" calcext:value-type="float">
            <text:p>17,2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SYNECKÝ PET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631.1" calcext:value-type="float">
            <text:p>631,1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Hilmarova</text:p>
          </table:table-cell>
          <table:table-cell table:style-name="ce2" office:value-type="string" calcext:value-type="string">
            <text:p>979/2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string" calcext:value-type="string">
            <text:p>1020/327</text:p>
          </table:table-cell>
          <table:table-cell table:style-name="ce2" office:value-type="string" calcext:value-type="string">
            <text:p>Praha 5</text:p>
          </table:table-cell>
          <table:table-cell table:style-name="ce2" office:value-type="string" calcext:value-type="string">
            <text:p>Hlubočepy</text:p>
          </table:table-cell>
          <table:table-cell table:style-name="ce5" office:value-type="string" calcext:value-type="string">
            <text:p>JAVŮREK PAVEL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95.2" calcext:value-type="float">
            <text:p>1395,2</text:p>
          </table:table-cell>
          <table:table-cell table:style-name="ce5" office:value-type="float" office:value="33.2" calcext:value-type="float">
            <text:p>33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Španielova</text:p>
          </table:table-cell>
          <table:table-cell table:style-name="ce2" office:value-type="string" calcext:value-type="string">
            <text:p>1329/29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string" calcext:value-type="string">
            <text:p>1293/595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volné</text:p>
          </table:table-cell>
          <table:table-cell table:style-name="ce2" office:value-type="string" calcext:value-type="string">
            <text:p>kancelář</text:p>
          </table:table-cell>
          <table:table-cell/>
          <table:table-cell table:style-name="ce5" office:value-type="float" office:value="163.22" calcext:value-type="float">
            <text:p>163,22</text:p>
          </table:table-cell>
          <table:table-cell table:number-columns-repeated="2"/>
          <table:table-cell table:style-name="ce2" office:value-type="string" calcext:value-type="string">
            <text:p>volné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BABY GODDS s.r.o.</text:p>
          </table:table-cell>
          <table:table-cell table:style-name="ce2" office:value-type="string" calcext:value-type="string">
            <text:p>prodejna</text:p>
          </table:table-cell>
          <table:table-cell table:style-name="ce5" office:value-type="float" office:value="1333" calcext:value-type="float">
            <text:p>1333</text:p>
          </table:table-cell>
          <table:table-cell table:style-name="ce5" office:value-type="float" office:value="166.46" calcext:value-type="float">
            <text:p>166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lánská</text:p>
          </table:table-cell>
          <table:table-cell table:style-name="ce2" office:value-type="string" calcext:value-type="string">
            <text:p>1678/20</text:p>
          </table:table-cell>
          <table:table-cell table:style-name="ce2" office:value-type="float" office:value="1678" calcext:value-type="float">
            <text:p>1678</text:p>
          </table:table-cell>
          <table:table-cell table:style-name="ce2" office:value-type="string" calcext:value-type="string">
            <text:p>1293/78</text:p>
          </table:table-cell>
          <table:table-cell table:style-name="ce2" office:value-type="string" calcext:value-type="string">
            <text:p>Praha 17</text:p>
          </table:table-cell>
          <table:table-cell table:style-name="ce2" office:value-type="string" calcext:value-type="string">
            <text:p>Řepy</text:p>
          </table:table-cell>
          <table:table-cell table:style-name="ce5" office:value-type="string" calcext:value-type="string">
            <text:p>HRONEK LIBOR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61.92" calcext:value-type="float">
            <text:p>61,9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AKŠTEJN J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165.46" calcext:value-type="float">
            <text:p>165,46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7/53</text:p>
          </table:table-cell>
          <table:table-cell table:style-name="ce2" office:value-type="float" office:value="2527" calcext:value-type="float">
            <text:p>2527</text:p>
          </table:table-cell>
          <table:table-cell table:style-name="ce2" office:value-type="string" calcext:value-type="string">
            <text:p>2780/328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REGIMAX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83.37" calcext:value-type="float">
            <text:p>83,3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29/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2780/32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PROTHERMIC V.O.S.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1324.7" calcext:value-type="float">
            <text:p>1324,7</text:p>
          </table:table-cell>
          <table:table-cell table:style-name="ce5" office:value-type="float" office:value="90.19" calcext:value-type="float">
            <text:p>90,19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30/59</text:p>
          </table:table-cell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2780/325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INARIK RICHARD</text:p>
          </table:table-cell>
          <table:table-cell table:style-name="ce2" office:value-type="string" calcext:value-type="string">
            <text:p>kancelář</text:p>
          </table:table-cell>
          <table:table-cell table:style-name="ce5" office:value-type="float" office:value="866.15" calcext:value-type="float">
            <text:p>866,15</text:p>
          </table:table-cell>
          <table:table-cell table:style-name="ce5" office:value-type="float" office:value="148.94" calcext:value-type="float">
            <text:p>148,94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ěhounkova</text:p>
          </table:table-cell>
          <table:table-cell table:style-name="ce2" office:value-type="string" calcext:value-type="string">
            <text:p>2579/8</text:p>
          </table:table-cell>
          <table:table-cell table:style-name="ce2" office:value-type="float" office:value="2579" calcext:value-type="float">
            <text:p>2579</text:p>
          </table:table-cell>
          <table:table-cell table:style-name="ce2" office:value-type="string" calcext:value-type="string">
            <text:p>2736</text:p>
          </table:table-cell>
          <table:table-cell table:style-name="ce2" office:value-type="string" calcext:value-type="string">
            <text:p>Praha 13</text:p>
          </table:table-cell>
          <table:table-cell table:style-name="ce2" office:value-type="string" calcext:value-type="string">
            <text:p>Stodůlky</text:p>
          </table:table-cell>
          <table:table-cell table:style-name="ce5" office:value-type="string" calcext:value-type="string">
            <text:p>M-IMPO S.R.O. RATHAN</text:p>
          </table:table-cell>
          <table:table-cell table:style-name="ce2" office:value-type="string" calcext:value-type="string">
            <text:p>restaurace</text:p>
          </table:table-cell>
          <table:table-cell table:style-name="ce5" office:value-type="float" office:value="1222.8" calcext:value-type="float">
            <text:p>1222,8</text:p>
          </table:table-cell>
          <table:table-cell table:style-name="ce5" office:value-type="float" office:value="210.7" calcext:value-type="float">
            <text:p>210,7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visibility="filter">
          <table:table-cell table:style-name="ce2" office:value-type="string" calcext:value-type="string">
            <text:p>VAS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KULTURNÍ CENTRUM 12</text:p>
          </table:table-cell>
          <table:table-cell table:style-name="ce2" office:value-type="string" calcext:value-type="string">
            <text:p>kultumi služby</text:p>
          </table:table-cell>
          <table:table-cell/>
          <table:table-cell table:style-name="ce5" office:value-type="float" office:value="680.07" calcext:value-type="float">
            <text:p>680,07</text:p>
          </table:table-cell>
          <table:table-cell table:style-name="ce2" office:value-type="string" calcext:value-type="string">
            <text:p>31.7.2023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nájem m2 neuveden</text:p>
          </table:table-cell>
          <table:table-cell table:style-name="ce2" office:value-type="string" calcext:value-type="string">
            <text:p>v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HARENČÁK RUDOLF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VAS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Jordana Jovkova</text:p>
          </table:table-cell>
          <table:table-cell table:style-name="ce2" office:value-type="string" calcext:value-type="string">
            <text:p>3427/20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string" calcext:value-type="string">
            <text:p>4400/652</text:p>
          </table:table-cell>
          <table:table-cell table:style-name="ce2" office:value-type="string" calcext:value-type="string">
            <text:p>Praha 12</text:p>
          </table:table-cell>
          <table:table-cell table:style-name="ce2" office:value-type="string" calcext:value-type="string">
            <text:p>Modřany</text:p>
          </table:table-cell>
          <table:table-cell table:style-name="ce5" office:value-type="string" calcext:value-type="string">
            <text:p>BENEŠ JIŘÍ</text:p>
          </table:table-cell>
          <table:table-cell table:style-name="ce2" office:value-type="string" calcext:value-type="string">
            <text:p>sklad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1.2" calcext:value-type="float">
            <text:p>11,2</text:p>
          </table:table-cell>
          <table:table-cell table:style-name="ce2" office:value-type="string" calcext:value-type="string">
            <text:p>neurčitá</text:p>
          </table:table-cell>
          <table:table-cell table:number-columns-repeated="1011"/>
        </table:table-row>
        <table:table-row table:style-name="ro2" table:number-rows-repeated="104749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Nebytové_prostory_2014_10_02_Bá.$A$1" table:cell-range-address="$Nebytové_prostory_2014_10_02_Bá.$P$1:.$P$1085"/>
        </table:named-expressions>
      </table:table>
      <table:named-expressions>
        <table:named-range table:name="Nebytové_prostory_2014_10_02_Bárta" table:base-cell-address="$Nebytové_prostory_2014_10_02_Bá.$A$1" table:cell-range-address="$Nebytové_prostory_2014_10_02_Bá.$A$1:.$P$1085"/>
      </table:named-expressions>
      <table:database-ranges>
        <table:database-range table:name="__Anonymous_Sheet_DB__0" table:target-range-address="Nebytové_prostory_2014_10_02_Bá.P1:Nebytové_prostory_2014_10_02_Bá.P10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č</number:text>
    </number:number-style>
    <number:number-style style:name="N106">
      <number:text>-</number:text>
      <number:number number:decimal-places="0" number:min-integer-digits="1" number:grouping="true"/>
      <number:text> Kč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č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č</number:text>
    </number:number-style>
    <number:number-style style:name="N108">
      <number:text>-</number:text>
      <number:number number:decimal-places="2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14P2" style:volatile="true">
      <loext:text> </loext:text>
      <loext:fill-character> </loext:fill-character>
      <number:text>- 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15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15P2" style:volatile="true">
      <loext:text> </loext:text>
      <loext:fill-character> </loext:fill-character>
      <number:text>- Kč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17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17P2" style:volatile="true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MS Sans Serif" fo:font-family="'MS Sans Serif'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Nebytové_5f_prostory_5f_2014_5f_10_5f_02_5f_Bá" style:display-name="PageStyle_Nebytové_prostory_2014_10_02_Bá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Zdeněk Bárta</dc:creator>
    <dc:date>2014-10-02T10:16:47</dc:date>
    <meta:document-statistic meta:table-count="1" meta:cell-count="14368" meta:object-count="0"/>
    <meta:generator>LibreOffice/4.4.2.2$Windows_x86 LibreOffice_project/c4c7d32d0d49397cad38d62472b0bc8acff48dd6</meta:generator>
  </office:meta>
</office:document-meta>
</file>